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07in"/>
    </style:style>
    <style:style style:name="co2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3492in"/>
    </style:style>
    <style:style style:name="co8" style:family="table-column">
      <style:table-column-properties fo:break-before="auto" style:column-width="0.3382in"/>
    </style:style>
    <style:style style:name="co9" style:family="table-column">
      <style:table-column-properties fo:break-before="auto" style:column-width="0.3055in"/>
    </style:style>
    <style:style style:name="co10" style:family="table-column">
      <style:table-column-properties fo:break-before="auto" style:column-width="0.852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4256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4583in"/>
    </style:style>
    <style:style style:name="co15" style:family="table-column">
      <style:table-column-properties fo:break-before="auto" style:column-width="0.5244in"/>
    </style:style>
    <style:style style:name="co16" style:family="table-column">
      <style:table-column-properties fo:break-before="auto" style:column-width="0.502in"/>
    </style:style>
    <style:style style:name="co17" style:family="table-column">
      <style:table-column-properties fo:break-before="auto" style:column-width="0.436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138in solid #000000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2">
      <style:table-cell-properties fo:background-color="#ff3333" fo:border="0.0138in solid #000000"/>
      <style:text-properties style:use-window-font-color="true"/>
    </style:style>
    <style:style style:name="ce4" style:family="table-cell" style:parent-style-name="Default" style:data-style-name="N2">
      <style:table-cell-properties fo:border="0.0138in solid #000000"/>
      <style:text-properties style:use-window-font-color="true"/>
    </style:style>
    <style:style style:name="ce5" style:family="table-cell" style:parent-style-name="Default" style:data-style-name="N118">
      <style:table-cell-properties fo:border="0.0138in solid #000000"/>
      <style:text-properties style:use-window-font-color="true"/>
    </style:style>
    <style:style style:name="ce6" style:family="table-cell" style:parent-style-name="Default" style:data-style-name="N1">
      <style:table-cell-properties fo:background-color="#ff3333" fo:border="0.0138in solid #000000"/>
      <style:text-properties style:use-window-font-color="true"/>
    </style:style>
    <style:style style:name="ce7" style:family="table-cell" style:parent-style-name="Default" style:data-style-name="N1">
      <style:table-cell-properties fo:border="0.0138in solid #000000"/>
      <style:text-properties style:use-window-font-color="true"/>
    </style:style>
    <style:style style:name="ce8" style:family="table-cell" style:parent-style-name="Default" style:data-style-name="N118">
      <style:table-cell-properties fo:background-color="#ff3333" fo:border="0.0138in solid #000000"/>
      <style:text-properties style:use-window-font-color="true"/>
    </style:style>
  </office:automatic-styles>
  <office:body>
    <office:spreadsheet>
      <table:table table:name="XError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Broyden QR</text:p>
          </table:table-cell>
          <table:table-cell office:value-type="string">
            <text:p>LMBroyden</text:p>
          </table:table-cell>
          <table:table-cell office:value-type="string">
            <text:p>BroydenLevy</text:p>
          </table:table-cell>
          <table:table-cell office:value-type="string">
            <text:p>Opt</text:p>
          </table:table-cell>
          <table:table-cell office:value-type="string">
            <text:p>Hybrid</text:p>
          </table:table-cell>
        </table:table-row>
        <table:table-row table:style-name="ro2">
          <table:table-cell office:value-type="string">
            <text:p>ExtendedRosenbrock2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3.6201360190401">
            <text:p>-13.620136019</text:p>
          </table:table-cell>
          <table:table-cell office:value-type="float" office:value="-13.3794019252633">
            <text:p>-13.3794019253</text:p>
          </table:table-cell>
        </table:table-row>
        <table:table-row table:style-name="ro2">
          <table:table-cell office:value-type="string">
            <text:p>ExtendedPowellSingular4</text:p>
          </table:table-cell>
          <table:table-cell office:value-type="float" office:value="-13.2952430511306">
            <text:p>-13.2952430511</text:p>
          </table:table-cell>
          <table:table-cell office:value-type="float" office:value="-7.79516615260717">
            <text:p>-7.7951661526</text:p>
          </table:table-cell>
          <table:table-cell office:value-type="float" office:value="-14.0016494549767">
            <text:p>-14.001649455</text:p>
          </table:table-cell>
          <table:table-cell office:value-type="float" office:value="-7.01518550294694">
            <text:p>-7.0151855029</text:p>
          </table:table-cell>
          <table:table-cell office:value-type="float" office:value="-13.4314794532931">
            <text:p>-13.4314794533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-0.212769048666945">
            <text:p>-0.2127690487</text:p>
          </table:table-cell>
          <table:table-cell office:value-type="float" office:value="0.798179868358115">
            <text:p>0.7981798684</text:p>
          </table:table-cell>
          <table:table-cell office:value-type="float" office:value="-0.212769048666945">
            <text:p>-0.2127690487</text:p>
          </table:table-cell>
          <table:table-cell office:value-type="float" office:value="-0.212769048666954">
            <text:p>-0.2127690487</text:p>
          </table:table-cell>
          <table:table-cell office:value-type="float" office:value="-0.212769048666931">
            <text:p>-0.2127690487</text:p>
          </table:table-cell>
        </table:table-row>
        <table:table-row table:style-name="ro2">
          <table:table-cell office:value-type="string">
            <text:p>MultiArctan2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4.1591176773104">
            <text:p>-14.1591176773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HelicalValley</text:p>
          </table:table-cell>
          <table:table-cell office:value-type="float" office:value="-13.9289555591985">
            <text:p>-13.9289555592</text:p>
          </table:table-cell>
          <table:table-cell office:value-type="float" office:value="0.301029995663981">
            <text:p>0.3010299957</text:p>
          </table:table-cell>
          <table:table-cell office:value-type="float" office:value="-15.653559774527">
            <text:p>-15.6535597745</text:p>
          </table:table-cell>
          <table:table-cell office:value-type="float" office:value="-14.6993172650877">
            <text:p>-14.6993172651</text:p>
          </table:table-cell>
          <table:table-cell office:value-type="float" office:value="-13.953573089298">
            <text:p>-13.9535730893</text:p>
          </table:table-cell>
        </table:table-row>
        <table:table-row table:style-name="ro2">
          <table:table-cell office:value-type="string">
            <text:p>LinearFFullRank2</text:p>
          </table:table-cell>
          <table:table-cell table:number-columns-repeated="4" office:value-type="float" office:value="-15.653559774527">
            <text:p>-15.6535597745</text:p>
          </table:table-cell>
          <table:table-cell office:value-type="float" office:value="-14.7241408488127">
            <text:p>-14.7241408488</text:p>
          </table:table-cell>
        </table:table-row>
        <table:table-row table:style-name="ro2">
          <table:table-cell office:value-type="string">
            <text:p>Wood</text:p>
          </table:table-cell>
          <table:table-cell office:value-type="float" office:value="0.310467846739796">
            <text:p>0.3104678467</text:p>
          </table:table-cell>
          <table:table-cell office:value-type="float" office:value="-3.95573663065874">
            <text:p>-3.9557366307</text:p>
          </table:table-cell>
          <table:table-cell office:value-type="float" office:value="-13.3460637366138">
            <text:p>-13.3460637366</text:p>
          </table:table-cell>
          <table:table-cell office:value-type="float" office:value="-8.91114877605988">
            <text:p>-8.9111487761</text:p>
          </table:table-cell>
          <table:table-cell office:value-type="float" office:value="-12.9714146981532">
            <text:p>-12.9714146982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2.00064970112119">
            <text:p>2.0006497011</text:p>
          </table:table-cell>
          <table:table-cell office:value-type="float" office:value="1.65410809733912">
            <text:p>1.6541080973</text:p>
          </table:table-cell>
          <table:table-cell office:value-type="float" office:value="1.69711194178479">
            <text:p>1.6971119418</text:p>
          </table:table-cell>
          <table:table-cell office:value-type="float" office:value="-8.30292106694295">
            <text:p>-8.3029210669</text:p>
          </table:table-cell>
          <table:table-cell office:value-type="float" office:value="1.69711194178479">
            <text:p>1.6971119418</text:p>
          </table:table-cell>
        </table:table-row>
        <table:table-row table:style-name="ro2">
          <table:table-cell office:value-type="string">
            <text:p>BiggsExp6</text:p>
          </table:table-cell>
          <table:table-cell office:value-type="float" office:value="0.877725802803783">
            <text:p>0.8777258028</text:p>
          </table:table-cell>
          <table:table-cell office:value-type="float" office:value="0.934776874021945">
            <text:p>0.934776874</text:p>
          </table:table-cell>
          <table:table-cell office:value-type="float" office:value="0.477121254719666">
            <text:p>0.4771212547</text:p>
          </table:table-cell>
          <table:table-cell office:value-type="float" office:value="1.71622892120037">
            <text:p>1.7162289212</text:p>
          </table:table-cell>
          <table:table-cell office:value-type="float" office:value="0.503507469311422">
            <text:p>0.5035074693</text:p>
          </table:table-cell>
        </table:table-row>
        <table:table-row table:style-name="ro2">
          <table:table-cell office:value-type="string">
            <text:p>ExtendedRosenbrock10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2.9358892715248">
            <text:p>-12.9358892715</text:p>
          </table:table-cell>
          <table:table-cell office:value-type="float" office:value="-14.4494397918711">
            <text:p>-14.4494397919</text:p>
          </table:table-cell>
        </table:table-row>
        <table:table-row table:style-name="ro2">
          <table:table-cell office:value-type="string">
            <text:p>ExtendedPowellSingular12</text:p>
          </table:table-cell>
          <table:table-cell office:value-type="float" office:value="-13.2947723400701">
            <text:p>-13.2947723401</text:p>
          </table:table-cell>
          <table:table-cell office:value-type="float" office:value="-8.8097863346048">
            <text:p>-8.8097863346</text:p>
          </table:table-cell>
          <table:table-cell office:value-type="float" office:value="-13.6468507328169">
            <text:p>-13.6468507328</text:p>
          </table:table-cell>
          <table:table-cell office:value-type="float" office:value="-5.04110122315285">
            <text:p>-5.0411012232</text:p>
          </table:table-cell>
          <table:table-cell office:value-type="float" office:value="-13.4129615241743">
            <text:p>-13.4129615242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-0.729561078530588">
            <text:p>-0.7295610785</text:p>
          </table:table-cell>
          <table:table-cell office:value-type="float" office:value="-1">
            <text:p>-1</text:p>
          </table:table-cell>
          <table:table-cell office:value-type="float" office:value="-15.653559774527">
            <text:p>-15.6535597745</text:p>
          </table:table-cell>
          <table:table-cell office:value-type="float" office:value="0.799485328968001">
            <text:p>0.799485329</text:p>
          </table:table-cell>
          <table:table-cell office:value-type="float" office:value="-0.552787365344225">
            <text:p>-0.5527873653</text:p>
          </table:table-cell>
        </table:table-row>
        <table:table-row table:style-name="ro2">
          <table:table-cell office:value-type="string">
            <text:p>MultiArctan10</text:p>
          </table:table-cell>
          <table:table-cell table:number-columns-repeated="4" office:value-type="float" office:value="-15.653559774527">
            <text:p>-15.6535597745</text:p>
          </table:table-cell>
          <table:table-cell office:value-type="float" office:value="-14.5920817329573">
            <text:p>-14.592081733</text:p>
          </table:table-cell>
        </table:table-row>
        <table:table-row table:style-name="ro2">
          <table:table-cell office:value-type="string">
            <text:p>LinearFFullRank10</text:p>
          </table:table-cell>
          <table:table-cell table:number-columns-repeated="4" office:value-type="float" office:value="-15.653559774527">
            <text:p>-15.6535597745</text:p>
          </table:table-cell>
          <table:table-cell office:value-type="float" office:value="-14.255619765855">
            <text:p>-14.2556197659</text:p>
          </table:table-cell>
        </table:table-row>
        <table:table-row table:style-name="ro2">
          <table:table-cell office:value-type="string">
            <text:p>ExtendedRosenbrock100</text:p>
          </table:table-cell>
          <table:table-cell office:value-type="float" office:value="-15.352529778863">
            <text:p>-15.3525297789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7.21644819270456">
            <text:p>-7.2164481927</text:p>
          </table:table-cell>
          <table:table-cell office:value-type="float" office:value="-15.0514997831991">
            <text:p>-15.0514997832</text:p>
          </table:table-cell>
        </table:table-row>
        <table:table-row table:style-name="ro2">
          <table:table-cell office:value-type="string">
            <text:p>ExtendedPowellSingular100</text:p>
          </table:table-cell>
          <table:table-cell office:value-type="float" office:value="-13.2936260687252">
            <text:p>-13.2936260687</text:p>
          </table:table-cell>
          <table:table-cell office:value-type="float" office:value="-7.68185761497617">
            <text:p>-7.681857615</text:p>
          </table:table-cell>
          <table:table-cell office:value-type="float" office:value="-14.1362985807165">
            <text:p>-14.1362985807</text:p>
          </table:table-cell>
          <table:table-cell office:value-type="float" office:value="-2.44205996536159">
            <text:p>-2.4420599654</text:p>
          </table:table-cell>
          <table:table-cell office:value-type="float" office:value="-13.4143769276534">
            <text:p>-13.4143769277</text:p>
          </table:table-cell>
        </table:table-row>
        <table:table-row table:style-name="ro2">
          <table:table-cell office:value-type="string">
            <text:p>Trig100</text:p>
          </table:table-cell>
          <table:table-cell office:value-type="float" office:value="-1.67058983240706">
            <text:p>-1.6705898324</text:p>
          </table:table-cell>
          <table:table-cell office:value-type="float" office:value="-2">
            <text:p>-2</text:p>
          </table:table-cell>
          <table:table-cell office:value-type="float" office:value="-14.2329982537079">
            <text:p>-14.2329982537</text:p>
          </table:table-cell>
          <table:table-cell office:value-type="float" office:value="5.64695380458598">
            <text:p>5.6469538046</text:p>
          </table:table-cell>
          <table:table-cell office:value-type="float" office:value="4.85298441729001">
            <text:p>4.8529844173</text:p>
          </table:table-cell>
        </table:table-row>
        <table:table-row table:style-name="ro2">
          <table:table-cell office:value-type="string">
            <text:p>MultiArctan100</text:p>
          </table:table-cell>
          <table:table-cell office:value-type="float" office:value="-14.6351903979019">
            <text:p>-14.6351903979</text:p>
          </table:table-cell>
          <table:table-cell office:value-type="float" office:value="0.930891613218803">
            <text:p>0.9308916132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LinearFFullRank100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4.3013772564157">
            <text:p>-14.3013772564</text:p>
          </table:table-cell>
          <table:table-cell office:value-type="float" office:value="-15.352529778863">
            <text:p>-15.352529778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-15.653559774527">
            <text:p>-15.6535597745</text:p>
          </table:table-cell>
          <table:table-cell table:formula="of:=VALUE(TRIM(INDIRECT(ADDRESS(2;3;4))))" office:value-type="float" office:value="-15.653559774527">
            <text:p>-15.6535597745</text:p>
          </table:table-cell>
          <table:table-cell table:formula="of:=VALUE(TRIM(INDIRECT(ADDRESS(2;4;4))))" office:value-type="float" office:value="-15.653559774527">
            <text:p>-15.6535597745</text:p>
          </table:table-cell>
          <table:table-cell table:formula="of:=VALUE(TRIM(INDIRECT(ADDRESS(2;5;4))))" office:value-type="float" office:value="-13.6201360190401">
            <text:p>-13.620136019</text:p>
          </table:table-cell>
          <table:table-cell table:formula="of:=VALUE(TRIM(INDIRECT(ADDRESS(2;6;4))))" office:value-type="float" office:value="-13.3794019252633">
            <text:p>-13.3794019253</text:p>
          </table:table-cell>
        </table:table-row>
        <table:table-row table:style-name="ro2">
          <table:table-cell/>
          <table:table-cell table:formula="of:=VALUE(TRIM(INDIRECT(ADDRESS(3;2;4))))" office:value-type="float" office:value="-13.2952430511306">
            <text:p>-13.2952430511</text:p>
          </table:table-cell>
          <table:table-cell table:formula="of:=VALUE(TRIM(INDIRECT(ADDRESS(3;3;4))))" office:value-type="float" office:value="-7.79516615260717">
            <text:p>-7.7951661526</text:p>
          </table:table-cell>
          <table:table-cell table:formula="of:=VALUE(TRIM(INDIRECT(ADDRESS(3;4;4))))" office:value-type="float" office:value="-14.0016494549767">
            <text:p>-14.001649455</text:p>
          </table:table-cell>
          <table:table-cell table:formula="of:=VALUE(TRIM(INDIRECT(ADDRESS(3;5;4))))" office:value-type="float" office:value="-7.01518550294694">
            <text:p>-7.0151855029</text:p>
          </table:table-cell>
          <table:table-cell table:formula="of:=VALUE(TRIM(INDIRECT(ADDRESS(3;6;4))))" office:value-type="float" office:value="-13.4314794532931">
            <text:p>-13.4314794533</text:p>
          </table:table-cell>
        </table:table-row>
        <table:table-row table:style-name="ro2">
          <table:table-cell/>
          <table:table-cell table:formula="of:=VALUE(TRIM(INDIRECT(ADDRESS(4;2;4))))" office:value-type="float" office:value="-0.212769048666945">
            <text:p>-0.2127690487</text:p>
          </table:table-cell>
          <table:table-cell table:formula="of:=VALUE(TRIM(INDIRECT(ADDRESS(4;3;4))))" office:value-type="float" office:value="0.798179868358115">
            <text:p>0.7981798684</text:p>
          </table:table-cell>
          <table:table-cell table:formula="of:=VALUE(TRIM(INDIRECT(ADDRESS(4;4;4))))" office:value-type="float" office:value="-0.212769048666945">
            <text:p>-0.2127690487</text:p>
          </table:table-cell>
          <table:table-cell table:formula="of:=VALUE(TRIM(INDIRECT(ADDRESS(4;5;4))))" office:value-type="float" office:value="-0.212769048666954">
            <text:p>-0.2127690487</text:p>
          </table:table-cell>
          <table:table-cell table:formula="of:=VALUE(TRIM(INDIRECT(ADDRESS(4;6;4))))" office:value-type="float" office:value="-0.212769048666931">
            <text:p>-0.2127690487</text:p>
          </table:table-cell>
        </table:table-row>
        <table:table-row table:style-name="ro2">
          <table:table-cell/>
          <table:table-cell table:formula="of:=VALUE(TRIM(INDIRECT(ADDRESS(5;2;4))))" office:value-type="float" office:value="-15.653559774527">
            <text:p>-15.6535597745</text:p>
          </table:table-cell>
          <table:table-cell table:formula="of:=VALUE(TRIM(INDIRECT(ADDRESS(5;3;4))))" office:value-type="float" office:value="-15.653559774527">
            <text:p>-15.6535597745</text:p>
          </table:table-cell>
          <table:table-cell table:formula="of:=VALUE(TRIM(INDIRECT(ADDRESS(5;4;4))))" office:value-type="float" office:value="-15.653559774527">
            <text:p>-15.6535597745</text:p>
          </table:table-cell>
          <table:table-cell table:formula="of:=VALUE(TRIM(INDIRECT(ADDRESS(5;5;4))))" office:value-type="float" office:value="-14.1591176773104">
            <text:p>-14.1591176773</text:p>
          </table:table-cell>
          <table:table-cell table:formula="of:=VALUE(TRIM(INDIRECT(ADDRESS(5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6;2;4))))" office:value-type="float" office:value="-13.9289555591985">
            <text:p>-13.9289555592</text:p>
          </table:table-cell>
          <table:table-cell table:formula="of:=VALUE(TRIM(INDIRECT(ADDRESS(6;3;4))))" office:value-type="float" office:value="0.301029995663981">
            <text:p>0.3010299957</text:p>
          </table:table-cell>
          <table:table-cell table:formula="of:=VALUE(TRIM(INDIRECT(ADDRESS(6;4;4))))" office:value-type="float" office:value="-15.653559774527">
            <text:p>-15.6535597745</text:p>
          </table:table-cell>
          <table:table-cell table:formula="of:=VALUE(TRIM(INDIRECT(ADDRESS(6;5;4))))" office:value-type="float" office:value="-14.6993172650877">
            <text:p>-14.6993172651</text:p>
          </table:table-cell>
          <table:table-cell table:formula="of:=VALUE(TRIM(INDIRECT(ADDRESS(6;6;4))))" office:value-type="float" office:value="-13.953573089298">
            <text:p>-13.9535730893</text:p>
          </table:table-cell>
        </table:table-row>
        <table:table-row table:style-name="ro2">
          <table:table-cell/>
          <table:table-cell table:formula="of:=VALUE(TRIM(INDIRECT(ADDRESS(7;2;4))))" office:value-type="float" office:value="-15.653559774527">
            <text:p>-15.6535597745</text:p>
          </table:table-cell>
          <table:table-cell table:formula="of:=VALUE(TRIM(INDIRECT(ADDRESS(7;3;4))))" office:value-type="float" office:value="-15.653559774527">
            <text:p>-15.6535597745</text:p>
          </table:table-cell>
          <table:table-cell table:formula="of:=VALUE(TRIM(INDIRECT(ADDRESS(7;4;4))))" office:value-type="float" office:value="-15.653559774527">
            <text:p>-15.6535597745</text:p>
          </table:table-cell>
          <table:table-cell table:formula="of:=VALUE(TRIM(INDIRECT(ADDRESS(7;5;4))))" office:value-type="float" office:value="-15.653559774527">
            <text:p>-15.6535597745</text:p>
          </table:table-cell>
          <table:table-cell table:formula="of:=VALUE(TRIM(INDIRECT(ADDRESS(7;6;4))))" office:value-type="float" office:value="-14.7241408488127">
            <text:p>-14.7241408488</text:p>
          </table:table-cell>
        </table:table-row>
        <table:table-row table:style-name="ro2">
          <table:table-cell/>
          <table:table-cell table:formula="of:=VALUE(TRIM(INDIRECT(ADDRESS(8;2;4))))" office:value-type="float" office:value="0.310467846739796">
            <text:p>0.3104678467</text:p>
          </table:table-cell>
          <table:table-cell table:formula="of:=VALUE(TRIM(INDIRECT(ADDRESS(8;3;4))))" office:value-type="float" office:value="-3.95573663065874">
            <text:p>-3.9557366307</text:p>
          </table:table-cell>
          <table:table-cell table:formula="of:=VALUE(TRIM(INDIRECT(ADDRESS(8;4;4))))" office:value-type="float" office:value="-13.3460637366138">
            <text:p>-13.3460637366</text:p>
          </table:table-cell>
          <table:table-cell table:formula="of:=VALUE(TRIM(INDIRECT(ADDRESS(8;5;4))))" office:value-type="float" office:value="-8.91114877605988">
            <text:p>-8.9111487761</text:p>
          </table:table-cell>
          <table:table-cell table:formula="of:=VALUE(TRIM(INDIRECT(ADDRESS(8;6;4))))" office:value-type="float" office:value="-12.9714146981532">
            <text:p>-12.9714146982</text:p>
          </table:table-cell>
        </table:table-row>
        <table:table-row table:style-name="ro2">
          <table:table-cell/>
          <table:table-cell table:formula="of:=VALUE(TRIM(INDIRECT(ADDRESS(9;2;4))))" office:value-type="float" office:value="2.00064970112119">
            <text:p>2.0006497011</text:p>
          </table:table-cell>
          <table:table-cell table:formula="of:=VALUE(TRIM(INDIRECT(ADDRESS(9;3;4))))" office:value-type="float" office:value="1.65410809733912">
            <text:p>1.6541080973</text:p>
          </table:table-cell>
          <table:table-cell table:formula="of:=VALUE(TRIM(INDIRECT(ADDRESS(9;4;4))))" office:value-type="float" office:value="1.69711194178479">
            <text:p>1.6971119418</text:p>
          </table:table-cell>
          <table:table-cell table:formula="of:=VALUE(TRIM(INDIRECT(ADDRESS(9;5;4))))" office:value-type="float" office:value="-8.30292106694295">
            <text:p>-8.3029210669</text:p>
          </table:table-cell>
          <table:table-cell table:formula="of:=VALUE(TRIM(INDIRECT(ADDRESS(9;6;4))))" office:value-type="float" office:value="1.69711194178479">
            <text:p>1.6971119418</text:p>
          </table:table-cell>
        </table:table-row>
        <table:table-row table:style-name="ro2">
          <table:table-cell/>
          <table:table-cell table:formula="of:=VALUE(TRIM(INDIRECT(ADDRESS(10;2;4))))" office:value-type="float" office:value="0.877725802803783">
            <text:p>0.8777258028</text:p>
          </table:table-cell>
          <table:table-cell table:formula="of:=VALUE(TRIM(INDIRECT(ADDRESS(10;3;4))))" office:value-type="float" office:value="0.934776874021945">
            <text:p>0.934776874</text:p>
          </table:table-cell>
          <table:table-cell table:formula="of:=VALUE(TRIM(INDIRECT(ADDRESS(10;4;4))))" office:value-type="float" office:value="0.477121254719666">
            <text:p>0.4771212547</text:p>
          </table:table-cell>
          <table:table-cell table:formula="of:=VALUE(TRIM(INDIRECT(ADDRESS(10;5;4))))" office:value-type="float" office:value="1.71622892120037">
            <text:p>1.7162289212</text:p>
          </table:table-cell>
          <table:table-cell table:formula="of:=VALUE(TRIM(INDIRECT(ADDRESS(10;6;4))))" office:value-type="float" office:value="0.503507469311422">
            <text:p>0.5035074693</text:p>
          </table:table-cell>
        </table:table-row>
        <table:table-row table:style-name="ro2">
          <table:table-cell/>
          <table:table-cell table:formula="of:=VALUE(TRIM(INDIRECT(ADDRESS(11;2;4))))" office:value-type="float" office:value="-15.653559774527">
            <text:p>-15.6535597745</text:p>
          </table:table-cell>
          <table:table-cell table:formula="of:=VALUE(TRIM(INDIRECT(ADDRESS(11;3;4))))" office:value-type="float" office:value="-15.653559774527">
            <text:p>-15.6535597745</text:p>
          </table:table-cell>
          <table:table-cell table:formula="of:=VALUE(TRIM(INDIRECT(ADDRESS(11;4;4))))" office:value-type="float" office:value="-15.653559774527">
            <text:p>-15.6535597745</text:p>
          </table:table-cell>
          <table:table-cell table:formula="of:=VALUE(TRIM(INDIRECT(ADDRESS(11;5;4))))" office:value-type="float" office:value="-12.9358892715248">
            <text:p>-12.9358892715</text:p>
          </table:table-cell>
          <table:table-cell table:formula="of:=VALUE(TRIM(INDIRECT(ADDRESS(11;6;4))))" office:value-type="float" office:value="-14.4494397918711">
            <text:p>-14.4494397919</text:p>
          </table:table-cell>
        </table:table-row>
        <table:table-row table:style-name="ro2">
          <table:table-cell/>
          <table:table-cell table:formula="of:=VALUE(TRIM(INDIRECT(ADDRESS(12;2;4))))" office:value-type="float" office:value="-13.2947723400701">
            <text:p>-13.2947723401</text:p>
          </table:table-cell>
          <table:table-cell table:formula="of:=VALUE(TRIM(INDIRECT(ADDRESS(12;3;4))))" office:value-type="float" office:value="-8.8097863346048">
            <text:p>-8.8097863346</text:p>
          </table:table-cell>
          <table:table-cell table:formula="of:=VALUE(TRIM(INDIRECT(ADDRESS(12;4;4))))" office:value-type="float" office:value="-13.6468507328169">
            <text:p>-13.6468507328</text:p>
          </table:table-cell>
          <table:table-cell table:formula="of:=VALUE(TRIM(INDIRECT(ADDRESS(12;5;4))))" office:value-type="float" office:value="-5.04110122315285">
            <text:p>-5.0411012232</text:p>
          </table:table-cell>
          <table:table-cell table:formula="of:=VALUE(TRIM(INDIRECT(ADDRESS(12;6;4))))" office:value-type="float" office:value="-13.4129615241743">
            <text:p>-13.4129615242</text:p>
          </table:table-cell>
        </table:table-row>
        <table:table-row table:style-name="ro2">
          <table:table-cell/>
          <table:table-cell table:formula="of:=VALUE(TRIM(INDIRECT(ADDRESS(13;2;4))))" office:value-type="float" office:value="-0.729561078530588">
            <text:p>-0.7295610785</text:p>
          </table:table-cell>
          <table:table-cell table:formula="of:=VALUE(TRIM(INDIRECT(ADDRESS(13;3;4))))" office:value-type="float" office:value="-1">
            <text:p>-1</text:p>
          </table:table-cell>
          <table:table-cell table:formula="of:=VALUE(TRIM(INDIRECT(ADDRESS(13;4;4))))" office:value-type="float" office:value="-15.653559774527">
            <text:p>-15.6535597745</text:p>
          </table:table-cell>
          <table:table-cell table:formula="of:=VALUE(TRIM(INDIRECT(ADDRESS(13;5;4))))" office:value-type="float" office:value="0.799485328968001">
            <text:p>0.799485329</text:p>
          </table:table-cell>
          <table:table-cell table:formula="of:=VALUE(TRIM(INDIRECT(ADDRESS(13;6;4))))" office:value-type="float" office:value="-0.552787365344225">
            <text:p>-0.5527873653</text:p>
          </table:table-cell>
        </table:table-row>
        <table:table-row table:style-name="ro2">
          <table:table-cell/>
          <table:table-cell table:formula="of:=VALUE(TRIM(INDIRECT(ADDRESS(14;2;4))))" office:value-type="float" office:value="-15.653559774527">
            <text:p>-15.6535597745</text:p>
          </table:table-cell>
          <table:table-cell table:formula="of:=VALUE(TRIM(INDIRECT(ADDRESS(14;3;4))))" office:value-type="float" office:value="-15.653559774527">
            <text:p>-15.6535597745</text:p>
          </table:table-cell>
          <table:table-cell table:formula="of:=VALUE(TRIM(INDIRECT(ADDRESS(14;4;4))))" office:value-type="float" office:value="-15.653559774527">
            <text:p>-15.6535597745</text:p>
          </table:table-cell>
          <table:table-cell table:formula="of:=VALUE(TRIM(INDIRECT(ADDRESS(14;5;4))))" office:value-type="float" office:value="-15.653559774527">
            <text:p>-15.6535597745</text:p>
          </table:table-cell>
          <table:table-cell table:formula="of:=VALUE(TRIM(INDIRECT(ADDRESS(14;6;4))))" office:value-type="float" office:value="-14.5920817329573">
            <text:p>-14.592081733</text:p>
          </table:table-cell>
        </table:table-row>
        <table:table-row table:style-name="ro2">
          <table:table-cell/>
          <table:table-cell table:formula="of:=VALUE(TRIM(INDIRECT(ADDRESS(15;2;4))))" office:value-type="float" office:value="-15.653559774527">
            <text:p>-15.6535597745</text:p>
          </table:table-cell>
          <table:table-cell table:formula="of:=VALUE(TRIM(INDIRECT(ADDRESS(15;3;4))))" office:value-type="float" office:value="-15.653559774527">
            <text:p>-15.6535597745</text:p>
          </table:table-cell>
          <table:table-cell table:formula="of:=VALUE(TRIM(INDIRECT(ADDRESS(15;4;4))))" office:value-type="float" office:value="-15.653559774527">
            <text:p>-15.6535597745</text:p>
          </table:table-cell>
          <table:table-cell table:formula="of:=VALUE(TRIM(INDIRECT(ADDRESS(15;5;4))))" office:value-type="float" office:value="-15.653559774527">
            <text:p>-15.6535597745</text:p>
          </table:table-cell>
          <table:table-cell table:formula="of:=VALUE(TRIM(INDIRECT(ADDRESS(15;6;4))))" office:value-type="float" office:value="-14.255619765855">
            <text:p>-14.2556197659</text:p>
          </table:table-cell>
        </table:table-row>
        <table:table-row table:style-name="ro2">
          <table:table-cell/>
          <table:table-cell table:formula="of:=VALUE(TRIM(INDIRECT(ADDRESS(16;2;4))))" office:value-type="float" office:value="-15.352529778863">
            <text:p>-15.3525297789</text:p>
          </table:table-cell>
          <table:table-cell table:formula="of:=VALUE(TRIM(INDIRECT(ADDRESS(16;3;4))))" office:value-type="float" office:value="-15.653559774527">
            <text:p>-15.6535597745</text:p>
          </table:table-cell>
          <table:table-cell table:formula="of:=VALUE(TRIM(INDIRECT(ADDRESS(16;4;4))))" office:value-type="float" office:value="-15.653559774527">
            <text:p>-15.6535597745</text:p>
          </table:table-cell>
          <table:table-cell table:formula="of:=VALUE(TRIM(INDIRECT(ADDRESS(16;5;4))))" office:value-type="float" office:value="-7.21644819270456">
            <text:p>-7.2164481927</text:p>
          </table:table-cell>
          <table:table-cell table:formula="of:=VALUE(TRIM(INDIRECT(ADDRESS(16;6;4))))" office:value-type="float" office:value="-15.0514997831991">
            <text:p>-15.0514997832</text:p>
          </table:table-cell>
        </table:table-row>
        <table:table-row table:style-name="ro2">
          <table:table-cell/>
          <table:table-cell table:formula="of:=VALUE(TRIM(INDIRECT(ADDRESS(17;2;4))))" office:value-type="float" office:value="-13.2936260687252">
            <text:p>-13.2936260687</text:p>
          </table:table-cell>
          <table:table-cell table:formula="of:=VALUE(TRIM(INDIRECT(ADDRESS(17;3;4))))" office:value-type="float" office:value="-7.68185761497617">
            <text:p>-7.681857615</text:p>
          </table:table-cell>
          <table:table-cell table:formula="of:=VALUE(TRIM(INDIRECT(ADDRESS(17;4;4))))" office:value-type="float" office:value="-14.1362985807165">
            <text:p>-14.1362985807</text:p>
          </table:table-cell>
          <table:table-cell table:formula="of:=VALUE(TRIM(INDIRECT(ADDRESS(17;5;4))))" office:value-type="float" office:value="-2.44205996536159">
            <text:p>-2.4420599654</text:p>
          </table:table-cell>
          <table:table-cell table:formula="of:=VALUE(TRIM(INDIRECT(ADDRESS(17;6;4))))" office:value-type="float" office:value="-13.4143769276534">
            <text:p>-13.4143769277</text:p>
          </table:table-cell>
        </table:table-row>
        <table:table-row table:style-name="ro2">
          <table:table-cell/>
          <table:table-cell table:formula="of:=VALUE(TRIM(INDIRECT(ADDRESS(18;2;4))))" office:value-type="float" office:value="-1.67058983240706">
            <text:p>-1.6705898324</text:p>
          </table:table-cell>
          <table:table-cell table:formula="of:=VALUE(TRIM(INDIRECT(ADDRESS(18;3;4))))" office:value-type="float" office:value="-2">
            <text:p>-2</text:p>
          </table:table-cell>
          <table:table-cell table:formula="of:=VALUE(TRIM(INDIRECT(ADDRESS(18;4;4))))" office:value-type="float" office:value="-14.2329982537079">
            <text:p>-14.2329982537</text:p>
          </table:table-cell>
          <table:table-cell table:formula="of:=VALUE(TRIM(INDIRECT(ADDRESS(18;5;4))))" office:value-type="float" office:value="5.64695380458598">
            <text:p>5.6469538046</text:p>
          </table:table-cell>
          <table:table-cell table:formula="of:=VALUE(TRIM(INDIRECT(ADDRESS(18;6;4))))" office:value-type="float" office:value="4.85298441729001">
            <text:p>4.8529844173</text:p>
          </table:table-cell>
        </table:table-row>
        <table:table-row table:style-name="ro2">
          <table:table-cell/>
          <table:table-cell table:formula="of:=VALUE(TRIM(INDIRECT(ADDRESS(19;2;4))))" office:value-type="float" office:value="-14.6351903979019">
            <text:p>-14.6351903979</text:p>
          </table:table-cell>
          <table:table-cell table:formula="of:=VALUE(TRIM(INDIRECT(ADDRESS(19;3;4))))" office:value-type="float" office:value="0.930891613218803">
            <text:p>0.9308916132</text:p>
          </table:table-cell>
          <table:table-cell table:formula="of:=VALUE(TRIM(INDIRECT(ADDRESS(19;4;4))))" office:value-type="float" office:value="-15.653559774527">
            <text:p>-15.6535597745</text:p>
          </table:table-cell>
          <table:table-cell table:formula="of:=VALUE(TRIM(INDIRECT(ADDRESS(19;5;4))))" office:value-type="float" office:value="-15.653559774527">
            <text:p>-15.6535597745</text:p>
          </table:table-cell>
          <table:table-cell table:formula="of:=VALUE(TRIM(INDIRECT(ADDRESS(19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0;2;4))))" office:value-type="float" office:value="-15.653559774527">
            <text:p>-15.6535597745</text:p>
          </table:table-cell>
          <table:table-cell table:formula="of:=VALUE(TRIM(INDIRECT(ADDRESS(20;3;4))))" office:value-type="float" office:value="-15.653559774527">
            <text:p>-15.6535597745</text:p>
          </table:table-cell>
          <table:table-cell table:formula="of:=VALUE(TRIM(INDIRECT(ADDRESS(20;4;4))))" office:value-type="float" office:value="-15.653559774527">
            <text:p>-15.6535597745</text:p>
          </table:table-cell>
          <table:table-cell table:formula="of:=VALUE(TRIM(INDIRECT(ADDRESS(20;5;4))))" office:value-type="float" office:value="-14.3013772564157">
            <text:p>-14.3013772564</text:p>
          </table:table-cell>
          <table:table-cell table:formula="of:=VALUE(TRIM(INDIRECT(ADDRESS(20;6;4))))" office:value-type="float" office:value="-15.352529778863">
            <text:p>-15.352529778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22;2;4));INDIRECT(ADDRESS(22;2;4)):INDIRECT(ADDRESS(22;6;4));1)" office:value-type="float" office:value="1">
            <text:p>1</text:p>
          </table:table-cell>
          <table:table-cell table:formula="of:=RANK(INDIRECT(ADDRESS(22;3;4));INDIRECT(ADDRESS(22;2;4)):INDIRECT(ADDRESS(22;6;4));1)" office:value-type="float" office:value="1">
            <text:p>1</text:p>
          </table:table-cell>
          <table:table-cell table:formula="of:=RANK(INDIRECT(ADDRESS(22;4;4));INDIRECT(ADDRESS(22;2;4)):INDIRECT(ADDRESS(22;6;4));1)" office:value-type="float" office:value="1">
            <text:p>1</text:p>
          </table:table-cell>
          <table:table-cell table:formula="of:=RANK(INDIRECT(ADDRESS(22;5;4));INDIRECT(ADDRESS(22;2;4)):INDIRECT(ADDRESS(22;6;4));1)" office:value-type="float" office:value="4">
            <text:p>4</text:p>
          </table:table-cell>
          <table:table-cell table:formula="of:=RANK(INDIRECT(ADDRESS(22;6;4));INDIRECT(ADDRESS(22;2;4)):INDIRECT(ADDRESS(22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3;2;4));INDIRECT(ADDRESS(23;2;4)):INDIRECT(ADDRESS(23;6;4));1)" office:value-type="float" office:value="3">
            <text:p>3</text:p>
          </table:table-cell>
          <table:table-cell table:formula="of:=RANK(INDIRECT(ADDRESS(23;3;4));INDIRECT(ADDRESS(23;2;4)):INDIRECT(ADDRESS(23;6;4));1)" office:value-type="float" office:value="4">
            <text:p>4</text:p>
          </table:table-cell>
          <table:table-cell table:formula="of:=RANK(INDIRECT(ADDRESS(23;4;4));INDIRECT(ADDRESS(23;2;4)):INDIRECT(ADDRESS(23;6;4));1)" office:value-type="float" office:value="1">
            <text:p>1</text:p>
          </table:table-cell>
          <table:table-cell table:formula="of:=RANK(INDIRECT(ADDRESS(23;5;4));INDIRECT(ADDRESS(23;2;4)):INDIRECT(ADDRESS(23;6;4));1)" office:value-type="float" office:value="5">
            <text:p>5</text:p>
          </table:table-cell>
          <table:table-cell table:formula="of:=RANK(INDIRECT(ADDRESS(23;6;4));INDIRECT(ADDRESS(23;2;4)):INDIRECT(ADDRESS(2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4;2;4));INDIRECT(ADDRESS(24;2;4)):INDIRECT(ADDRESS(24;6;4));1)" office:value-type="float" office:value="2">
            <text:p>2</text:p>
          </table:table-cell>
          <table:table-cell table:formula="of:=RANK(INDIRECT(ADDRESS(24;3;4));INDIRECT(ADDRESS(24;2;4)):INDIRECT(ADDRESS(24;6;4));1)" office:value-type="float" office:value="5">
            <text:p>5</text:p>
          </table:table-cell>
          <table:table-cell table:formula="of:=RANK(INDIRECT(ADDRESS(24;4;4));INDIRECT(ADDRESS(24;2;4)):INDIRECT(ADDRESS(24;6;4));1)" office:value-type="float" office:value="2">
            <text:p>2</text:p>
          </table:table-cell>
          <table:table-cell table:formula="of:=RANK(INDIRECT(ADDRESS(24;5;4));INDIRECT(ADDRESS(24;2;4)):INDIRECT(ADDRESS(24;6;4));1)" office:value-type="float" office:value="1">
            <text:p>1</text:p>
          </table:table-cell>
          <table:table-cell table:formula="of:=RANK(INDIRECT(ADDRESS(24;6;4));INDIRECT(ADDRESS(24;2;4)):INDIRECT(ADDRESS(24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5;2;4));INDIRECT(ADDRESS(25;2;4)):INDIRECT(ADDRESS(25;6;4));1)" office:value-type="float" office:value="1">
            <text:p>1</text:p>
          </table:table-cell>
          <table:table-cell table:formula="of:=RANK(INDIRECT(ADDRESS(25;3;4));INDIRECT(ADDRESS(25;2;4)):INDIRECT(ADDRESS(25;6;4));1)" office:value-type="float" office:value="1">
            <text:p>1</text:p>
          </table:table-cell>
          <table:table-cell table:formula="of:=RANK(INDIRECT(ADDRESS(25;4;4));INDIRECT(ADDRESS(25;2;4)):INDIRECT(ADDRESS(25;6;4));1)" office:value-type="float" office:value="1">
            <text:p>1</text:p>
          </table:table-cell>
          <table:table-cell table:formula="of:=RANK(INDIRECT(ADDRESS(25;5;4));INDIRECT(ADDRESS(25;2;4)):INDIRECT(ADDRESS(25;6;4));1)" office:value-type="float" office:value="5">
            <text:p>5</text:p>
          </table:table-cell>
          <table:table-cell table:formula="of:=RANK(INDIRECT(ADDRESS(25;6;4));INDIRECT(ADDRESS(25;2;4)):INDIRECT(ADDRESS(25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6;2;4));INDIRECT(ADDRESS(26;2;4)):INDIRECT(ADDRESS(26;6;4));1)" office:value-type="float" office:value="4">
            <text:p>4</text:p>
          </table:table-cell>
          <table:table-cell table:formula="of:=RANK(INDIRECT(ADDRESS(26;3;4));INDIRECT(ADDRESS(26;2;4)):INDIRECT(ADDRESS(26;6;4));1)" office:value-type="float" office:value="5">
            <text:p>5</text:p>
          </table:table-cell>
          <table:table-cell table:formula="of:=RANK(INDIRECT(ADDRESS(26;4;4));INDIRECT(ADDRESS(26;2;4)):INDIRECT(ADDRESS(26;6;4));1)" office:value-type="float" office:value="1">
            <text:p>1</text:p>
          </table:table-cell>
          <table:table-cell table:formula="of:=RANK(INDIRECT(ADDRESS(26;5;4));INDIRECT(ADDRESS(26;2;4)):INDIRECT(ADDRESS(26;6;4));1)" office:value-type="float" office:value="2">
            <text:p>2</text:p>
          </table:table-cell>
          <table:table-cell table:formula="of:=RANK(INDIRECT(ADDRESS(26;6;4));INDIRECT(ADDRESS(26;2;4)):INDIRECT(ADDRESS(26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7;2;4));INDIRECT(ADDRESS(27;2;4)):INDIRECT(ADDRESS(27;6;4));1)" office:value-type="float" office:value="1">
            <text:p>1</text:p>
          </table:table-cell>
          <table:table-cell table:formula="of:=RANK(INDIRECT(ADDRESS(27;3;4));INDIRECT(ADDRESS(27;2;4)):INDIRECT(ADDRESS(27;6;4));1)" office:value-type="float" office:value="1">
            <text:p>1</text:p>
          </table:table-cell>
          <table:table-cell table:formula="of:=RANK(INDIRECT(ADDRESS(27;4;4));INDIRECT(ADDRESS(27;2;4)):INDIRECT(ADDRESS(27;6;4));1)" office:value-type="float" office:value="1">
            <text:p>1</text:p>
          </table:table-cell>
          <table:table-cell table:formula="of:=RANK(INDIRECT(ADDRESS(27;5;4));INDIRECT(ADDRESS(27;2;4)):INDIRECT(ADDRESS(27;6;4));1)" office:value-type="float" office:value="1">
            <text:p>1</text:p>
          </table:table-cell>
          <table:table-cell table:formula="of:=RANK(INDIRECT(ADDRESS(27;6;4));INDIRECT(ADDRESS(27;2;4)):INDIRECT(ADDRESS(27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8;2;4));INDIRECT(ADDRESS(28;2;4)):INDIRECT(ADDRESS(28;6;4));1)" office:value-type="float" office:value="5">
            <text:p>5</text:p>
          </table:table-cell>
          <table:table-cell table:formula="of:=RANK(INDIRECT(ADDRESS(28;3;4));INDIRECT(ADDRESS(28;2;4)):INDIRECT(ADDRESS(28;6;4));1)" office:value-type="float" office:value="4">
            <text:p>4</text:p>
          </table:table-cell>
          <table:table-cell table:formula="of:=RANK(INDIRECT(ADDRESS(28;4;4));INDIRECT(ADDRESS(28;2;4)):INDIRECT(ADDRESS(28;6;4));1)" office:value-type="float" office:value="1">
            <text:p>1</text:p>
          </table:table-cell>
          <table:table-cell table:formula="of:=RANK(INDIRECT(ADDRESS(28;5;4));INDIRECT(ADDRESS(28;2;4)):INDIRECT(ADDRESS(28;6;4));1)" office:value-type="float" office:value="3">
            <text:p>3</text:p>
          </table:table-cell>
          <table:table-cell table:formula="of:=RANK(INDIRECT(ADDRESS(28;6;4));INDIRECT(ADDRESS(28;2;4)):INDIRECT(ADDRESS(28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9;2;4));INDIRECT(ADDRESS(29;2;4)):INDIRECT(ADDRESS(29;6;4));1)" office:value-type="float" office:value="5">
            <text:p>5</text:p>
          </table:table-cell>
          <table:table-cell table:formula="of:=RANK(INDIRECT(ADDRESS(29;3;4));INDIRECT(ADDRESS(29;2;4)):INDIRECT(ADDRESS(29;6;4));1)" office:value-type="float" office:value="2">
            <text:p>2</text:p>
          </table:table-cell>
          <table:table-cell table:formula="of:=RANK(INDIRECT(ADDRESS(29;4;4));INDIRECT(ADDRESS(29;2;4)):INDIRECT(ADDRESS(29;6;4));1)" office:value-type="float" office:value="3">
            <text:p>3</text:p>
          </table:table-cell>
          <table:table-cell table:formula="of:=RANK(INDIRECT(ADDRESS(29;5;4));INDIRECT(ADDRESS(29;2;4)):INDIRECT(ADDRESS(29;6;4));1)" office:value-type="float" office:value="1">
            <text:p>1</text:p>
          </table:table-cell>
          <table:table-cell table:formula="of:=RANK(INDIRECT(ADDRESS(29;6;4));INDIRECT(ADDRESS(29;2;4)):INDIRECT(ADDRESS(29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0;2;4));INDIRECT(ADDRESS(30;2;4)):INDIRECT(ADDRESS(30;6;4));1)" office:value-type="float" office:value="3">
            <text:p>3</text:p>
          </table:table-cell>
          <table:table-cell table:formula="of:=RANK(INDIRECT(ADDRESS(30;3;4));INDIRECT(ADDRESS(30;2;4)):INDIRECT(ADDRESS(30;6;4));1)" office:value-type="float" office:value="4">
            <text:p>4</text:p>
          </table:table-cell>
          <table:table-cell table:formula="of:=RANK(INDIRECT(ADDRESS(30;4;4));INDIRECT(ADDRESS(30;2;4)):INDIRECT(ADDRESS(30;6;4));1)" office:value-type="float" office:value="1">
            <text:p>1</text:p>
          </table:table-cell>
          <table:table-cell table:formula="of:=RANK(INDIRECT(ADDRESS(30;5;4));INDIRECT(ADDRESS(30;2;4)):INDIRECT(ADDRESS(30;6;4));1)" office:value-type="float" office:value="5">
            <text:p>5</text:p>
          </table:table-cell>
          <table:table-cell table:formula="of:=RANK(INDIRECT(ADDRESS(30;6;4));INDIRECT(ADDRESS(30;2;4)):INDIRECT(ADDRESS(30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1;2;4));INDIRECT(ADDRESS(31;2;4)):INDIRECT(ADDRESS(31;6;4));1)" office:value-type="float" office:value="1">
            <text:p>1</text:p>
          </table:table-cell>
          <table:table-cell table:formula="of:=RANK(INDIRECT(ADDRESS(31;3;4));INDIRECT(ADDRESS(31;2;4)):INDIRECT(ADDRESS(31;6;4));1)" office:value-type="float" office:value="1">
            <text:p>1</text:p>
          </table:table-cell>
          <table:table-cell table:formula="of:=RANK(INDIRECT(ADDRESS(31;4;4));INDIRECT(ADDRESS(31;2;4)):INDIRECT(ADDRESS(31;6;4));1)" office:value-type="float" office:value="1">
            <text:p>1</text:p>
          </table:table-cell>
          <table:table-cell table:formula="of:=RANK(INDIRECT(ADDRESS(31;5;4));INDIRECT(ADDRESS(31;2;4)):INDIRECT(ADDRESS(31;6;4));1)" office:value-type="float" office:value="5">
            <text:p>5</text:p>
          </table:table-cell>
          <table:table-cell table:formula="of:=RANK(INDIRECT(ADDRESS(31;6;4));INDIRECT(ADDRESS(31;2;4)):INDIRECT(ADDRESS(31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2;2;4));INDIRECT(ADDRESS(32;2;4)):INDIRECT(ADDRESS(32;6;4));1)" office:value-type="float" office:value="3">
            <text:p>3</text:p>
          </table:table-cell>
          <table:table-cell table:formula="of:=RANK(INDIRECT(ADDRESS(32;3;4));INDIRECT(ADDRESS(32;2;4)):INDIRECT(ADDRESS(32;6;4));1)" office:value-type="float" office:value="4">
            <text:p>4</text:p>
          </table:table-cell>
          <table:table-cell table:formula="of:=RANK(INDIRECT(ADDRESS(32;4;4));INDIRECT(ADDRESS(32;2;4)):INDIRECT(ADDRESS(32;6;4));1)" office:value-type="float" office:value="1">
            <text:p>1</text:p>
          </table:table-cell>
          <table:table-cell table:formula="of:=RANK(INDIRECT(ADDRESS(32;5;4));INDIRECT(ADDRESS(32;2;4)):INDIRECT(ADDRESS(32;6;4));1)" office:value-type="float" office:value="5">
            <text:p>5</text:p>
          </table:table-cell>
          <table:table-cell table:formula="of:=RANK(INDIRECT(ADDRESS(32;6;4));INDIRECT(ADDRESS(32;2;4)):INDIRECT(ADDRESS(32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3;2;4));INDIRECT(ADDRESS(33;2;4)):INDIRECT(ADDRESS(33;6;4));1)" office:value-type="float" office:value="3">
            <text:p>3</text:p>
          </table:table-cell>
          <table:table-cell table:formula="of:=RANK(INDIRECT(ADDRESS(33;3;4));INDIRECT(ADDRESS(33;2;4)):INDIRECT(ADDRESS(33;6;4));1)" office:value-type="float" office:value="2">
            <text:p>2</text:p>
          </table:table-cell>
          <table:table-cell table:formula="of:=RANK(INDIRECT(ADDRESS(33;4;4));INDIRECT(ADDRESS(33;2;4)):INDIRECT(ADDRESS(33;6;4));1)" office:value-type="float" office:value="1">
            <text:p>1</text:p>
          </table:table-cell>
          <table:table-cell table:formula="of:=RANK(INDIRECT(ADDRESS(33;5;4));INDIRECT(ADDRESS(33;2;4)):INDIRECT(ADDRESS(33;6;4));1)" office:value-type="float" office:value="5">
            <text:p>5</text:p>
          </table:table-cell>
          <table:table-cell table:formula="of:=RANK(INDIRECT(ADDRESS(33;6;4));INDIRECT(ADDRESS(33;2;4)):INDIRECT(ADDRESS(33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4;2;4));INDIRECT(ADDRESS(34;2;4)):INDIRECT(ADDRESS(34;6;4));1)" office:value-type="float" office:value="1">
            <text:p>1</text:p>
          </table:table-cell>
          <table:table-cell table:formula="of:=RANK(INDIRECT(ADDRESS(34;3;4));INDIRECT(ADDRESS(34;2;4)):INDIRECT(ADDRESS(34;6;4));1)" office:value-type="float" office:value="1">
            <text:p>1</text:p>
          </table:table-cell>
          <table:table-cell table:formula="of:=RANK(INDIRECT(ADDRESS(34;4;4));INDIRECT(ADDRESS(34;2;4)):INDIRECT(ADDRESS(34;6;4));1)" office:value-type="float" office:value="1">
            <text:p>1</text:p>
          </table:table-cell>
          <table:table-cell table:formula="of:=RANK(INDIRECT(ADDRESS(34;5;4));INDIRECT(ADDRESS(34;2;4)):INDIRECT(ADDRESS(34;6;4));1)" office:value-type="float" office:value="1">
            <text:p>1</text:p>
          </table:table-cell>
          <table:table-cell table:formula="of:=RANK(INDIRECT(ADDRESS(34;6;4));INDIRECT(ADDRESS(34;2;4)):INDIRECT(ADDRESS(34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5;2;4));INDIRECT(ADDRESS(35;2;4)):INDIRECT(ADDRESS(35;6;4));1)" office:value-type="float" office:value="1">
            <text:p>1</text:p>
          </table:table-cell>
          <table:table-cell table:formula="of:=RANK(INDIRECT(ADDRESS(35;3;4));INDIRECT(ADDRESS(35;2;4)):INDIRECT(ADDRESS(35;6;4));1)" office:value-type="float" office:value="1">
            <text:p>1</text:p>
          </table:table-cell>
          <table:table-cell table:formula="of:=RANK(INDIRECT(ADDRESS(35;4;4));INDIRECT(ADDRESS(35;2;4)):INDIRECT(ADDRESS(35;6;4));1)" office:value-type="float" office:value="1">
            <text:p>1</text:p>
          </table:table-cell>
          <table:table-cell table:formula="of:=RANK(INDIRECT(ADDRESS(35;5;4));INDIRECT(ADDRESS(35;2;4)):INDIRECT(ADDRESS(35;6;4));1)" office:value-type="float" office:value="1">
            <text:p>1</text:p>
          </table:table-cell>
          <table:table-cell table:formula="of:=RANK(INDIRECT(ADDRESS(35;6;4));INDIRECT(ADDRESS(35;2;4)):INDIRECT(ADDRESS(35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6;2;4));INDIRECT(ADDRESS(36;2;4)):INDIRECT(ADDRESS(36;6;4));1)" office:value-type="float" office:value="3">
            <text:p>3</text:p>
          </table:table-cell>
          <table:table-cell table:formula="of:=RANK(INDIRECT(ADDRESS(36;3;4));INDIRECT(ADDRESS(36;2;4)):INDIRECT(ADDRESS(36;6;4));1)" office:value-type="float" office:value="1">
            <text:p>1</text:p>
          </table:table-cell>
          <table:table-cell table:formula="of:=RANK(INDIRECT(ADDRESS(36;4;4));INDIRECT(ADDRESS(36;2;4)):INDIRECT(ADDRESS(36;6;4));1)" office:value-type="float" office:value="1">
            <text:p>1</text:p>
          </table:table-cell>
          <table:table-cell table:formula="of:=RANK(INDIRECT(ADDRESS(36;5;4));INDIRECT(ADDRESS(36;2;4)):INDIRECT(ADDRESS(36;6;4));1)" office:value-type="float" office:value="5">
            <text:p>5</text:p>
          </table:table-cell>
          <table:table-cell table:formula="of:=RANK(INDIRECT(ADDRESS(36;6;4));INDIRECT(ADDRESS(36;2;4)):INDIRECT(ADDRESS(36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7;2;4));INDIRECT(ADDRESS(37;2;4)):INDIRECT(ADDRESS(37;6;4));1)" office:value-type="float" office:value="3">
            <text:p>3</text:p>
          </table:table-cell>
          <table:table-cell table:formula="of:=RANK(INDIRECT(ADDRESS(37;3;4));INDIRECT(ADDRESS(37;2;4)):INDIRECT(ADDRESS(37;6;4));1)" office:value-type="float" office:value="4">
            <text:p>4</text:p>
          </table:table-cell>
          <table:table-cell table:formula="of:=RANK(INDIRECT(ADDRESS(37;4;4));INDIRECT(ADDRESS(37;2;4)):INDIRECT(ADDRESS(37;6;4));1)" office:value-type="float" office:value="1">
            <text:p>1</text:p>
          </table:table-cell>
          <table:table-cell table:formula="of:=RANK(INDIRECT(ADDRESS(37;5;4));INDIRECT(ADDRESS(37;2;4)):INDIRECT(ADDRESS(37;6;4));1)" office:value-type="float" office:value="5">
            <text:p>5</text:p>
          </table:table-cell>
          <table:table-cell table:formula="of:=RANK(INDIRECT(ADDRESS(37;6;4));INDIRECT(ADDRESS(37;2;4)):INDIRECT(ADDRESS(37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8;2;4));INDIRECT(ADDRESS(38;2;4)):INDIRECT(ADDRESS(38;6;4));1)" office:value-type="float" office:value="3">
            <text:p>3</text:p>
          </table:table-cell>
          <table:table-cell table:formula="of:=RANK(INDIRECT(ADDRESS(38;3;4));INDIRECT(ADDRESS(38;2;4)):INDIRECT(ADDRESS(38;6;4));1)" office:value-type="float" office:value="2">
            <text:p>2</text:p>
          </table:table-cell>
          <table:table-cell table:formula="of:=RANK(INDIRECT(ADDRESS(38;4;4));INDIRECT(ADDRESS(38;2;4)):INDIRECT(ADDRESS(38;6;4));1)" office:value-type="float" office:value="1">
            <text:p>1</text:p>
          </table:table-cell>
          <table:table-cell table:formula="of:=RANK(INDIRECT(ADDRESS(38;5;4));INDIRECT(ADDRESS(38;2;4)):INDIRECT(ADDRESS(38;6;4));1)" office:value-type="float" office:value="5">
            <text:p>5</text:p>
          </table:table-cell>
          <table:table-cell table:formula="of:=RANK(INDIRECT(ADDRESS(38;6;4));INDIRECT(ADDRESS(38;2;4)):INDIRECT(ADDRESS(38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9;2;4));INDIRECT(ADDRESS(39;2;4)):INDIRECT(ADDRESS(39;6;4));1)" office:value-type="float" office:value="4">
            <text:p>4</text:p>
          </table:table-cell>
          <table:table-cell table:formula="of:=RANK(INDIRECT(ADDRESS(39;3;4));INDIRECT(ADDRESS(39;2;4)):INDIRECT(ADDRESS(39;6;4));1)" office:value-type="float" office:value="5">
            <text:p>5</text:p>
          </table:table-cell>
          <table:table-cell table:formula="of:=RANK(INDIRECT(ADDRESS(39;4;4));INDIRECT(ADDRESS(39;2;4)):INDIRECT(ADDRESS(39;6;4));1)" office:value-type="float" office:value="1">
            <text:p>1</text:p>
          </table:table-cell>
          <table:table-cell table:formula="of:=RANK(INDIRECT(ADDRESS(39;5;4));INDIRECT(ADDRESS(39;2;4)):INDIRECT(ADDRESS(39;6;4));1)" office:value-type="float" office:value="1">
            <text:p>1</text:p>
          </table:table-cell>
          <table:table-cell table:formula="of:=RANK(INDIRECT(ADDRESS(39;6;4));INDIRECT(ADDRESS(39;2;4)):INDIRECT(ADDRESS(3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0;2;4));INDIRECT(ADDRESS(40;2;4)):INDIRECT(ADDRESS(40;6;4));1)" office:value-type="float" office:value="1">
            <text:p>1</text:p>
          </table:table-cell>
          <table:table-cell table:formula="of:=RANK(INDIRECT(ADDRESS(40;3;4));INDIRECT(ADDRESS(40;2;4)):INDIRECT(ADDRESS(40;6;4));1)" office:value-type="float" office:value="1">
            <text:p>1</text:p>
          </table:table-cell>
          <table:table-cell table:formula="of:=RANK(INDIRECT(ADDRESS(40;4;4));INDIRECT(ADDRESS(40;2;4)):INDIRECT(ADDRESS(40;6;4));1)" office:value-type="float" office:value="1">
            <text:p>1</text:p>
          </table:table-cell>
          <table:table-cell table:formula="of:=RANK(INDIRECT(ADDRESS(40;5;4));INDIRECT(ADDRESS(40;2;4)):INDIRECT(ADDRESS(40;6;4));1)" office:value-type="float" office:value="5">
            <text:p>5</text:p>
          </table:table-cell>
          <table:table-cell table:formula="of:=RANK(INDIRECT(ADDRESS(40;6;4));INDIRECT(ADDRESS(40;2;4)):INDIRECT(ADDRESS(40;6;4));1)" office:value-type="float" office:value="4">
            <text:p>4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42;2;4)):INDIRECT(ADDRESS(60;2;4)))" office:value-type="float" office:value="2.52631578947368">
            <text:p>2.5263157895</text:p>
          </table:table-cell>
          <table:table-cell table:formula="of:=AVERAGE(INDIRECT(ADDRESS(42;3;4)):INDIRECT(ADDRESS(60;3;4)))" office:value-type="float" office:value="2.57894736842105">
            <text:p>2.5789473684</text:p>
          </table:table-cell>
          <table:table-cell table:formula="of:=AVERAGE(INDIRECT(ADDRESS(42;4;4)):INDIRECT(ADDRESS(60;4;4)))" office:value-type="float" office:value="1.15789473684211">
            <text:p>1.1578947368</text:p>
          </table:table-cell>
          <table:table-cell table:formula="of:=AVERAGE(INDIRECT(ADDRESS(42;5;4)):INDIRECT(ADDRESS(60;5;4)))" office:value-type="float" office:value="3.42105263157895">
            <text:p>3.4210526316</text:p>
          </table:table-cell>
          <table:table-cell table:formula="of:=AVERAGE(INDIRECT(ADDRESS(42;6;4)):INDIRECT(ADDRESS(60;6;4)))" office:value-type="float" office:value="3.26315789473684">
            <text:p>3.2631578947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61;2;4));INDIRECT(ADDRESS(61;2;4)):INDIRECT(ADDRESS(61;6;4));1)" office:value-type="float" office:value="2">
            <text:p>2</text:p>
          </table:table-cell>
          <table:table-cell table:formula="of:=RANK(INDIRECT(ADDRESS(61;3;4));INDIRECT(ADDRESS(61;2;4)):INDIRECT(ADDRESS(61;6;4));1)" office:value-type="float" office:value="3">
            <text:p>3</text:p>
          </table:table-cell>
          <table:table-cell table:formula="of:=RANK(INDIRECT(ADDRESS(61;4;4));INDIRECT(ADDRESS(61;2;4)):INDIRECT(ADDRESS(61;6;4));1)" office:value-type="float" office:value="1">
            <text:p>1</text:p>
          </table:table-cell>
          <table:table-cell table:formula="of:=RANK(INDIRECT(ADDRESS(61;5;4));INDIRECT(ADDRESS(61;2;4)):INDIRECT(ADDRESS(61;6;4));1)" office:value-type="float" office:value="5">
            <text:p>5</text:p>
          </table:table-cell>
          <table:table-cell table:formula="of:=RANK(INDIRECT(ADDRESS(61;6;4));INDIRECT(ADDRESS(61;2;4)):INDIRECT(ADDRESS(61;6;4));1)" office:value-type="float" office:value="4">
            <text:p>4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0.0792482058101856">
            <text:p>0.0792482058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61;2;4)):INDIRECT(ADDRESS(61;6;4)))+INDIRECT(ADDRESS(63;2;4))" office:value-type="float" office:value="1.23714294265229">
            <text:p>1.2371429427</text:p>
          </table:table-cell>
          <table:table-cell table:formula="of:=MIN(INDIRECT(ADDRESS(61;2;4)):INDIRECT(ADDRESS(61;6;4)))+INDIRECT(ADDRESS(63;3;4))" office:value-type="float" office:value="1.23714294265229">
            <text:p>1.2371429427</text:p>
          </table:table-cell>
          <table:table-cell table:formula="of:=MIN(INDIRECT(ADDRESS(61;2;4)):INDIRECT(ADDRESS(61;6;4)))+INDIRECT(ADDRESS(63;4;4))" office:value-type="float" office:value="1.23714294265229">
            <text:p>1.2371429427</text:p>
          </table:table-cell>
          <table:table-cell table:formula="of:=MIN(INDIRECT(ADDRESS(61;2;4)):INDIRECT(ADDRESS(61;6;4)))+INDIRECT(ADDRESS(63;5;4))" office:value-type="float" office:value="1.23714294265229">
            <text:p>1.2371429427</text:p>
          </table:table-cell>
          <table:table-cell table:formula="of:=MIN(INDIRECT(ADDRESS(61;2;4)):INDIRECT(ADDRESS(61;6;4)))+INDIRECT(ADDRESS(63;6;4))" office:value-type="float" office:value="1.23714294265229">
            <text:p>1.2371429427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64;2;4))&gt;INDIRECT(ADDRESS(61;2;4));1;0)" office:value-type="float" office:value="0">
            <text:p>0</text:p>
          </table:table-cell>
          <table:table-cell table:formula="of:=IF(INDIRECT(ADDRESS(64;3;4))&gt;INDIRECT(ADDRESS(61;3;4));1;0)" office:value-type="float" office:value="0">
            <text:p>0</text:p>
          </table:table-cell>
          <table:table-cell table:formula="of:=IF(INDIRECT(ADDRESS(64;4;4))&gt;INDIRECT(ADDRESS(61;4;4));1;0)" office:value-type="float" office:value="1">
            <text:p>1</text:p>
          </table:table-cell>
          <table:table-cell table:formula="of:=IF(INDIRECT(ADDRESS(64;5;4))&gt;INDIRECT(ADDRESS(61;5;4));1;0)" office:value-type="float" office:value="0">
            <text:p>0</text:p>
          </table:table-cell>
          <table:table-cell table:formula="of:=IF(INDIRECT(ADDRESS(64;6;4))&gt;INDIRECT(ADDRESS(61;6;4));1;0)" office:value-type="float" office:value="0">
            <text:p>0</text:p>
          </table:table-cell>
        </table:table-row>
      </table:table>
      <table:table table:name="XErrorEstimate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Broyden QR</text:p>
          </table:table-cell>
          <table:table-cell office:value-type="string">
            <text:p>LMBroyden</text:p>
          </table:table-cell>
          <table:table-cell office:value-type="string">
            <text:p>BroydenLevy</text:p>
          </table:table-cell>
          <table:table-cell office:value-type="string">
            <text:p>Opt</text:p>
          </table:table-cell>
          <table:table-cell office:value-type="string">
            <text:p>Hybrid</text:p>
          </table:table-cell>
        </table:table-row>
        <table:table-row table:style-name="ro2">
          <table:table-cell office:value-type="string">
            <text:p>ExtendedRosenbrock2</text:p>
          </table:table-cell>
          <table:table-cell office:value-type="float" office:value="-2.82930377304536">
            <text:p>-2.829303773</text:p>
          </table:table-cell>
          <table:table-cell office:value-type="float" office:value="-13.2635564270616">
            <text:p>-13.2635564271</text:p>
          </table:table-cell>
          <table:table-cell office:value-type="float" office:value="-13.267953500928">
            <text:p>-13.2679535009</text:p>
          </table:table-cell>
          <table:table-cell office:value-type="float" office:value="-4.21836442104584">
            <text:p>-4.218364421</text:p>
          </table:table-cell>
          <table:table-cell office:value-type="float" office:value="-4.21841909517573">
            <text:p>-4.2184190952</text:p>
          </table:table-cell>
        </table:table-row>
        <table:table-row table:style-name="ro2">
          <table:table-cell office:value-type="string">
            <text:p>ExtendedPowellSingular4</text:p>
          </table:table-cell>
          <table:table-cell office:value-type="float" office:value="-13.4993487861405">
            <text:p>-13.4993487861</text:p>
          </table:table-cell>
          <table:table-cell office:value-type="float" office:value="-7.90771198829277">
            <text:p>-7.9077119883</text:p>
          </table:table-cell>
          <table:table-cell office:value-type="float" office:value="-12.9615801449253">
            <text:p>-12.9615801449</text:p>
          </table:table-cell>
          <table:table-cell office:value-type="float" office:value="-7.82677988726351">
            <text:p>-7.8267798873</text:p>
          </table:table-cell>
          <table:table-cell office:value-type="float" office:value="-13.640920391581">
            <text:p>-13.6409203916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-12.732843157121">
            <text:p>-12.7328431571</text:p>
          </table:table-cell>
          <table:table-cell office:value-type="float" office:value="-12.7411603698957">
            <text:p>-12.7411603699</text:p>
          </table:table-cell>
          <table:table-cell office:value-type="float" office:value="-13.224325567572">
            <text:p>-13.2243255676</text:p>
          </table:table-cell>
          <table:table-cell office:value-type="float" office:value="-5.04238301683739">
            <text:p>-5.0423830168</text:p>
          </table:table-cell>
          <table:table-cell office:value-type="float" office:value="-5.04207596245106">
            <text:p>-5.0420759625</text:p>
          </table:table-cell>
        </table:table-row>
        <table:table-row table:style-name="ro2">
          <table:table-cell office:value-type="string">
            <text:p>MultiArctan2</text:p>
          </table:table-cell>
          <table:table-cell office:value-type="float" office:value="-9.44297773470928">
            <text:p>-9.4429777347</text:p>
          </table:table-cell>
          <table:table-cell office:value-type="float" office:value="44.2525145934628">
            <text:p>44.2525145935</text:p>
          </table:table-cell>
          <table:table-cell office:value-type="float" office:value="-12.9101626317374">
            <text:p>-12.9101626317</text:p>
          </table:table-cell>
          <table:table-cell table:number-columns-repeated="2" office:value-type="float" office:value="-7.82677988726351">
            <text:p>-7.8267798873</text:p>
          </table:table-cell>
        </table:table-row>
        <table:table-row table:style-name="ro1">
          <table:table-cell office:value-type="string">
            <text:p>HelicalValley</text:p>
          </table:table-cell>
          <table:table-cell office:value-type="float" office:value="-10.5440029030513">
            <text:p>-10.5440029031</text:p>
          </table:table-cell>
          <table:table-cell office:value-type="string">
            <text:p>inf</text:p>
          </table:table-cell>
          <table:table-cell office:value-type="float" office:value="-13.3344546036189">
            <text:p>-13.3344546036</text:p>
          </table:table-cell>
          <table:table-cell table:number-columns-repeated="2" office:value-type="float" office:value="-7.82677988726351">
            <text:p>-7.8267798873</text:p>
          </table:table-cell>
        </table:table-row>
        <table:table-row table:style-name="ro2">
          <table:table-cell office:value-type="string">
            <text:p>LinearFFullRank2</text:p>
          </table:table-cell>
          <table:table-cell office:value-type="float" office:value="-10.3269167384244">
            <text:p>-10.3269167384</text:p>
          </table:table-cell>
          <table:table-cell office:value-type="float" office:value="0.602059991327962">
            <text:p>0.6020599913</text:p>
          </table:table-cell>
          <table:table-cell office:value-type="float" office:value="-11.2314461798311">
            <text:p>-11.2314461798</text:p>
          </table:table-cell>
          <table:table-cell table:number-columns-repeated="2" office:value-type="float" office:value="-7.82677988726351">
            <text:p>-7.8267798873</text:p>
          </table:table-cell>
        </table:table-row>
        <table:table-row table:style-name="ro2">
          <table:table-cell office:value-type="string">
            <text:p>Wood</text:p>
          </table:table-cell>
          <table:table-cell office:value-type="float" office:value="19.2539111583733">
            <text:p>19.2539111584</text:p>
          </table:table-cell>
          <table:table-cell office:value-type="float" office:value="-4.23436377393498">
            <text:p>-4.2343637739</text:p>
          </table:table-cell>
          <table:table-cell office:value-type="float" office:value="-13.3444179952385">
            <text:p>-13.3444179952</text:p>
          </table:table-cell>
          <table:table-cell office:value-type="float" office:value="-6.48217521230726">
            <text:p>-6.4821752123</text:p>
          </table:table-cell>
          <table:table-cell office:value-type="float" office:value="-13.1725927483773">
            <text:p>-13.1725927484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5.59423055361962">
            <text:p>5.5942305536</text:p>
          </table:table-cell>
          <table:table-cell office:value-type="float" office:value="-0.943868489788919">
            <text:p>-0.9438684898</text:p>
          </table:table-cell>
          <table:table-cell office:value-type="float" office:value="-10.925185562633">
            <text:p>-10.9251855626</text:p>
          </table:table-cell>
          <table:table-cell office:value-type="float" office:value="-4.67145623236518">
            <text:p>-4.6714562324</text:p>
          </table:table-cell>
          <table:table-cell office:value-type="float" office:value="-11.2234375440874">
            <text:p>-11.2234375441</text:p>
          </table:table-cell>
        </table:table-row>
        <table:table-row table:style-name="ro2">
          <table:table-cell office:value-type="string">
            <text:p>BiggsExp6</text:p>
          </table:table-cell>
          <table:table-cell office:value-type="float" office:value="7.91811475822984">
            <text:p>7.9181147582</text:p>
          </table:table-cell>
          <table:table-cell office:value-type="float" office:value="1.18088341415481">
            <text:p>1.1808834142</text:p>
          </table:table-cell>
          <table:table-cell office:value-type="float" office:value="-12.0526705811232">
            <text:p>-12.0526705811</text:p>
          </table:table-cell>
          <table:table-cell office:value-type="float" office:value="-2.66764922088819">
            <text:p>-2.6676492209</text:p>
          </table:table-cell>
          <table:table-cell office:value-type="float" office:value="6.93409428855804">
            <text:p>6.9340942886</text:p>
          </table:table-cell>
        </table:table-row>
        <table:table-row table:style-name="ro2">
          <table:table-cell office:value-type="string">
            <text:p>ExtendedRosenbrock10</text:p>
          </table:table-cell>
          <table:table-cell office:value-type="float" office:value="-2.82930377304536">
            <text:p>-2.829303773</text:p>
          </table:table-cell>
          <table:table-cell office:value-type="float" office:value="-13.263556425682">
            <text:p>-13.2635564257</text:p>
          </table:table-cell>
          <table:table-cell office:value-type="float" office:value="-12.6605739049758">
            <text:p>-12.660573905</text:p>
          </table:table-cell>
          <table:table-cell office:value-type="float" office:value="-4.21834573737887">
            <text:p>-4.2183457374</text:p>
          </table:table-cell>
          <table:table-cell office:value-type="float" office:value="-6.92643845472397">
            <text:p>-6.9264384547</text:p>
          </table:table-cell>
        </table:table-row>
        <table:table-row table:style-name="ro2">
          <table:table-cell office:value-type="string">
            <text:p>ExtendedPowellSingular12</text:p>
          </table:table-cell>
          <table:table-cell office:value-type="float" office:value="-13.4991617690672">
            <text:p>-13.4991617691</text:p>
          </table:table-cell>
          <table:table-cell office:value-type="float" office:value="-13.0088484088761">
            <text:p>-13.0088484089</text:p>
          </table:table-cell>
          <table:table-cell office:value-type="float" office:value="-13.6474293557655">
            <text:p>-13.6474293558</text:p>
          </table:table-cell>
          <table:table-cell office:value-type="float" office:value="-6.64518750561606">
            <text:p>-6.6451875056</text:p>
          </table:table-cell>
          <table:table-cell office:value-type="float" office:value="-13.6202121534256">
            <text:p>-13.6202121534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-13.2264114414137">
            <text:p>-13.2264114414</text:p>
          </table:table-cell>
          <table:table-cell office:value-type="string">
            <text:p>inf</text:p>
          </table:table-cell>
          <table:table-cell office:value-type="float" office:value="-13.394824925615">
            <text:p>-13.3948249256</text:p>
          </table:table-cell>
          <table:table-cell office:value-type="float" office:value="-3.8273325975206">
            <text:p>-3.8273325975</text:p>
          </table:table-cell>
          <table:table-cell office:value-type="float" office:value="4.99537866021732">
            <text:p>4.9953786602</text:p>
          </table:table-cell>
        </table:table-row>
        <table:table-row table:style-name="ro2">
          <table:table-cell office:value-type="string">
            <text:p>MultiArctan10</text:p>
          </table:table-cell>
          <table:table-cell office:value-type="float" office:value="-8.27879259716152">
            <text:p>-8.2787925972</text:p>
          </table:table-cell>
          <table:table-cell office:value-type="float" office:value="31.6092547757936">
            <text:p>31.6092547758</text:p>
          </table:table-cell>
          <table:table-cell office:value-type="float" office:value="-13.5115145135029">
            <text:p>-13.5115145135</text:p>
          </table:table-cell>
          <table:table-cell table:number-columns-repeated="2" office:value-type="float" office:value="-7.82677988726351">
            <text:p>-7.8267798873</text:p>
          </table:table-cell>
        </table:table-row>
        <table:table-row table:style-name="ro2">
          <table:table-cell office:value-type="string">
            <text:p>LinearFFullRank10</text:p>
          </table:table-cell>
          <table:table-cell office:value-type="float" office:value="-9.51742809137554">
            <text:p>-9.5174280914</text:p>
          </table:table-cell>
          <table:table-cell office:value-type="float" office:value="0.602059991327962">
            <text:p>0.6020599913</text:p>
          </table:table-cell>
          <table:table-cell office:value-type="float" office:value="-10.1658554873898">
            <text:p>-10.1658554874</text:p>
          </table:table-cell>
          <table:table-cell table:number-columns-repeated="2" office:value-type="float" office:value="-7.82677988726351">
            <text:p>-7.8267798873</text:p>
          </table:table-cell>
        </table:table-row>
        <table:table-row table:style-name="ro2">
          <table:table-cell office:value-type="string">
            <text:p>ExtendedRosenbrock100</text:p>
          </table:table-cell>
          <table:table-cell office:value-type="float" office:value="-2.82930377304447">
            <text:p>-2.829303773</text:p>
          </table:table-cell>
          <table:table-cell office:value-type="float" office:value="-13.263556427066">
            <text:p>-13.2635564271</text:p>
          </table:table-cell>
          <table:table-cell office:value-type="float" office:value="-12.0302595641082">
            <text:p>-12.0302595641</text:p>
          </table:table-cell>
          <table:table-cell office:value-type="float" office:value="-3.70938905138223">
            <text:p>-3.7093890514</text:p>
          </table:table-cell>
          <table:table-cell office:value-type="float" office:value="-12.8325170274647">
            <text:p>-12.8325170275</text:p>
          </table:table-cell>
        </table:table-row>
        <table:table-row table:style-name="ro2">
          <table:table-cell office:value-type="string">
            <text:p>ExtendedPowellSingular100</text:p>
          </table:table-cell>
          <table:table-cell office:value-type="float" office:value="-13.4978806316637">
            <text:p>-13.4978806317</text:p>
          </table:table-cell>
          <table:table-cell office:value-type="float" office:value="-7.56515507510902">
            <text:p>-7.5651550751</text:p>
          </table:table-cell>
          <table:table-cell office:value-type="float" office:value="-13.4268705769343">
            <text:p>-13.4268705769</text:p>
          </table:table-cell>
          <table:table-cell office:value-type="float" office:value="-0.395897478726232">
            <text:p>-0.3958974787</text:p>
          </table:table-cell>
          <table:table-cell office:value-type="float" office:value="-13.6230715690441">
            <text:p>-13.623071569</text:p>
          </table:table-cell>
        </table:table-row>
        <table:table-row table:style-name="ro2">
          <table:table-cell office:value-type="string">
            <text:p>Trig100</text:p>
          </table:table-cell>
          <table:table-cell office:value-type="float" office:value="-13.5322516969078">
            <text:p>-13.5322516969</text:p>
          </table:table-cell>
          <table:table-cell office:value-type="string">
            <text:p>inf</text:p>
          </table:table-cell>
          <table:table-cell office:value-type="float" office:value="-13.6002177961579">
            <text:p>-13.6002177962</text:p>
          </table:table-cell>
          <table:table-cell office:value-type="float" office:value="-0.172082057453082">
            <text:p>-0.1720820575</text:p>
          </table:table-cell>
          <table:table-cell office:value-type="float" office:value="2.99959892271918">
            <text:p>2.9995989227</text:p>
          </table:table-cell>
        </table:table-row>
        <table:table-row table:style-name="ro2">
          <table:table-cell office:value-type="string">
            <text:p>MultiArctan100</text:p>
          </table:table-cell>
          <table:table-cell office:value-type="float" office:value="-7.10461600569625">
            <text:p>-7.1046160057</text:p>
          </table:table-cell>
          <table:table-cell office:value-type="float" office:value="0.167650365344415">
            <text:p>0.1676503653</text:p>
          </table:table-cell>
          <table:table-cell office:value-type="float" office:value="-13.6436124322916">
            <text:p>-13.6436124323</text:p>
          </table:table-cell>
          <table:table-cell table:number-columns-repeated="2" office:value-type="float" office:value="-7.82677988726351">
            <text:p>-7.8267798873</text:p>
          </table:table-cell>
        </table:table-row>
        <table:table-row table:style-name="ro2">
          <table:table-cell office:value-type="string">
            <text:p>LinearFFullRank100</text:p>
          </table:table-cell>
          <table:table-cell office:value-type="float" office:value="-8.64530581893955">
            <text:p>-8.6453058189</text:p>
          </table:table-cell>
          <table:table-cell office:value-type="float" office:value="0.602059991327962">
            <text:p>0.6020599913</text:p>
          </table:table-cell>
          <table:table-cell office:value-type="float" office:value="-9.03379338954968">
            <text:p>-9.0337933895</text:p>
          </table:table-cell>
          <table:table-cell table:number-columns-repeated="2" office:value-type="float" office:value="-7.82677988726351">
            <text:p>-7.826779887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-2.82930377304536">
            <text:p>-2.829303773</text:p>
          </table:table-cell>
          <table:table-cell table:formula="of:=VALUE(TRIM(INDIRECT(ADDRESS(2;3;4))))" office:value-type="float" office:value="-13.2635564270616">
            <text:p>-13.2635564271</text:p>
          </table:table-cell>
          <table:table-cell table:formula="of:=VALUE(TRIM(INDIRECT(ADDRESS(2;4;4))))" office:value-type="float" office:value="-13.267953500928">
            <text:p>-13.2679535009</text:p>
          </table:table-cell>
          <table:table-cell table:formula="of:=VALUE(TRIM(INDIRECT(ADDRESS(2;5;4))))" office:value-type="float" office:value="-4.21836442104584">
            <text:p>-4.218364421</text:p>
          </table:table-cell>
          <table:table-cell table:formula="of:=VALUE(TRIM(INDIRECT(ADDRESS(2;6;4))))" office:value-type="float" office:value="-4.21841909517573">
            <text:p>-4.2184190952</text:p>
          </table:table-cell>
        </table:table-row>
        <table:table-row table:style-name="ro2">
          <table:table-cell/>
          <table:table-cell table:formula="of:=VALUE(TRIM(INDIRECT(ADDRESS(3;2;4))))" office:value-type="float" office:value="-13.4993487861405">
            <text:p>-13.4993487861</text:p>
          </table:table-cell>
          <table:table-cell table:formula="of:=VALUE(TRIM(INDIRECT(ADDRESS(3;3;4))))" office:value-type="float" office:value="-7.90771198829277">
            <text:p>-7.9077119883</text:p>
          </table:table-cell>
          <table:table-cell table:formula="of:=VALUE(TRIM(INDIRECT(ADDRESS(3;4;4))))" office:value-type="float" office:value="-12.9615801449253">
            <text:p>-12.9615801449</text:p>
          </table:table-cell>
          <table:table-cell table:formula="of:=VALUE(TRIM(INDIRECT(ADDRESS(3;5;4))))" office:value-type="float" office:value="-7.82677988726351">
            <text:p>-7.8267798873</text:p>
          </table:table-cell>
          <table:table-cell table:formula="of:=VALUE(TRIM(INDIRECT(ADDRESS(3;6;4))))" office:value-type="float" office:value="-13.640920391581">
            <text:p>-13.6409203916</text:p>
          </table:table-cell>
        </table:table-row>
        <table:table-row table:style-name="ro2">
          <table:table-cell/>
          <table:table-cell table:formula="of:=VALUE(TRIM(INDIRECT(ADDRESS(4;2;4))))" office:value-type="float" office:value="-12.732843157121">
            <text:p>-12.7328431571</text:p>
          </table:table-cell>
          <table:table-cell table:formula="of:=VALUE(TRIM(INDIRECT(ADDRESS(4;3;4))))" office:value-type="float" office:value="-12.7411603698957">
            <text:p>-12.7411603699</text:p>
          </table:table-cell>
          <table:table-cell table:formula="of:=VALUE(TRIM(INDIRECT(ADDRESS(4;4;4))))" office:value-type="float" office:value="-13.224325567572">
            <text:p>-13.2243255676</text:p>
          </table:table-cell>
          <table:table-cell table:formula="of:=VALUE(TRIM(INDIRECT(ADDRESS(4;5;4))))" office:value-type="float" office:value="-5.04238301683739">
            <text:p>-5.0423830168</text:p>
          </table:table-cell>
          <table:table-cell table:formula="of:=VALUE(TRIM(INDIRECT(ADDRESS(4;6;4))))" office:value-type="float" office:value="-5.04207596245106">
            <text:p>-5.0420759625</text:p>
          </table:table-cell>
        </table:table-row>
        <table:table-row table:style-name="ro2">
          <table:table-cell/>
          <table:table-cell table:formula="of:=VALUE(TRIM(INDIRECT(ADDRESS(5;2;4))))" office:value-type="float" office:value="-9.44297773470928">
            <text:p>-9.4429777347</text:p>
          </table:table-cell>
          <table:table-cell table:formula="of:=VALUE(TRIM(INDIRECT(ADDRESS(5;3;4))))" office:value-type="float" office:value="44.2525145934628">
            <text:p>44.2525145935</text:p>
          </table:table-cell>
          <table:table-cell table:formula="of:=VALUE(TRIM(INDIRECT(ADDRESS(5;4;4))))" office:value-type="float" office:value="-12.9101626317374">
            <text:p>-12.9101626317</text:p>
          </table:table-cell>
          <table:table-cell table:formula="of:=VALUE(TRIM(INDIRECT(ADDRESS(5;5;4))))" office:value-type="float" office:value="-7.82677988726351">
            <text:p>-7.8267798873</text:p>
          </table:table-cell>
          <table:table-cell table:formula="of:=VALUE(TRIM(INDIRECT(ADDRESS(5;6;4))))" office:value-type="float" office:value="-7.82677988726351">
            <text:p>-7.8267798873</text:p>
          </table:table-cell>
        </table:table-row>
        <table:table-row table:style-name="ro2">
          <table:table-cell/>
          <table:table-cell table:formula="of:=VALUE(TRIM(INDIRECT(ADDRESS(6;2;4))))" office:value-type="float" office:value="-10.5440029030513">
            <text:p>-10.5440029031</text:p>
          </table:table-cell>
          <table:table-cell table:formula="of:=VALUE(TRIM(INDIRECT(ADDRESS(6;3;4))))" office:value-type="float" office:value="0">
            <text:p>Err:502</text:p>
          </table:table-cell>
          <table:table-cell table:formula="of:=VALUE(TRIM(INDIRECT(ADDRESS(6;4;4))))" office:value-type="float" office:value="-13.3344546036189">
            <text:p>-13.3344546036</text:p>
          </table:table-cell>
          <table:table-cell table:formula="of:=VALUE(TRIM(INDIRECT(ADDRESS(6;5;4))))" office:value-type="float" office:value="-7.82677988726351">
            <text:p>-7.8267798873</text:p>
          </table:table-cell>
          <table:table-cell table:formula="of:=VALUE(TRIM(INDIRECT(ADDRESS(6;6;4))))" office:value-type="float" office:value="-7.82677988726351">
            <text:p>-7.8267798873</text:p>
          </table:table-cell>
        </table:table-row>
        <table:table-row table:style-name="ro2">
          <table:table-cell/>
          <table:table-cell table:formula="of:=VALUE(TRIM(INDIRECT(ADDRESS(7;2;4))))" office:value-type="float" office:value="-10.3269167384244">
            <text:p>-10.3269167384</text:p>
          </table:table-cell>
          <table:table-cell table:formula="of:=VALUE(TRIM(INDIRECT(ADDRESS(7;3;4))))" office:value-type="float" office:value="0.602059991327962">
            <text:p>0.6020599913</text:p>
          </table:table-cell>
          <table:table-cell table:formula="of:=VALUE(TRIM(INDIRECT(ADDRESS(7;4;4))))" office:value-type="float" office:value="-11.2314461798311">
            <text:p>-11.2314461798</text:p>
          </table:table-cell>
          <table:table-cell table:formula="of:=VALUE(TRIM(INDIRECT(ADDRESS(7;5;4))))" office:value-type="float" office:value="-7.82677988726351">
            <text:p>-7.8267798873</text:p>
          </table:table-cell>
          <table:table-cell table:formula="of:=VALUE(TRIM(INDIRECT(ADDRESS(7;6;4))))" office:value-type="float" office:value="-7.82677988726351">
            <text:p>-7.8267798873</text:p>
          </table:table-cell>
        </table:table-row>
        <table:table-row table:style-name="ro2">
          <table:table-cell/>
          <table:table-cell table:formula="of:=VALUE(TRIM(INDIRECT(ADDRESS(8;2;4))))" office:value-type="float" office:value="19.2539111583733">
            <text:p>19.2539111584</text:p>
          </table:table-cell>
          <table:table-cell table:formula="of:=VALUE(TRIM(INDIRECT(ADDRESS(8;3;4))))" office:value-type="float" office:value="-4.23436377393498">
            <text:p>-4.2343637739</text:p>
          </table:table-cell>
          <table:table-cell table:formula="of:=VALUE(TRIM(INDIRECT(ADDRESS(8;4;4))))" office:value-type="float" office:value="-13.3444179952385">
            <text:p>-13.3444179952</text:p>
          </table:table-cell>
          <table:table-cell table:formula="of:=VALUE(TRIM(INDIRECT(ADDRESS(8;5;4))))" office:value-type="float" office:value="-6.48217521230726">
            <text:p>-6.4821752123</text:p>
          </table:table-cell>
          <table:table-cell table:formula="of:=VALUE(TRIM(INDIRECT(ADDRESS(8;6;4))))" office:value-type="float" office:value="-13.1725927483773">
            <text:p>-13.1725927484</text:p>
          </table:table-cell>
        </table:table-row>
        <table:table-row table:style-name="ro2">
          <table:table-cell/>
          <table:table-cell table:formula="of:=VALUE(TRIM(INDIRECT(ADDRESS(9;2;4))))" office:value-type="float" office:value="5.59423055361962">
            <text:p>5.5942305536</text:p>
          </table:table-cell>
          <table:table-cell table:formula="of:=VALUE(TRIM(INDIRECT(ADDRESS(9;3;4))))" office:value-type="float" office:value="-0.943868489788919">
            <text:p>-0.9438684898</text:p>
          </table:table-cell>
          <table:table-cell table:formula="of:=VALUE(TRIM(INDIRECT(ADDRESS(9;4;4))))" office:value-type="float" office:value="-10.925185562633">
            <text:p>-10.9251855626</text:p>
          </table:table-cell>
          <table:table-cell table:formula="of:=VALUE(TRIM(INDIRECT(ADDRESS(9;5;4))))" office:value-type="float" office:value="-4.67145623236518">
            <text:p>-4.6714562324</text:p>
          </table:table-cell>
          <table:table-cell table:formula="of:=VALUE(TRIM(INDIRECT(ADDRESS(9;6;4))))" office:value-type="float" office:value="-11.2234375440874">
            <text:p>-11.2234375441</text:p>
          </table:table-cell>
        </table:table-row>
        <table:table-row table:style-name="ro2">
          <table:table-cell/>
          <table:table-cell table:formula="of:=VALUE(TRIM(INDIRECT(ADDRESS(10;2;4))))" office:value-type="float" office:value="7.91811475822984">
            <text:p>7.9181147582</text:p>
          </table:table-cell>
          <table:table-cell table:formula="of:=VALUE(TRIM(INDIRECT(ADDRESS(10;3;4))))" office:value-type="float" office:value="1.18088341415481">
            <text:p>1.1808834142</text:p>
          </table:table-cell>
          <table:table-cell table:formula="of:=VALUE(TRIM(INDIRECT(ADDRESS(10;4;4))))" office:value-type="float" office:value="-12.0526705811232">
            <text:p>-12.0526705811</text:p>
          </table:table-cell>
          <table:table-cell table:formula="of:=VALUE(TRIM(INDIRECT(ADDRESS(10;5;4))))" office:value-type="float" office:value="-2.66764922088819">
            <text:p>-2.6676492209</text:p>
          </table:table-cell>
          <table:table-cell table:formula="of:=VALUE(TRIM(INDIRECT(ADDRESS(10;6;4))))" office:value-type="float" office:value="6.93409428855804">
            <text:p>6.9340942886</text:p>
          </table:table-cell>
        </table:table-row>
        <table:table-row table:style-name="ro2">
          <table:table-cell/>
          <table:table-cell table:formula="of:=VALUE(TRIM(INDIRECT(ADDRESS(11;2;4))))" office:value-type="float" office:value="-2.82930377304536">
            <text:p>-2.829303773</text:p>
          </table:table-cell>
          <table:table-cell table:formula="of:=VALUE(TRIM(INDIRECT(ADDRESS(11;3;4))))" office:value-type="float" office:value="-13.263556425682">
            <text:p>-13.2635564257</text:p>
          </table:table-cell>
          <table:table-cell table:formula="of:=VALUE(TRIM(INDIRECT(ADDRESS(11;4;4))))" office:value-type="float" office:value="-12.6605739049758">
            <text:p>-12.660573905</text:p>
          </table:table-cell>
          <table:table-cell table:formula="of:=VALUE(TRIM(INDIRECT(ADDRESS(11;5;4))))" office:value-type="float" office:value="-4.21834573737887">
            <text:p>-4.2183457374</text:p>
          </table:table-cell>
          <table:table-cell table:formula="of:=VALUE(TRIM(INDIRECT(ADDRESS(11;6;4))))" office:value-type="float" office:value="-6.92643845472397">
            <text:p>-6.9264384547</text:p>
          </table:table-cell>
        </table:table-row>
        <table:table-row table:style-name="ro2">
          <table:table-cell/>
          <table:table-cell table:formula="of:=VALUE(TRIM(INDIRECT(ADDRESS(12;2;4))))" office:value-type="float" office:value="-13.4991617690672">
            <text:p>-13.4991617691</text:p>
          </table:table-cell>
          <table:table-cell table:formula="of:=VALUE(TRIM(INDIRECT(ADDRESS(12;3;4))))" office:value-type="float" office:value="-13.0088484088761">
            <text:p>-13.0088484089</text:p>
          </table:table-cell>
          <table:table-cell table:formula="of:=VALUE(TRIM(INDIRECT(ADDRESS(12;4;4))))" office:value-type="float" office:value="-13.6474293557655">
            <text:p>-13.6474293558</text:p>
          </table:table-cell>
          <table:table-cell table:formula="of:=VALUE(TRIM(INDIRECT(ADDRESS(12;5;4))))" office:value-type="float" office:value="-6.64518750561606">
            <text:p>-6.6451875056</text:p>
          </table:table-cell>
          <table:table-cell table:formula="of:=VALUE(TRIM(INDIRECT(ADDRESS(12;6;4))))" office:value-type="float" office:value="-13.6202121534256">
            <text:p>-13.6202121534</text:p>
          </table:table-cell>
        </table:table-row>
        <table:table-row table:style-name="ro2">
          <table:table-cell/>
          <table:table-cell table:formula="of:=VALUE(TRIM(INDIRECT(ADDRESS(13;2;4))))" office:value-type="float" office:value="-13.2264114414137">
            <text:p>-13.2264114414</text:p>
          </table:table-cell>
          <table:table-cell table:formula="of:=VALUE(TRIM(INDIRECT(ADDRESS(13;3;4))))" office:value-type="float" office:value="0">
            <text:p>Err:502</text:p>
          </table:table-cell>
          <table:table-cell table:formula="of:=VALUE(TRIM(INDIRECT(ADDRESS(13;4;4))))" office:value-type="float" office:value="-13.394824925615">
            <text:p>-13.3948249256</text:p>
          </table:table-cell>
          <table:table-cell table:formula="of:=VALUE(TRIM(INDIRECT(ADDRESS(13;5;4))))" office:value-type="float" office:value="-3.8273325975206">
            <text:p>-3.8273325975</text:p>
          </table:table-cell>
          <table:table-cell table:formula="of:=VALUE(TRIM(INDIRECT(ADDRESS(13;6;4))))" office:value-type="float" office:value="4.99537866021732">
            <text:p>4.9953786602</text:p>
          </table:table-cell>
        </table:table-row>
        <table:table-row table:style-name="ro2">
          <table:table-cell/>
          <table:table-cell table:formula="of:=VALUE(TRIM(INDIRECT(ADDRESS(14;2;4))))" office:value-type="float" office:value="-8.27879259716152">
            <text:p>-8.2787925972</text:p>
          </table:table-cell>
          <table:table-cell table:formula="of:=VALUE(TRIM(INDIRECT(ADDRESS(14;3;4))))" office:value-type="float" office:value="31.6092547757936">
            <text:p>31.6092547758</text:p>
          </table:table-cell>
          <table:table-cell table:formula="of:=VALUE(TRIM(INDIRECT(ADDRESS(14;4;4))))" office:value-type="float" office:value="-13.5115145135029">
            <text:p>-13.5115145135</text:p>
          </table:table-cell>
          <table:table-cell table:formula="of:=VALUE(TRIM(INDIRECT(ADDRESS(14;5;4))))" office:value-type="float" office:value="-7.82677988726351">
            <text:p>-7.8267798873</text:p>
          </table:table-cell>
          <table:table-cell table:formula="of:=VALUE(TRIM(INDIRECT(ADDRESS(14;6;4))))" office:value-type="float" office:value="-7.82677988726351">
            <text:p>-7.8267798873</text:p>
          </table:table-cell>
        </table:table-row>
        <table:table-row table:style-name="ro2">
          <table:table-cell/>
          <table:table-cell table:formula="of:=VALUE(TRIM(INDIRECT(ADDRESS(15;2;4))))" office:value-type="float" office:value="-9.51742809137554">
            <text:p>-9.5174280914</text:p>
          </table:table-cell>
          <table:table-cell table:formula="of:=VALUE(TRIM(INDIRECT(ADDRESS(15;3;4))))" office:value-type="float" office:value="0.602059991327962">
            <text:p>0.6020599913</text:p>
          </table:table-cell>
          <table:table-cell table:formula="of:=VALUE(TRIM(INDIRECT(ADDRESS(15;4;4))))" office:value-type="float" office:value="-10.1658554873898">
            <text:p>-10.1658554874</text:p>
          </table:table-cell>
          <table:table-cell table:formula="of:=VALUE(TRIM(INDIRECT(ADDRESS(15;5;4))))" office:value-type="float" office:value="-7.82677988726351">
            <text:p>-7.8267798873</text:p>
          </table:table-cell>
          <table:table-cell table:formula="of:=VALUE(TRIM(INDIRECT(ADDRESS(15;6;4))))" office:value-type="float" office:value="-7.82677988726351">
            <text:p>-7.8267798873</text:p>
          </table:table-cell>
        </table:table-row>
        <table:table-row table:style-name="ro2">
          <table:table-cell/>
          <table:table-cell table:formula="of:=VALUE(TRIM(INDIRECT(ADDRESS(16;2;4))))" office:value-type="float" office:value="-2.82930377304447">
            <text:p>-2.829303773</text:p>
          </table:table-cell>
          <table:table-cell table:formula="of:=VALUE(TRIM(INDIRECT(ADDRESS(16;3;4))))" office:value-type="float" office:value="-13.263556427066">
            <text:p>-13.2635564271</text:p>
          </table:table-cell>
          <table:table-cell table:formula="of:=VALUE(TRIM(INDIRECT(ADDRESS(16;4;4))))" office:value-type="float" office:value="-12.0302595641082">
            <text:p>-12.0302595641</text:p>
          </table:table-cell>
          <table:table-cell table:formula="of:=VALUE(TRIM(INDIRECT(ADDRESS(16;5;4))))" office:value-type="float" office:value="-3.70938905138223">
            <text:p>-3.7093890514</text:p>
          </table:table-cell>
          <table:table-cell table:formula="of:=VALUE(TRIM(INDIRECT(ADDRESS(16;6;4))))" office:value-type="float" office:value="-12.8325170274647">
            <text:p>-12.8325170275</text:p>
          </table:table-cell>
        </table:table-row>
        <table:table-row table:style-name="ro2">
          <table:table-cell/>
          <table:table-cell table:formula="of:=VALUE(TRIM(INDIRECT(ADDRESS(17;2;4))))" office:value-type="float" office:value="-13.4978806316637">
            <text:p>-13.4978806317</text:p>
          </table:table-cell>
          <table:table-cell table:formula="of:=VALUE(TRIM(INDIRECT(ADDRESS(17;3;4))))" office:value-type="float" office:value="-7.56515507510902">
            <text:p>-7.5651550751</text:p>
          </table:table-cell>
          <table:table-cell table:formula="of:=VALUE(TRIM(INDIRECT(ADDRESS(17;4;4))))" office:value-type="float" office:value="-13.4268705769343">
            <text:p>-13.4268705769</text:p>
          </table:table-cell>
          <table:table-cell table:formula="of:=VALUE(TRIM(INDIRECT(ADDRESS(17;5;4))))" office:value-type="float" office:value="-0.395897478726232">
            <text:p>-0.3958974787</text:p>
          </table:table-cell>
          <table:table-cell table:formula="of:=VALUE(TRIM(INDIRECT(ADDRESS(17;6;4))))" office:value-type="float" office:value="-13.6230715690441">
            <text:p>-13.623071569</text:p>
          </table:table-cell>
        </table:table-row>
        <table:table-row table:style-name="ro2">
          <table:table-cell/>
          <table:table-cell table:formula="of:=VALUE(TRIM(INDIRECT(ADDRESS(18;2;4))))" office:value-type="float" office:value="-13.5322516969078">
            <text:p>-13.5322516969</text:p>
          </table:table-cell>
          <table:table-cell table:formula="of:=VALUE(TRIM(INDIRECT(ADDRESS(18;3;4))))" office:value-type="float" office:value="0">
            <text:p>Err:502</text:p>
          </table:table-cell>
          <table:table-cell table:formula="of:=VALUE(TRIM(INDIRECT(ADDRESS(18;4;4))))" office:value-type="float" office:value="-13.6002177961579">
            <text:p>-13.6002177962</text:p>
          </table:table-cell>
          <table:table-cell table:formula="of:=VALUE(TRIM(INDIRECT(ADDRESS(18;5;4))))" office:value-type="float" office:value="-0.172082057453082">
            <text:p>-0.1720820575</text:p>
          </table:table-cell>
          <table:table-cell table:formula="of:=VALUE(TRIM(INDIRECT(ADDRESS(18;6;4))))" office:value-type="float" office:value="2.99959892271918">
            <text:p>2.9995989227</text:p>
          </table:table-cell>
        </table:table-row>
        <table:table-row table:style-name="ro2">
          <table:table-cell/>
          <table:table-cell table:formula="of:=VALUE(TRIM(INDIRECT(ADDRESS(19;2;4))))" office:value-type="float" office:value="-7.10461600569625">
            <text:p>-7.1046160057</text:p>
          </table:table-cell>
          <table:table-cell table:formula="of:=VALUE(TRIM(INDIRECT(ADDRESS(19;3;4))))" office:value-type="float" office:value="0.167650365344415">
            <text:p>0.1676503653</text:p>
          </table:table-cell>
          <table:table-cell table:formula="of:=VALUE(TRIM(INDIRECT(ADDRESS(19;4;4))))" office:value-type="float" office:value="-13.6436124322916">
            <text:p>-13.6436124323</text:p>
          </table:table-cell>
          <table:table-cell table:formula="of:=VALUE(TRIM(INDIRECT(ADDRESS(19;5;4))))" office:value-type="float" office:value="-7.82677988726351">
            <text:p>-7.8267798873</text:p>
          </table:table-cell>
          <table:table-cell table:formula="of:=VALUE(TRIM(INDIRECT(ADDRESS(19;6;4))))" office:value-type="float" office:value="-7.82677988726351">
            <text:p>-7.8267798873</text:p>
          </table:table-cell>
        </table:table-row>
        <table:table-row table:style-name="ro2">
          <table:table-cell/>
          <table:table-cell table:formula="of:=VALUE(TRIM(INDIRECT(ADDRESS(20;2;4))))" office:value-type="float" office:value="-8.64530581893955">
            <text:p>-8.6453058189</text:p>
          </table:table-cell>
          <table:table-cell table:formula="of:=VALUE(TRIM(INDIRECT(ADDRESS(20;3;4))))" office:value-type="float" office:value="0.602059991327962">
            <text:p>0.6020599913</text:p>
          </table:table-cell>
          <table:table-cell table:formula="of:=VALUE(TRIM(INDIRECT(ADDRESS(20;4;4))))" office:value-type="float" office:value="-9.03379338954968">
            <text:p>-9.0337933895</text:p>
          </table:table-cell>
          <table:table-cell table:formula="of:=VALUE(TRIM(INDIRECT(ADDRESS(20;5;4))))" office:value-type="float" office:value="-7.82677988726351">
            <text:p>-7.8267798873</text:p>
          </table:table-cell>
          <table:table-cell table:formula="of:=VALUE(TRIM(INDIRECT(ADDRESS(20;6;4))))" office:value-type="float" office:value="-7.82677988726351">
            <text:p>-7.826779887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22;2;4));INDIRECT(ADDRESS(22;2;4)):INDIRECT(ADDRESS(22;6;4));1)" office:value-type="float" office:value="5">
            <text:p>5</text:p>
          </table:table-cell>
          <table:table-cell table:formula="of:=RANK(INDIRECT(ADDRESS(22;3;4));INDIRECT(ADDRESS(22;2;4)):INDIRECT(ADDRESS(22;6;4));1)" office:value-type="float" office:value="2">
            <text:p>2</text:p>
          </table:table-cell>
          <table:table-cell table:formula="of:=RANK(INDIRECT(ADDRESS(22;4;4));INDIRECT(ADDRESS(22;2;4)):INDIRECT(ADDRESS(22;6;4));1)" office:value-type="float" office:value="1">
            <text:p>1</text:p>
          </table:table-cell>
          <table:table-cell table:formula="of:=RANK(INDIRECT(ADDRESS(22;5;4));INDIRECT(ADDRESS(22;2;4)):INDIRECT(ADDRESS(22;6;4));1)" office:value-type="float" office:value="4">
            <text:p>4</text:p>
          </table:table-cell>
          <table:table-cell table:formula="of:=RANK(INDIRECT(ADDRESS(22;6;4));INDIRECT(ADDRESS(22;2;4)):INDIRECT(ADDRESS(22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3;2;4));INDIRECT(ADDRESS(23;2;4)):INDIRECT(ADDRESS(23;6;4));1)" office:value-type="float" office:value="2">
            <text:p>2</text:p>
          </table:table-cell>
          <table:table-cell table:formula="of:=RANK(INDIRECT(ADDRESS(23;3;4));INDIRECT(ADDRESS(23;2;4)):INDIRECT(ADDRESS(23;6;4));1)" office:value-type="float" office:value="4">
            <text:p>4</text:p>
          </table:table-cell>
          <table:table-cell table:formula="of:=RANK(INDIRECT(ADDRESS(23;4;4));INDIRECT(ADDRESS(23;2;4)):INDIRECT(ADDRESS(23;6;4));1)" office:value-type="float" office:value="3">
            <text:p>3</text:p>
          </table:table-cell>
          <table:table-cell table:formula="of:=RANK(INDIRECT(ADDRESS(23;5;4));INDIRECT(ADDRESS(23;2;4)):INDIRECT(ADDRESS(23;6;4));1)" office:value-type="float" office:value="5">
            <text:p>5</text:p>
          </table:table-cell>
          <table:table-cell table:formula="of:=RANK(INDIRECT(ADDRESS(23;6;4));INDIRECT(ADDRESS(23;2;4)):INDIRECT(ADDRESS(2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4;2;4));INDIRECT(ADDRESS(24;2;4)):INDIRECT(ADDRESS(24;6;4));1)" office:value-type="float" office:value="3">
            <text:p>3</text:p>
          </table:table-cell>
          <table:table-cell table:formula="of:=RANK(INDIRECT(ADDRESS(24;3;4));INDIRECT(ADDRESS(24;2;4)):INDIRECT(ADDRESS(24;6;4));1)" office:value-type="float" office:value="2">
            <text:p>2</text:p>
          </table:table-cell>
          <table:table-cell table:formula="of:=RANK(INDIRECT(ADDRESS(24;4;4));INDIRECT(ADDRESS(24;2;4)):INDIRECT(ADDRESS(24;6;4));1)" office:value-type="float" office:value="1">
            <text:p>1</text:p>
          </table:table-cell>
          <table:table-cell table:formula="of:=RANK(INDIRECT(ADDRESS(24;5;4));INDIRECT(ADDRESS(24;2;4)):INDIRECT(ADDRESS(24;6;4));1)" office:value-type="float" office:value="4">
            <text:p>4</text:p>
          </table:table-cell>
          <table:table-cell table:formula="of:=RANK(INDIRECT(ADDRESS(24;6;4));INDIRECT(ADDRESS(24;2;4)):INDIRECT(ADDRESS(24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5;2;4));INDIRECT(ADDRESS(25;2;4)):INDIRECT(ADDRESS(25;6;4));1)" office:value-type="float" office:value="2">
            <text:p>2</text:p>
          </table:table-cell>
          <table:table-cell table:formula="of:=RANK(INDIRECT(ADDRESS(25;3;4));INDIRECT(ADDRESS(25;2;4)):INDIRECT(ADDRESS(25;6;4));1)" office:value-type="float" office:value="5">
            <text:p>5</text:p>
          </table:table-cell>
          <table:table-cell table:formula="of:=RANK(INDIRECT(ADDRESS(25;4;4));INDIRECT(ADDRESS(25;2;4)):INDIRECT(ADDRESS(25;6;4));1)" office:value-type="float" office:value="1">
            <text:p>1</text:p>
          </table:table-cell>
          <table:table-cell table:formula="of:=RANK(INDIRECT(ADDRESS(25;5;4));INDIRECT(ADDRESS(25;2;4)):INDIRECT(ADDRESS(25;6;4));1)" office:value-type="float" office:value="3">
            <text:p>3</text:p>
          </table:table-cell>
          <table:table-cell table:formula="of:=RANK(INDIRECT(ADDRESS(25;6;4));INDIRECT(ADDRESS(25;2;4)):INDIRECT(ADDRESS(25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6;2;4));INDIRECT(ADDRESS(26;2;4)):INDIRECT(ADDRESS(26;6;4));1)" office:value-type="float" office:value="0">
            <text:p>Err:502</text:p>
          </table:table-cell>
          <table:table-cell table:formula="of:=RANK(INDIRECT(ADDRESS(26;3;4));INDIRECT(ADDRESS(26;2;4)):INDIRECT(ADDRESS(26;6;4));1)" office:value-type="float" office:value="0">
            <text:p>Err:502</text:p>
          </table:table-cell>
          <table:table-cell table:formula="of:=RANK(INDIRECT(ADDRESS(26;4;4));INDIRECT(ADDRESS(26;2;4)):INDIRECT(ADDRESS(26;6;4));1)" office:value-type="float" office:value="0">
            <text:p>Err:502</text:p>
          </table:table-cell>
          <table:table-cell table:formula="of:=RANK(INDIRECT(ADDRESS(26;5;4));INDIRECT(ADDRESS(26;2;4)):INDIRECT(ADDRESS(26;6;4));1)" office:value-type="float" office:value="0">
            <text:p>Err:502</text:p>
          </table:table-cell>
          <table:table-cell table:formula="of:=RANK(INDIRECT(ADDRESS(26;6;4));INDIRECT(ADDRESS(26;2;4)):INDIRECT(ADDRESS(26;6;4));1)" office:value-type="float" office:value="0">
            <text:p>Err:502</text:p>
          </table:table-cell>
        </table:table-row>
        <table:table-row table:style-name="ro2">
          <table:table-cell/>
          <table:table-cell table:formula="of:=RANK(INDIRECT(ADDRESS(27;2;4));INDIRECT(ADDRESS(27;2;4)):INDIRECT(ADDRESS(27;6;4));1)" office:value-type="float" office:value="2">
            <text:p>2</text:p>
          </table:table-cell>
          <table:table-cell table:formula="of:=RANK(INDIRECT(ADDRESS(27;3;4));INDIRECT(ADDRESS(27;2;4)):INDIRECT(ADDRESS(27;6;4));1)" office:value-type="float" office:value="5">
            <text:p>5</text:p>
          </table:table-cell>
          <table:table-cell table:formula="of:=RANK(INDIRECT(ADDRESS(27;4;4));INDIRECT(ADDRESS(27;2;4)):INDIRECT(ADDRESS(27;6;4));1)" office:value-type="float" office:value="1">
            <text:p>1</text:p>
          </table:table-cell>
          <table:table-cell table:formula="of:=RANK(INDIRECT(ADDRESS(27;5;4));INDIRECT(ADDRESS(27;2;4)):INDIRECT(ADDRESS(27;6;4));1)" office:value-type="float" office:value="3">
            <text:p>3</text:p>
          </table:table-cell>
          <table:table-cell table:formula="of:=RANK(INDIRECT(ADDRESS(27;6;4));INDIRECT(ADDRESS(27;2;4)):INDIRECT(ADDRESS(27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8;2;4));INDIRECT(ADDRESS(28;2;4)):INDIRECT(ADDRESS(28;6;4));1)" office:value-type="float" office:value="5">
            <text:p>5</text:p>
          </table:table-cell>
          <table:table-cell table:formula="of:=RANK(INDIRECT(ADDRESS(28;3;4));INDIRECT(ADDRESS(28;2;4)):INDIRECT(ADDRESS(28;6;4));1)" office:value-type="float" office:value="4">
            <text:p>4</text:p>
          </table:table-cell>
          <table:table-cell table:formula="of:=RANK(INDIRECT(ADDRESS(28;4;4));INDIRECT(ADDRESS(28;2;4)):INDIRECT(ADDRESS(28;6;4));1)" office:value-type="float" office:value="1">
            <text:p>1</text:p>
          </table:table-cell>
          <table:table-cell table:formula="of:=RANK(INDIRECT(ADDRESS(28;5;4));INDIRECT(ADDRESS(28;2;4)):INDIRECT(ADDRESS(28;6;4));1)" office:value-type="float" office:value="3">
            <text:p>3</text:p>
          </table:table-cell>
          <table:table-cell table:formula="of:=RANK(INDIRECT(ADDRESS(28;6;4));INDIRECT(ADDRESS(28;2;4)):INDIRECT(ADDRESS(28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9;2;4));INDIRECT(ADDRESS(29;2;4)):INDIRECT(ADDRESS(29;6;4));1)" office:value-type="float" office:value="5">
            <text:p>5</text:p>
          </table:table-cell>
          <table:table-cell table:formula="of:=RANK(INDIRECT(ADDRESS(29;3;4));INDIRECT(ADDRESS(29;2;4)):INDIRECT(ADDRESS(29;6;4));1)" office:value-type="float" office:value="4">
            <text:p>4</text:p>
          </table:table-cell>
          <table:table-cell table:formula="of:=RANK(INDIRECT(ADDRESS(29;4;4));INDIRECT(ADDRESS(29;2;4)):INDIRECT(ADDRESS(29;6;4));1)" office:value-type="float" office:value="2">
            <text:p>2</text:p>
          </table:table-cell>
          <table:table-cell table:formula="of:=RANK(INDIRECT(ADDRESS(29;5;4));INDIRECT(ADDRESS(29;2;4)):INDIRECT(ADDRESS(29;6;4));1)" office:value-type="float" office:value="3">
            <text:p>3</text:p>
          </table:table-cell>
          <table:table-cell table:formula="of:=RANK(INDIRECT(ADDRESS(29;6;4));INDIRECT(ADDRESS(29;2;4)):INDIRECT(ADDRESS(2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0;2;4));INDIRECT(ADDRESS(30;2;4)):INDIRECT(ADDRESS(30;6;4));1)" office:value-type="float" office:value="5">
            <text:p>5</text:p>
          </table:table-cell>
          <table:table-cell table:formula="of:=RANK(INDIRECT(ADDRESS(30;3;4));INDIRECT(ADDRESS(30;2;4)):INDIRECT(ADDRESS(30;6;4));1)" office:value-type="float" office:value="3">
            <text:p>3</text:p>
          </table:table-cell>
          <table:table-cell table:formula="of:=RANK(INDIRECT(ADDRESS(30;4;4));INDIRECT(ADDRESS(30;2;4)):INDIRECT(ADDRESS(30;6;4));1)" office:value-type="float" office:value="1">
            <text:p>1</text:p>
          </table:table-cell>
          <table:table-cell table:formula="of:=RANK(INDIRECT(ADDRESS(30;5;4));INDIRECT(ADDRESS(30;2;4)):INDIRECT(ADDRESS(30;6;4));1)" office:value-type="float" office:value="2">
            <text:p>2</text:p>
          </table:table-cell>
          <table:table-cell table:formula="of:=RANK(INDIRECT(ADDRESS(30;6;4));INDIRECT(ADDRESS(30;2;4)):INDIRECT(ADDRESS(30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1;2;4));INDIRECT(ADDRESS(31;2;4)):INDIRECT(ADDRESS(31;6;4));1)" office:value-type="float" office:value="5">
            <text:p>5</text:p>
          </table:table-cell>
          <table:table-cell table:formula="of:=RANK(INDIRECT(ADDRESS(31;3;4));INDIRECT(ADDRESS(31;2;4)):INDIRECT(ADDRESS(31;6;4));1)" office:value-type="float" office:value="1">
            <text:p>1</text:p>
          </table:table-cell>
          <table:table-cell table:formula="of:=RANK(INDIRECT(ADDRESS(31;4;4));INDIRECT(ADDRESS(31;2;4)):INDIRECT(ADDRESS(31;6;4));1)" office:value-type="float" office:value="2">
            <text:p>2</text:p>
          </table:table-cell>
          <table:table-cell table:formula="of:=RANK(INDIRECT(ADDRESS(31;5;4));INDIRECT(ADDRESS(31;2;4)):INDIRECT(ADDRESS(31;6;4));1)" office:value-type="float" office:value="4">
            <text:p>4</text:p>
          </table:table-cell>
          <table:table-cell table:formula="of:=RANK(INDIRECT(ADDRESS(31;6;4));INDIRECT(ADDRESS(31;2;4)):INDIRECT(ADDRESS(31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2;2;4));INDIRECT(ADDRESS(32;2;4)):INDIRECT(ADDRESS(32;6;4));1)" office:value-type="float" office:value="3">
            <text:p>3</text:p>
          </table:table-cell>
          <table:table-cell table:formula="of:=RANK(INDIRECT(ADDRESS(32;3;4));INDIRECT(ADDRESS(32;2;4)):INDIRECT(ADDRESS(32;6;4));1)" office:value-type="float" office:value="4">
            <text:p>4</text:p>
          </table:table-cell>
          <table:table-cell table:formula="of:=RANK(INDIRECT(ADDRESS(32;4;4));INDIRECT(ADDRESS(32;2;4)):INDIRECT(ADDRESS(32;6;4));1)" office:value-type="float" office:value="1">
            <text:p>1</text:p>
          </table:table-cell>
          <table:table-cell table:formula="of:=RANK(INDIRECT(ADDRESS(32;5;4));INDIRECT(ADDRESS(32;2;4)):INDIRECT(ADDRESS(32;6;4));1)" office:value-type="float" office:value="5">
            <text:p>5</text:p>
          </table:table-cell>
          <table:table-cell table:formula="of:=RANK(INDIRECT(ADDRESS(32;6;4));INDIRECT(ADDRESS(32;2;4)):INDIRECT(ADDRESS(32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3;2;4));INDIRECT(ADDRESS(33;2;4)):INDIRECT(ADDRESS(33;6;4));1)" office:value-type="float" office:value="0">
            <text:p>Err:502</text:p>
          </table:table-cell>
          <table:table-cell table:formula="of:=RANK(INDIRECT(ADDRESS(33;3;4));INDIRECT(ADDRESS(33;2;4)):INDIRECT(ADDRESS(33;6;4));1)" office:value-type="float" office:value="0">
            <text:p>Err:502</text:p>
          </table:table-cell>
          <table:table-cell table:formula="of:=RANK(INDIRECT(ADDRESS(33;4;4));INDIRECT(ADDRESS(33;2;4)):INDIRECT(ADDRESS(33;6;4));1)" office:value-type="float" office:value="0">
            <text:p>Err:502</text:p>
          </table:table-cell>
          <table:table-cell table:formula="of:=RANK(INDIRECT(ADDRESS(33;5;4));INDIRECT(ADDRESS(33;2;4)):INDIRECT(ADDRESS(33;6;4));1)" office:value-type="float" office:value="0">
            <text:p>Err:502</text:p>
          </table:table-cell>
          <table:table-cell table:formula="of:=RANK(INDIRECT(ADDRESS(33;6;4));INDIRECT(ADDRESS(33;2;4)):INDIRECT(ADDRESS(33;6;4));1)" office:value-type="float" office:value="0">
            <text:p>Err:502</text:p>
          </table:table-cell>
        </table:table-row>
        <table:table-row table:style-name="ro2">
          <table:table-cell/>
          <table:table-cell table:formula="of:=RANK(INDIRECT(ADDRESS(34;2;4));INDIRECT(ADDRESS(34;2;4)):INDIRECT(ADDRESS(34;6;4));1)" office:value-type="float" office:value="2">
            <text:p>2</text:p>
          </table:table-cell>
          <table:table-cell table:formula="of:=RANK(INDIRECT(ADDRESS(34;3;4));INDIRECT(ADDRESS(34;2;4)):INDIRECT(ADDRESS(34;6;4));1)" office:value-type="float" office:value="5">
            <text:p>5</text:p>
          </table:table-cell>
          <table:table-cell table:formula="of:=RANK(INDIRECT(ADDRESS(34;4;4));INDIRECT(ADDRESS(34;2;4)):INDIRECT(ADDRESS(34;6;4));1)" office:value-type="float" office:value="1">
            <text:p>1</text:p>
          </table:table-cell>
          <table:table-cell table:formula="of:=RANK(INDIRECT(ADDRESS(34;5;4));INDIRECT(ADDRESS(34;2;4)):INDIRECT(ADDRESS(34;6;4));1)" office:value-type="float" office:value="3">
            <text:p>3</text:p>
          </table:table-cell>
          <table:table-cell table:formula="of:=RANK(INDIRECT(ADDRESS(34;6;4));INDIRECT(ADDRESS(34;2;4)):INDIRECT(ADDRESS(34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5;2;4));INDIRECT(ADDRESS(35;2;4)):INDIRECT(ADDRESS(35;6;4));1)" office:value-type="float" office:value="2">
            <text:p>2</text:p>
          </table:table-cell>
          <table:table-cell table:formula="of:=RANK(INDIRECT(ADDRESS(35;3;4));INDIRECT(ADDRESS(35;2;4)):INDIRECT(ADDRESS(35;6;4));1)" office:value-type="float" office:value="5">
            <text:p>5</text:p>
          </table:table-cell>
          <table:table-cell table:formula="of:=RANK(INDIRECT(ADDRESS(35;4;4));INDIRECT(ADDRESS(35;2;4)):INDIRECT(ADDRESS(35;6;4));1)" office:value-type="float" office:value="1">
            <text:p>1</text:p>
          </table:table-cell>
          <table:table-cell table:formula="of:=RANK(INDIRECT(ADDRESS(35;5;4));INDIRECT(ADDRESS(35;2;4)):INDIRECT(ADDRESS(35;6;4));1)" office:value-type="float" office:value="3">
            <text:p>3</text:p>
          </table:table-cell>
          <table:table-cell table:formula="of:=RANK(INDIRECT(ADDRESS(35;6;4));INDIRECT(ADDRESS(35;2;4)):INDIRECT(ADDRESS(35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6;2;4));INDIRECT(ADDRESS(36;2;4)):INDIRECT(ADDRESS(36;6;4));1)" office:value-type="float" office:value="5">
            <text:p>5</text:p>
          </table:table-cell>
          <table:table-cell table:formula="of:=RANK(INDIRECT(ADDRESS(36;3;4));INDIRECT(ADDRESS(36;2;4)):INDIRECT(ADDRESS(36;6;4));1)" office:value-type="float" office:value="1">
            <text:p>1</text:p>
          </table:table-cell>
          <table:table-cell table:formula="of:=RANK(INDIRECT(ADDRESS(36;4;4));INDIRECT(ADDRESS(36;2;4)):INDIRECT(ADDRESS(36;6;4));1)" office:value-type="float" office:value="3">
            <text:p>3</text:p>
          </table:table-cell>
          <table:table-cell table:formula="of:=RANK(INDIRECT(ADDRESS(36;5;4));INDIRECT(ADDRESS(36;2;4)):INDIRECT(ADDRESS(36;6;4));1)" office:value-type="float" office:value="4">
            <text:p>4</text:p>
          </table:table-cell>
          <table:table-cell table:formula="of:=RANK(INDIRECT(ADDRESS(36;6;4));INDIRECT(ADDRESS(36;2;4)):INDIRECT(ADDRESS(36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7;2;4));INDIRECT(ADDRESS(37;2;4)):INDIRECT(ADDRESS(37;6;4));1)" office:value-type="float" office:value="2">
            <text:p>2</text:p>
          </table:table-cell>
          <table:table-cell table:formula="of:=RANK(INDIRECT(ADDRESS(37;3;4));INDIRECT(ADDRESS(37;2;4)):INDIRECT(ADDRESS(37;6;4));1)" office:value-type="float" office:value="4">
            <text:p>4</text:p>
          </table:table-cell>
          <table:table-cell table:formula="of:=RANK(INDIRECT(ADDRESS(37;4;4));INDIRECT(ADDRESS(37;2;4)):INDIRECT(ADDRESS(37;6;4));1)" office:value-type="float" office:value="3">
            <text:p>3</text:p>
          </table:table-cell>
          <table:table-cell table:formula="of:=RANK(INDIRECT(ADDRESS(37;5;4));INDIRECT(ADDRESS(37;2;4)):INDIRECT(ADDRESS(37;6;4));1)" office:value-type="float" office:value="5">
            <text:p>5</text:p>
          </table:table-cell>
          <table:table-cell table:formula="of:=RANK(INDIRECT(ADDRESS(37;6;4));INDIRECT(ADDRESS(37;2;4)):INDIRECT(ADDRESS(37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8;2;4));INDIRECT(ADDRESS(38;2;4)):INDIRECT(ADDRESS(38;6;4));1)" office:value-type="float" office:value="0">
            <text:p>Err:502</text:p>
          </table:table-cell>
          <table:table-cell table:formula="of:=RANK(INDIRECT(ADDRESS(38;3;4));INDIRECT(ADDRESS(38;2;4)):INDIRECT(ADDRESS(38;6;4));1)" office:value-type="float" office:value="0">
            <text:p>Err:502</text:p>
          </table:table-cell>
          <table:table-cell table:formula="of:=RANK(INDIRECT(ADDRESS(38;4;4));INDIRECT(ADDRESS(38;2;4)):INDIRECT(ADDRESS(38;6;4));1)" office:value-type="float" office:value="0">
            <text:p>Err:502</text:p>
          </table:table-cell>
          <table:table-cell table:formula="of:=RANK(INDIRECT(ADDRESS(38;5;4));INDIRECT(ADDRESS(38;2;4)):INDIRECT(ADDRESS(38;6;4));1)" office:value-type="float" office:value="0">
            <text:p>Err:502</text:p>
          </table:table-cell>
          <table:table-cell table:formula="of:=RANK(INDIRECT(ADDRESS(38;6;4));INDIRECT(ADDRESS(38;2;4)):INDIRECT(ADDRESS(38;6;4));1)" office:value-type="float" office:value="0">
            <text:p>Err:502</text:p>
          </table:table-cell>
        </table:table-row>
        <table:table-row table:style-name="ro2">
          <table:table-cell/>
          <table:table-cell table:formula="of:=RANK(INDIRECT(ADDRESS(39;2;4));INDIRECT(ADDRESS(39;2;4)):INDIRECT(ADDRESS(39;6;4));1)" office:value-type="float" office:value="4">
            <text:p>4</text:p>
          </table:table-cell>
          <table:table-cell table:formula="of:=RANK(INDIRECT(ADDRESS(39;3;4));INDIRECT(ADDRESS(39;2;4)):INDIRECT(ADDRESS(39;6;4));1)" office:value-type="float" office:value="5">
            <text:p>5</text:p>
          </table:table-cell>
          <table:table-cell table:formula="of:=RANK(INDIRECT(ADDRESS(39;4;4));INDIRECT(ADDRESS(39;2;4)):INDIRECT(ADDRESS(39;6;4));1)" office:value-type="float" office:value="1">
            <text:p>1</text:p>
          </table:table-cell>
          <table:table-cell table:formula="of:=RANK(INDIRECT(ADDRESS(39;5;4));INDIRECT(ADDRESS(39;2;4)):INDIRECT(ADDRESS(39;6;4));1)" office:value-type="float" office:value="2">
            <text:p>2</text:p>
          </table:table-cell>
          <table:table-cell table:formula="of:=RANK(INDIRECT(ADDRESS(39;6;4));INDIRECT(ADDRESS(39;2;4)):INDIRECT(ADDRESS(39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0;2;4));INDIRECT(ADDRESS(40;2;4)):INDIRECT(ADDRESS(40;6;4));1)" office:value-type="float" office:value="2">
            <text:p>2</text:p>
          </table:table-cell>
          <table:table-cell table:formula="of:=RANK(INDIRECT(ADDRESS(40;3;4));INDIRECT(ADDRESS(40;2;4)):INDIRECT(ADDRESS(40;6;4));1)" office:value-type="float" office:value="5">
            <text:p>5</text:p>
          </table:table-cell>
          <table:table-cell table:formula="of:=RANK(INDIRECT(ADDRESS(40;4;4));INDIRECT(ADDRESS(40;2;4)):INDIRECT(ADDRESS(40;6;4));1)" office:value-type="float" office:value="1">
            <text:p>1</text:p>
          </table:table-cell>
          <table:table-cell table:formula="of:=RANK(INDIRECT(ADDRESS(40;5;4));INDIRECT(ADDRESS(40;2;4)):INDIRECT(ADDRESS(40;6;4));1)" office:value-type="float" office:value="3">
            <text:p>3</text:p>
          </table:table-cell>
          <table:table-cell table:formula="of:=RANK(INDIRECT(ADDRESS(40;6;4));INDIRECT(ADDRESS(40;2;4)):INDIRECT(ADDRESS(40;6;4));1)" office:value-type="float" office:value="3">
            <text:p>3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42;2;4)):INDIRECT(ADDRESS(60;2;4)))" office:value-type="float" office:value="0">
            <text:p>Err:502</text:p>
          </table:table-cell>
          <table:table-cell table:formula="of:=AVERAGE(INDIRECT(ADDRESS(42;3;4)):INDIRECT(ADDRESS(60;3;4)))" office:value-type="float" office:value="0">
            <text:p>Err:502</text:p>
          </table:table-cell>
          <table:table-cell table:formula="of:=AVERAGE(INDIRECT(ADDRESS(42;4;4)):INDIRECT(ADDRESS(60;4;4)))" office:value-type="float" office:value="0">
            <text:p>Err:502</text:p>
          </table:table-cell>
          <table:table-cell table:formula="of:=AVERAGE(INDIRECT(ADDRESS(42;5;4)):INDIRECT(ADDRESS(60;5;4)))" office:value-type="float" office:value="0">
            <text:p>Err:502</text:p>
          </table:table-cell>
          <table:table-cell table:formula="of:=AVERAGE(INDIRECT(ADDRESS(42;6;4)):INDIRECT(ADDRESS(60;6;4)))" office:value-type="float" office:value="0">
            <text:p>Err:502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61;2;4));INDIRECT(ADDRESS(61;2;4)):INDIRECT(ADDRESS(61;6;4));1)" office:value-type="float" office:value="0">
            <text:p>Err:502</text:p>
          </table:table-cell>
          <table:table-cell table:formula="of:=RANK(INDIRECT(ADDRESS(61;3;4));INDIRECT(ADDRESS(61;2;4)):INDIRECT(ADDRESS(61;6;4));1)" office:value-type="float" office:value="0">
            <text:p>Err:502</text:p>
          </table:table-cell>
          <table:table-cell table:formula="of:=RANK(INDIRECT(ADDRESS(61;4;4));INDIRECT(ADDRESS(61;2;4)):INDIRECT(ADDRESS(61;6;4));1)" office:value-type="float" office:value="0">
            <text:p>Err:502</text:p>
          </table:table-cell>
          <table:table-cell table:formula="of:=RANK(INDIRECT(ADDRESS(61;5;4));INDIRECT(ADDRESS(61;2;4)):INDIRECT(ADDRESS(61;6;4));1)" office:value-type="float" office:value="0">
            <text:p>Err:502</text:p>
          </table:table-cell>
          <table:table-cell table:formula="of:=RANK(INDIRECT(ADDRESS(61;6;4));INDIRECT(ADDRESS(61;2;4)):INDIRECT(ADDRESS(61;6;4));1)" office:value-type="float" office:value="0">
            <text:p>Err:502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0.0792482058101856">
            <text:p>0.0792482058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61;2;4)):INDIRECT(ADDRESS(61;6;4)))+INDIRECT(ADDRESS(63;2;4))" office:value-type="float" office:value="0">
            <text:p>Err:502</text:p>
          </table:table-cell>
          <table:table-cell table:formula="of:=MIN(INDIRECT(ADDRESS(61;2;4)):INDIRECT(ADDRESS(61;6;4)))+INDIRECT(ADDRESS(63;3;4))" office:value-type="float" office:value="0">
            <text:p>Err:502</text:p>
          </table:table-cell>
          <table:table-cell table:formula="of:=MIN(INDIRECT(ADDRESS(61;2;4)):INDIRECT(ADDRESS(61;6;4)))+INDIRECT(ADDRESS(63;4;4))" office:value-type="float" office:value="0">
            <text:p>Err:502</text:p>
          </table:table-cell>
          <table:table-cell table:formula="of:=MIN(INDIRECT(ADDRESS(61;2;4)):INDIRECT(ADDRESS(61;6;4)))+INDIRECT(ADDRESS(63;5;4))" office:value-type="float" office:value="0">
            <text:p>Err:502</text:p>
          </table:table-cell>
          <table:table-cell table:formula="of:=MIN(INDIRECT(ADDRESS(61;2;4)):INDIRECT(ADDRESS(61;6;4)))+INDIRECT(ADDRESS(63;6;4))" office:value-type="float" office:value="0">
            <text:p>Err:502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64;2;4))&gt;INDIRECT(ADDRESS(61;2;4));1;0)" office:value-type="float" office:value="0">
            <text:p>Err:502</text:p>
          </table:table-cell>
          <table:table-cell table:formula="of:=IF(INDIRECT(ADDRESS(64;3;4))&gt;INDIRECT(ADDRESS(61;3;4));1;0)" office:value-type="float" office:value="0">
            <text:p>Err:502</text:p>
          </table:table-cell>
          <table:table-cell table:formula="of:=IF(INDIRECT(ADDRESS(64;4;4))&gt;INDIRECT(ADDRESS(61;4;4));1;0)" office:value-type="float" office:value="0">
            <text:p>Err:502</text:p>
          </table:table-cell>
          <table:table-cell table:formula="of:=IF(INDIRECT(ADDRESS(64;5;4))&gt;INDIRECT(ADDRESS(61;5;4));1;0)" office:value-type="float" office:value="0">
            <text:p>Err:502</text:p>
          </table:table-cell>
          <table:table-cell table:formula="of:=IF(INDIRECT(ADDRESS(64;6;4))&gt;INDIRECT(ADDRESS(61;6;4));1;0)" office:value-type="float" office:value="0">
            <text:p>Err:502</text:p>
          </table:table-cell>
        </table:table-row>
      </table:table>
      <table:table table:name="Error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Broyden QR</text:p>
          </table:table-cell>
          <table:table-cell office:value-type="string">
            <text:p>LMBroyden</text:p>
          </table:table-cell>
          <table:table-cell office:value-type="string">
            <text:p>BroydenLevy</text:p>
          </table:table-cell>
          <table:table-cell office:value-type="string">
            <text:p>Opt</text:p>
          </table:table-cell>
          <table:table-cell office:value-type="string">
            <text:p>Hybrid</text:p>
          </table:table-cell>
        </table:table-row>
        <table:table-row table:style-name="ro2">
          <table:table-cell office:value-type="string">
            <text:p>ExtendedRosenbrock2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3.5743785284794">
            <text:p>-13.5743785285</text:p>
          </table:table-cell>
          <table:table-cell office:value-type="float" office:value="-13.6623336988345">
            <text:p>-13.6623336988</text:p>
          </table:table-cell>
        </table:table-row>
        <table:table-row table:style-name="ro2">
          <table:table-cell office:value-type="string">
            <text:p>ExtendedPowellSingular4</text:p>
          </table:table-cell>
          <table:table-cell office:value-type="float" office:value="-15.653559774527">
            <text:p>-15.6535597745</text:p>
          </table:table-cell>
          <table:table-cell office:value-type="float" office:value="-14.8916080535929">
            <text:p>-14.8916080536</text:p>
          </table:table-cell>
          <table:table-cell office:value-type="float" office:value="-15.653559774527">
            <text:p>-15.6535597745</text:p>
          </table:table-cell>
          <table:table-cell office:value-type="float" office:value="-13.4817223966775">
            <text:p>-13.4817223967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-15.653559774527">
            <text:p>-15.6535597745</text:p>
          </table:table-cell>
          <table:table-cell office:value-type="float" office:value="-14.5235285265394">
            <text:p>-14.5235285265</text:p>
          </table:table-cell>
          <table:table-cell office:value-type="float" office:value="-15.653559774527">
            <text:p>-15.6535597745</text:p>
          </table:table-cell>
          <table:table-cell office:value-type="float" office:value="-13.5583904230953">
            <text:p>-13.5583904231</text:p>
          </table:table-cell>
          <table:table-cell office:value-type="float" office:value="-13.6111811763871">
            <text:p>-13.6111811764</text:p>
          </table:table-cell>
        </table:table-row>
        <table:table-row table:style-name="ro2">
          <table:table-cell office:value-type="string">
            <text:p>MultiArctan2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4.1591176773104">
            <text:p>-14.1591176773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HelicalValley</text:p>
          </table:table-cell>
          <table:table-cell office:value-type="float" office:value="-12.7271354275566">
            <text:p>-12.7271354276</text:p>
          </table:table-cell>
          <table:table-cell office:value-type="float" office:value="1.69897000433602">
            <text:p>1.6989700043</text:p>
          </table:table-cell>
          <table:table-cell office:value-type="float" office:value="-15.653559774527">
            <text:p>-15.6535597745</text:p>
          </table:table-cell>
          <table:table-cell office:value-type="float" office:value="-13.6993172650877">
            <text:p>-13.6993172651</text:p>
          </table:table-cell>
          <table:table-cell office:value-type="float" office:value="-13.953573089298">
            <text:p>-13.9535730893</text:p>
          </table:table-cell>
        </table:table-row>
        <table:table-row table:style-name="ro2">
          <table:table-cell office:value-type="string">
            <text:p>LinearFFullRank2</text:p>
          </table:table-cell>
          <table:table-cell table:number-columns-repeated="4" office:value-type="float" office:value="-15.653559774527">
            <text:p>-15.6535597745</text:p>
          </table:table-cell>
          <table:table-cell office:value-type="float" office:value="-14.7504697875351">
            <text:p>-14.7504697875</text:p>
          </table:table-cell>
        </table:table-row>
        <table:table-row table:style-name="ro2">
          <table:table-cell office:value-type="string">
            <text:p>Wood</text:p>
          </table:table-cell>
          <table:table-cell office:value-type="float" office:value="0.621850853209028">
            <text:p>0.6218508532</text:p>
          </table:table-cell>
          <table:table-cell office:value-type="float" office:value="-6.62450709353341">
            <text:p>-6.6245070935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-1.52668669547405">
            <text:p>-1.5266866955</text:p>
          </table:table-cell>
          <table:table-cell office:value-type="float" office:value="-2.10356679972062">
            <text:p>-2.1035667997</text:p>
          </table:table-cell>
          <table:table-cell office:value-type="float" office:value="-15.653559774527">
            <text:p>-15.6535597745</text:p>
          </table:table-cell>
          <table:table-cell office:value-type="float" office:value="-13.7889329841776">
            <text:p>-13.7889329842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BiggsExp6</text:p>
          </table:table-cell>
          <table:table-cell office:value-type="float" office:value="-0.413235851803627">
            <text:p>-0.4132358518</text:p>
          </table:table-cell>
          <table:table-cell office:value-type="float" office:value="-0.590348363534141">
            <text:p>-0.5903483635</text:p>
          </table:table-cell>
          <table:table-cell office:value-type="float" office:value="-15.653559774527">
            <text:p>-15.6535597745</text:p>
          </table:table-cell>
          <table:table-cell office:value-type="float" office:value="-2.83906564024339">
            <text:p>-2.8390656402</text:p>
          </table:table-cell>
          <table:table-cell office:value-type="float" office:value="-2.49556229343822">
            <text:p>-2.4955622934</text:p>
          </table:table-cell>
        </table:table-row>
        <table:table-row table:style-name="ro2">
          <table:table-cell office:value-type="string">
            <text:p>ExtendedRosenbrock10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3.2064017431848">
            <text:p>-13.2064017432</text:p>
          </table:table-cell>
          <table:table-cell office:value-type="float" office:value="-13.4494397918711">
            <text:p>-13.4494397919</text:p>
          </table:table-cell>
        </table:table-row>
        <table:table-row table:style-name="ro2">
          <table:table-cell office:value-type="string">
            <text:p>ExtendedPowellSingular12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9.83829015386157">
            <text:p>-9.8382901539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-14.167040745467">
            <text:p>-14.1670407455</text:p>
          </table:table-cell>
          <table:table-cell office:value-type="float" office:value="-1.34795455741545">
            <text:p>-1.3479545574</text:p>
          </table:table-cell>
          <table:table-cell office:value-type="float" office:value="-15.653559774527">
            <text:p>-15.6535597745</text:p>
          </table:table-cell>
          <table:table-cell office:value-type="float" office:value="-13.7610303990683">
            <text:p>-13.7610303991</text:p>
          </table:table-cell>
          <table:table-cell office:value-type="float" office:value="-1.74733683306758">
            <text:p>-1.7473368331</text:p>
          </table:table-cell>
        </table:table-row>
        <table:table-row table:style-name="ro2">
          <table:table-cell office:value-type="string">
            <text:p>MultiArctan10</text:p>
          </table:table-cell>
          <table:table-cell table:number-columns-repeated="4" office:value-type="float" office:value="-15.653559774527">
            <text:p>-15.6535597745</text:p>
          </table:table-cell>
          <table:table-cell office:value-type="float" office:value="-14.5920817329573">
            <text:p>-14.592081733</text:p>
          </table:table-cell>
        </table:table-row>
        <table:table-row table:style-name="ro2">
          <table:table-cell office:value-type="string">
            <text:p>LinearFFullRank10</text:p>
          </table:table-cell>
          <table:table-cell table:number-columns-repeated="4" office:value-type="float" office:value="-15.653559774527">
            <text:p>-15.6535597745</text:p>
          </table:table-cell>
          <table:table-cell office:value-type="float" office:value="-14.2286765434789">
            <text:p>-14.2286765435</text:p>
          </table:table-cell>
        </table:table-row>
        <table:table-row table:style-name="ro2">
          <table:table-cell office:value-type="string">
            <text:p>ExtendedRosenbrock100</text:p>
          </table:table-cell>
          <table:table-cell office:value-type="float" office:value="-14.352529778863">
            <text:p>-14.3525297789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7.5183242791231">
            <text:p>-7.5183242791</text:p>
          </table:table-cell>
          <table:table-cell office:value-type="float" office:value="-14.0514997831991">
            <text:p>-14.0514997832</text:p>
          </table:table-cell>
        </table:table-row>
        <table:table-row table:style-name="ro2">
          <table:table-cell office:value-type="string">
            <text:p>ExtendedPowellSingular100</text:p>
          </table:table-cell>
          <table:table-cell office:value-type="float" office:value="-15.653559774527">
            <text:p>-15.6535597745</text:p>
          </table:table-cell>
          <table:table-cell office:value-type="float" office:value="-15.3737710494119">
            <text:p>-15.3737710494</text:p>
          </table:table-cell>
          <table:table-cell office:value-type="float" office:value="-15.653559774527">
            <text:p>-15.6535597745</text:p>
          </table:table-cell>
          <table:table-cell office:value-type="float" office:value="-4.75464962383156">
            <text:p>-4.7546496238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Trig100</text:p>
          </table:table-cell>
          <table:table-cell office:value-type="float" office:value="-14.1752526164478">
            <text:p>-14.1752526164</text:p>
          </table:table-cell>
          <table:table-cell office:value-type="float" office:value="-2.3054057316274">
            <text:p>-2.3054057316</text:p>
          </table:table-cell>
          <table:table-cell office:value-type="float" office:value="-14.2329982537079">
            <text:p>-14.2329982537</text:p>
          </table:table-cell>
          <table:table-cell office:value-type="float" office:value="-2.88023141870469">
            <text:p>-2.8802314187</text:p>
          </table:table-cell>
          <table:table-cell office:value-type="float" office:value="-3.62093963969397">
            <text:p>-3.6209396397</text:p>
          </table:table-cell>
        </table:table-row>
        <table:table-row table:style-name="ro2">
          <table:table-cell office:value-type="string">
            <text:p>MultiArctan100</text:p>
          </table:table-cell>
          <table:table-cell office:value-type="float" office:value="-14.6351903979019">
            <text:p>-14.6351903979</text:p>
          </table:table-cell>
          <table:table-cell office:value-type="float" office:value="0.162588428697475">
            <text:p>0.1625884287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LinearFFullRank100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4.3268099979314">
            <text:p>-14.3268099979</text:p>
          </table:table-cell>
          <table:table-cell office:value-type="float" office:value="-15.352529778863">
            <text:p>-15.352529778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-15.653559774527">
            <text:p>-15.6535597745</text:p>
          </table:table-cell>
          <table:table-cell table:formula="of:=VALUE(TRIM(INDIRECT(ADDRESS(2;3;4))))" office:value-type="float" office:value="-15.653559774527">
            <text:p>-15.6535597745</text:p>
          </table:table-cell>
          <table:table-cell table:formula="of:=VALUE(TRIM(INDIRECT(ADDRESS(2;4;4))))" office:value-type="float" office:value="-15.653559774527">
            <text:p>-15.6535597745</text:p>
          </table:table-cell>
          <table:table-cell table:formula="of:=VALUE(TRIM(INDIRECT(ADDRESS(2;5;4))))" office:value-type="float" office:value="-13.5743785284794">
            <text:p>-13.5743785285</text:p>
          </table:table-cell>
          <table:table-cell table:formula="of:=VALUE(TRIM(INDIRECT(ADDRESS(2;6;4))))" office:value-type="float" office:value="-13.6623336988345">
            <text:p>-13.6623336988</text:p>
          </table:table-cell>
        </table:table-row>
        <table:table-row table:style-name="ro2">
          <table:table-cell/>
          <table:table-cell table:formula="of:=VALUE(TRIM(INDIRECT(ADDRESS(3;2;4))))" office:value-type="float" office:value="-15.653559774527">
            <text:p>-15.6535597745</text:p>
          </table:table-cell>
          <table:table-cell table:formula="of:=VALUE(TRIM(INDIRECT(ADDRESS(3;3;4))))" office:value-type="float" office:value="-14.8916080535929">
            <text:p>-14.8916080536</text:p>
          </table:table-cell>
          <table:table-cell table:formula="of:=VALUE(TRIM(INDIRECT(ADDRESS(3;4;4))))" office:value-type="float" office:value="-15.653559774527">
            <text:p>-15.6535597745</text:p>
          </table:table-cell>
          <table:table-cell table:formula="of:=VALUE(TRIM(INDIRECT(ADDRESS(3;5;4))))" office:value-type="float" office:value="-13.4817223966775">
            <text:p>-13.4817223967</text:p>
          </table:table-cell>
          <table:table-cell table:formula="of:=VALUE(TRIM(INDIRECT(ADDRESS(3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4;2;4))))" office:value-type="float" office:value="-15.653559774527">
            <text:p>-15.6535597745</text:p>
          </table:table-cell>
          <table:table-cell table:formula="of:=VALUE(TRIM(INDIRECT(ADDRESS(4;3;4))))" office:value-type="float" office:value="-14.5235285265394">
            <text:p>-14.5235285265</text:p>
          </table:table-cell>
          <table:table-cell table:formula="of:=VALUE(TRIM(INDIRECT(ADDRESS(4;4;4))))" office:value-type="float" office:value="-15.653559774527">
            <text:p>-15.6535597745</text:p>
          </table:table-cell>
          <table:table-cell table:formula="of:=VALUE(TRIM(INDIRECT(ADDRESS(4;5;4))))" office:value-type="float" office:value="-13.5583904230953">
            <text:p>-13.5583904231</text:p>
          </table:table-cell>
          <table:table-cell table:formula="of:=VALUE(TRIM(INDIRECT(ADDRESS(4;6;4))))" office:value-type="float" office:value="-13.6111811763871">
            <text:p>-13.6111811764</text:p>
          </table:table-cell>
        </table:table-row>
        <table:table-row table:style-name="ro2">
          <table:table-cell/>
          <table:table-cell table:formula="of:=VALUE(TRIM(INDIRECT(ADDRESS(5;2;4))))" office:value-type="float" office:value="-15.653559774527">
            <text:p>-15.6535597745</text:p>
          </table:table-cell>
          <table:table-cell table:formula="of:=VALUE(TRIM(INDIRECT(ADDRESS(5;3;4))))" office:value-type="float" office:value="-15.653559774527">
            <text:p>-15.6535597745</text:p>
          </table:table-cell>
          <table:table-cell table:formula="of:=VALUE(TRIM(INDIRECT(ADDRESS(5;4;4))))" office:value-type="float" office:value="-15.653559774527">
            <text:p>-15.6535597745</text:p>
          </table:table-cell>
          <table:table-cell table:formula="of:=VALUE(TRIM(INDIRECT(ADDRESS(5;5;4))))" office:value-type="float" office:value="-14.1591176773104">
            <text:p>-14.1591176773</text:p>
          </table:table-cell>
          <table:table-cell table:formula="of:=VALUE(TRIM(INDIRECT(ADDRESS(5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6;2;4))))" office:value-type="float" office:value="-12.7271354275566">
            <text:p>-12.7271354276</text:p>
          </table:table-cell>
          <table:table-cell table:formula="of:=VALUE(TRIM(INDIRECT(ADDRESS(6;3;4))))" office:value-type="float" office:value="1.69897000433602">
            <text:p>1.6989700043</text:p>
          </table:table-cell>
          <table:table-cell table:formula="of:=VALUE(TRIM(INDIRECT(ADDRESS(6;4;4))))" office:value-type="float" office:value="-15.653559774527">
            <text:p>-15.6535597745</text:p>
          </table:table-cell>
          <table:table-cell table:formula="of:=VALUE(TRIM(INDIRECT(ADDRESS(6;5;4))))" office:value-type="float" office:value="-13.6993172650877">
            <text:p>-13.6993172651</text:p>
          </table:table-cell>
          <table:table-cell table:formula="of:=VALUE(TRIM(INDIRECT(ADDRESS(6;6;4))))" office:value-type="float" office:value="-13.953573089298">
            <text:p>-13.9535730893</text:p>
          </table:table-cell>
        </table:table-row>
        <table:table-row table:style-name="ro2">
          <table:table-cell/>
          <table:table-cell table:formula="of:=VALUE(TRIM(INDIRECT(ADDRESS(7;2;4))))" office:value-type="float" office:value="-15.653559774527">
            <text:p>-15.6535597745</text:p>
          </table:table-cell>
          <table:table-cell table:formula="of:=VALUE(TRIM(INDIRECT(ADDRESS(7;3;4))))" office:value-type="float" office:value="-15.653559774527">
            <text:p>-15.6535597745</text:p>
          </table:table-cell>
          <table:table-cell table:formula="of:=VALUE(TRIM(INDIRECT(ADDRESS(7;4;4))))" office:value-type="float" office:value="-15.653559774527">
            <text:p>-15.6535597745</text:p>
          </table:table-cell>
          <table:table-cell table:formula="of:=VALUE(TRIM(INDIRECT(ADDRESS(7;5;4))))" office:value-type="float" office:value="-15.653559774527">
            <text:p>-15.6535597745</text:p>
          </table:table-cell>
          <table:table-cell table:formula="of:=VALUE(TRIM(INDIRECT(ADDRESS(7;6;4))))" office:value-type="float" office:value="-14.7504697875351">
            <text:p>-14.7504697875</text:p>
          </table:table-cell>
        </table:table-row>
        <table:table-row table:style-name="ro2">
          <table:table-cell/>
          <table:table-cell table:formula="of:=VALUE(TRIM(INDIRECT(ADDRESS(8;2;4))))" office:value-type="float" office:value="0.621850853209028">
            <text:p>0.6218508532</text:p>
          </table:table-cell>
          <table:table-cell table:formula="of:=VALUE(TRIM(INDIRECT(ADDRESS(8;3;4))))" office:value-type="float" office:value="-6.62450709353341">
            <text:p>-6.6245070935</text:p>
          </table:table-cell>
          <table:table-cell table:formula="of:=VALUE(TRIM(INDIRECT(ADDRESS(8;4;4))))" office:value-type="float" office:value="-15.653559774527">
            <text:p>-15.6535597745</text:p>
          </table:table-cell>
          <table:table-cell table:formula="of:=VALUE(TRIM(INDIRECT(ADDRESS(8;5;4))))" office:value-type="float" office:value="-15.653559774527">
            <text:p>-15.6535597745</text:p>
          </table:table-cell>
          <table:table-cell table:formula="of:=VALUE(TRIM(INDIRECT(ADDRESS(8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9;2;4))))" office:value-type="float" office:value="-1.52668669547405">
            <text:p>-1.5266866955</text:p>
          </table:table-cell>
          <table:table-cell table:formula="of:=VALUE(TRIM(INDIRECT(ADDRESS(9;3;4))))" office:value-type="float" office:value="-2.10356679972062">
            <text:p>-2.1035667997</text:p>
          </table:table-cell>
          <table:table-cell table:formula="of:=VALUE(TRIM(INDIRECT(ADDRESS(9;4;4))))" office:value-type="float" office:value="-15.653559774527">
            <text:p>-15.6535597745</text:p>
          </table:table-cell>
          <table:table-cell table:formula="of:=VALUE(TRIM(INDIRECT(ADDRESS(9;5;4))))" office:value-type="float" office:value="-13.7889329841776">
            <text:p>-13.7889329842</text:p>
          </table:table-cell>
          <table:table-cell table:formula="of:=VALUE(TRIM(INDIRECT(ADDRESS(9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0;2;4))))" office:value-type="float" office:value="-0.413235851803627">
            <text:p>-0.4132358518</text:p>
          </table:table-cell>
          <table:table-cell table:formula="of:=VALUE(TRIM(INDIRECT(ADDRESS(10;3;4))))" office:value-type="float" office:value="-0.590348363534141">
            <text:p>-0.5903483635</text:p>
          </table:table-cell>
          <table:table-cell table:formula="of:=VALUE(TRIM(INDIRECT(ADDRESS(10;4;4))))" office:value-type="float" office:value="-15.653559774527">
            <text:p>-15.6535597745</text:p>
          </table:table-cell>
          <table:table-cell table:formula="of:=VALUE(TRIM(INDIRECT(ADDRESS(10;5;4))))" office:value-type="float" office:value="-2.83906564024339">
            <text:p>-2.8390656402</text:p>
          </table:table-cell>
          <table:table-cell table:formula="of:=VALUE(TRIM(INDIRECT(ADDRESS(10;6;4))))" office:value-type="float" office:value="-2.49556229343822">
            <text:p>-2.4955622934</text:p>
          </table:table-cell>
        </table:table-row>
        <table:table-row table:style-name="ro2">
          <table:table-cell/>
          <table:table-cell table:formula="of:=VALUE(TRIM(INDIRECT(ADDRESS(11;2;4))))" office:value-type="float" office:value="-15.653559774527">
            <text:p>-15.6535597745</text:p>
          </table:table-cell>
          <table:table-cell table:formula="of:=VALUE(TRIM(INDIRECT(ADDRESS(11;3;4))))" office:value-type="float" office:value="-15.653559774527">
            <text:p>-15.6535597745</text:p>
          </table:table-cell>
          <table:table-cell table:formula="of:=VALUE(TRIM(INDIRECT(ADDRESS(11;4;4))))" office:value-type="float" office:value="-15.653559774527">
            <text:p>-15.6535597745</text:p>
          </table:table-cell>
          <table:table-cell table:formula="of:=VALUE(TRIM(INDIRECT(ADDRESS(11;5;4))))" office:value-type="float" office:value="-13.2064017431848">
            <text:p>-13.2064017432</text:p>
          </table:table-cell>
          <table:table-cell table:formula="of:=VALUE(TRIM(INDIRECT(ADDRESS(11;6;4))))" office:value-type="float" office:value="-13.4494397918711">
            <text:p>-13.4494397919</text:p>
          </table:table-cell>
        </table:table-row>
        <table:table-row table:style-name="ro2">
          <table:table-cell/>
          <table:table-cell table:formula="of:=VALUE(TRIM(INDIRECT(ADDRESS(12;2;4))))" office:value-type="float" office:value="-15.653559774527">
            <text:p>-15.6535597745</text:p>
          </table:table-cell>
          <table:table-cell table:formula="of:=VALUE(TRIM(INDIRECT(ADDRESS(12;3;4))))" office:value-type="float" office:value="-15.653559774527">
            <text:p>-15.6535597745</text:p>
          </table:table-cell>
          <table:table-cell table:formula="of:=VALUE(TRIM(INDIRECT(ADDRESS(12;4;4))))" office:value-type="float" office:value="-15.653559774527">
            <text:p>-15.6535597745</text:p>
          </table:table-cell>
          <table:table-cell table:formula="of:=VALUE(TRIM(INDIRECT(ADDRESS(12;5;4))))" office:value-type="float" office:value="-9.83829015386157">
            <text:p>-9.8382901539</text:p>
          </table:table-cell>
          <table:table-cell table:formula="of:=VALUE(TRIM(INDIRECT(ADDRESS(12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3;2;4))))" office:value-type="float" office:value="-14.167040745467">
            <text:p>-14.1670407455</text:p>
          </table:table-cell>
          <table:table-cell table:formula="of:=VALUE(TRIM(INDIRECT(ADDRESS(13;3;4))))" office:value-type="float" office:value="-1.34795455741545">
            <text:p>-1.3479545574</text:p>
          </table:table-cell>
          <table:table-cell table:formula="of:=VALUE(TRIM(INDIRECT(ADDRESS(13;4;4))))" office:value-type="float" office:value="-15.653559774527">
            <text:p>-15.6535597745</text:p>
          </table:table-cell>
          <table:table-cell table:formula="of:=VALUE(TRIM(INDIRECT(ADDRESS(13;5;4))))" office:value-type="float" office:value="-13.7610303990683">
            <text:p>-13.7610303991</text:p>
          </table:table-cell>
          <table:table-cell table:formula="of:=VALUE(TRIM(INDIRECT(ADDRESS(13;6;4))))" office:value-type="float" office:value="-1.74733683306758">
            <text:p>-1.7473368331</text:p>
          </table:table-cell>
        </table:table-row>
        <table:table-row table:style-name="ro2">
          <table:table-cell/>
          <table:table-cell table:formula="of:=VALUE(TRIM(INDIRECT(ADDRESS(14;2;4))))" office:value-type="float" office:value="-15.653559774527">
            <text:p>-15.6535597745</text:p>
          </table:table-cell>
          <table:table-cell table:formula="of:=VALUE(TRIM(INDIRECT(ADDRESS(14;3;4))))" office:value-type="float" office:value="-15.653559774527">
            <text:p>-15.6535597745</text:p>
          </table:table-cell>
          <table:table-cell table:formula="of:=VALUE(TRIM(INDIRECT(ADDRESS(14;4;4))))" office:value-type="float" office:value="-15.653559774527">
            <text:p>-15.6535597745</text:p>
          </table:table-cell>
          <table:table-cell table:formula="of:=VALUE(TRIM(INDIRECT(ADDRESS(14;5;4))))" office:value-type="float" office:value="-15.653559774527">
            <text:p>-15.6535597745</text:p>
          </table:table-cell>
          <table:table-cell table:formula="of:=VALUE(TRIM(INDIRECT(ADDRESS(14;6;4))))" office:value-type="float" office:value="-14.5920817329573">
            <text:p>-14.592081733</text:p>
          </table:table-cell>
        </table:table-row>
        <table:table-row table:style-name="ro2">
          <table:table-cell/>
          <table:table-cell table:formula="of:=VALUE(TRIM(INDIRECT(ADDRESS(15;2;4))))" office:value-type="float" office:value="-15.653559774527">
            <text:p>-15.6535597745</text:p>
          </table:table-cell>
          <table:table-cell table:formula="of:=VALUE(TRIM(INDIRECT(ADDRESS(15;3;4))))" office:value-type="float" office:value="-15.653559774527">
            <text:p>-15.6535597745</text:p>
          </table:table-cell>
          <table:table-cell table:formula="of:=VALUE(TRIM(INDIRECT(ADDRESS(15;4;4))))" office:value-type="float" office:value="-15.653559774527">
            <text:p>-15.6535597745</text:p>
          </table:table-cell>
          <table:table-cell table:formula="of:=VALUE(TRIM(INDIRECT(ADDRESS(15;5;4))))" office:value-type="float" office:value="-15.653559774527">
            <text:p>-15.6535597745</text:p>
          </table:table-cell>
          <table:table-cell table:formula="of:=VALUE(TRIM(INDIRECT(ADDRESS(15;6;4))))" office:value-type="float" office:value="-14.2286765434789">
            <text:p>-14.2286765435</text:p>
          </table:table-cell>
        </table:table-row>
        <table:table-row table:style-name="ro2">
          <table:table-cell/>
          <table:table-cell table:formula="of:=VALUE(TRIM(INDIRECT(ADDRESS(16;2;4))))" office:value-type="float" office:value="-14.352529778863">
            <text:p>-14.3525297789</text:p>
          </table:table-cell>
          <table:table-cell table:formula="of:=VALUE(TRIM(INDIRECT(ADDRESS(16;3;4))))" office:value-type="float" office:value="-15.653559774527">
            <text:p>-15.6535597745</text:p>
          </table:table-cell>
          <table:table-cell table:formula="of:=VALUE(TRIM(INDIRECT(ADDRESS(16;4;4))))" office:value-type="float" office:value="-15.653559774527">
            <text:p>-15.6535597745</text:p>
          </table:table-cell>
          <table:table-cell table:formula="of:=VALUE(TRIM(INDIRECT(ADDRESS(16;5;4))))" office:value-type="float" office:value="-7.5183242791231">
            <text:p>-7.5183242791</text:p>
          </table:table-cell>
          <table:table-cell table:formula="of:=VALUE(TRIM(INDIRECT(ADDRESS(16;6;4))))" office:value-type="float" office:value="-14.0514997831991">
            <text:p>-14.0514997832</text:p>
          </table:table-cell>
        </table:table-row>
        <table:table-row table:style-name="ro2">
          <table:table-cell/>
          <table:table-cell table:formula="of:=VALUE(TRIM(INDIRECT(ADDRESS(17;2;4))))" office:value-type="float" office:value="-15.653559774527">
            <text:p>-15.6535597745</text:p>
          </table:table-cell>
          <table:table-cell table:formula="of:=VALUE(TRIM(INDIRECT(ADDRESS(17;3;4))))" office:value-type="float" office:value="-15.3737710494119">
            <text:p>-15.3737710494</text:p>
          </table:table-cell>
          <table:table-cell table:formula="of:=VALUE(TRIM(INDIRECT(ADDRESS(17;4;4))))" office:value-type="float" office:value="-15.653559774527">
            <text:p>-15.6535597745</text:p>
          </table:table-cell>
          <table:table-cell table:formula="of:=VALUE(TRIM(INDIRECT(ADDRESS(17;5;4))))" office:value-type="float" office:value="-4.75464962383156">
            <text:p>-4.7546496238</text:p>
          </table:table-cell>
          <table:table-cell table:formula="of:=VALUE(TRIM(INDIRECT(ADDRESS(17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8;2;4))))" office:value-type="float" office:value="-14.1752526164478">
            <text:p>-14.1752526164</text:p>
          </table:table-cell>
          <table:table-cell table:formula="of:=VALUE(TRIM(INDIRECT(ADDRESS(18;3;4))))" office:value-type="float" office:value="-2.3054057316274">
            <text:p>-2.3054057316</text:p>
          </table:table-cell>
          <table:table-cell table:formula="of:=VALUE(TRIM(INDIRECT(ADDRESS(18;4;4))))" office:value-type="float" office:value="-14.2329982537079">
            <text:p>-14.2329982537</text:p>
          </table:table-cell>
          <table:table-cell table:formula="of:=VALUE(TRIM(INDIRECT(ADDRESS(18;5;4))))" office:value-type="float" office:value="-2.88023141870469">
            <text:p>-2.8802314187</text:p>
          </table:table-cell>
          <table:table-cell table:formula="of:=VALUE(TRIM(INDIRECT(ADDRESS(18;6;4))))" office:value-type="float" office:value="-3.62093963969397">
            <text:p>-3.6209396397</text:p>
          </table:table-cell>
        </table:table-row>
        <table:table-row table:style-name="ro2">
          <table:table-cell/>
          <table:table-cell table:formula="of:=VALUE(TRIM(INDIRECT(ADDRESS(19;2;4))))" office:value-type="float" office:value="-14.6351903979019">
            <text:p>-14.6351903979</text:p>
          </table:table-cell>
          <table:table-cell table:formula="of:=VALUE(TRIM(INDIRECT(ADDRESS(19;3;4))))" office:value-type="float" office:value="0.162588428697475">
            <text:p>0.1625884287</text:p>
          </table:table-cell>
          <table:table-cell table:formula="of:=VALUE(TRIM(INDIRECT(ADDRESS(19;4;4))))" office:value-type="float" office:value="-15.653559774527">
            <text:p>-15.6535597745</text:p>
          </table:table-cell>
          <table:table-cell table:formula="of:=VALUE(TRIM(INDIRECT(ADDRESS(19;5;4))))" office:value-type="float" office:value="-15.653559774527">
            <text:p>-15.6535597745</text:p>
          </table:table-cell>
          <table:table-cell table:formula="of:=VALUE(TRIM(INDIRECT(ADDRESS(19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0;2;4))))" office:value-type="float" office:value="-15.653559774527">
            <text:p>-15.6535597745</text:p>
          </table:table-cell>
          <table:table-cell table:formula="of:=VALUE(TRIM(INDIRECT(ADDRESS(20;3;4))))" office:value-type="float" office:value="-15.653559774527">
            <text:p>-15.6535597745</text:p>
          </table:table-cell>
          <table:table-cell table:formula="of:=VALUE(TRIM(INDIRECT(ADDRESS(20;4;4))))" office:value-type="float" office:value="-15.653559774527">
            <text:p>-15.6535597745</text:p>
          </table:table-cell>
          <table:table-cell table:formula="of:=VALUE(TRIM(INDIRECT(ADDRESS(20;5;4))))" office:value-type="float" office:value="-14.3268099979314">
            <text:p>-14.3268099979</text:p>
          </table:table-cell>
          <table:table-cell table:formula="of:=VALUE(TRIM(INDIRECT(ADDRESS(20;6;4))))" office:value-type="float" office:value="-15.352529778863">
            <text:p>-15.352529778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22;2;4));INDIRECT(ADDRESS(22;2;4)):INDIRECT(ADDRESS(22;6;4));1)" office:value-type="float" office:value="1">
            <text:p>1</text:p>
          </table:table-cell>
          <table:table-cell table:formula="of:=RANK(INDIRECT(ADDRESS(22;3;4));INDIRECT(ADDRESS(22;2;4)):INDIRECT(ADDRESS(22;6;4));1)" office:value-type="float" office:value="1">
            <text:p>1</text:p>
          </table:table-cell>
          <table:table-cell table:formula="of:=RANK(INDIRECT(ADDRESS(22;4;4));INDIRECT(ADDRESS(22;2;4)):INDIRECT(ADDRESS(22;6;4));1)" office:value-type="float" office:value="1">
            <text:p>1</text:p>
          </table:table-cell>
          <table:table-cell table:formula="of:=RANK(INDIRECT(ADDRESS(22;5;4));INDIRECT(ADDRESS(22;2;4)):INDIRECT(ADDRESS(22;6;4));1)" office:value-type="float" office:value="5">
            <text:p>5</text:p>
          </table:table-cell>
          <table:table-cell table:formula="of:=RANK(INDIRECT(ADDRESS(22;6;4));INDIRECT(ADDRESS(22;2;4)):INDIRECT(ADDRESS(22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3;2;4));INDIRECT(ADDRESS(23;2;4)):INDIRECT(ADDRESS(23;6;4));1)" office:value-type="float" office:value="1">
            <text:p>1</text:p>
          </table:table-cell>
          <table:table-cell table:formula="of:=RANK(INDIRECT(ADDRESS(23;3;4));INDIRECT(ADDRESS(23;2;4)):INDIRECT(ADDRESS(23;6;4));1)" office:value-type="float" office:value="4">
            <text:p>4</text:p>
          </table:table-cell>
          <table:table-cell table:formula="of:=RANK(INDIRECT(ADDRESS(23;4;4));INDIRECT(ADDRESS(23;2;4)):INDIRECT(ADDRESS(23;6;4));1)" office:value-type="float" office:value="1">
            <text:p>1</text:p>
          </table:table-cell>
          <table:table-cell table:formula="of:=RANK(INDIRECT(ADDRESS(23;5;4));INDIRECT(ADDRESS(23;2;4)):INDIRECT(ADDRESS(23;6;4));1)" office:value-type="float" office:value="5">
            <text:p>5</text:p>
          </table:table-cell>
          <table:table-cell table:formula="of:=RANK(INDIRECT(ADDRESS(23;6;4));INDIRECT(ADDRESS(23;2;4)):INDIRECT(ADDRESS(2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4;2;4));INDIRECT(ADDRESS(24;2;4)):INDIRECT(ADDRESS(24;6;4));1)" office:value-type="float" office:value="1">
            <text:p>1</text:p>
          </table:table-cell>
          <table:table-cell table:formula="of:=RANK(INDIRECT(ADDRESS(24;3;4));INDIRECT(ADDRESS(24;2;4)):INDIRECT(ADDRESS(24;6;4));1)" office:value-type="float" office:value="3">
            <text:p>3</text:p>
          </table:table-cell>
          <table:table-cell table:formula="of:=RANK(INDIRECT(ADDRESS(24;4;4));INDIRECT(ADDRESS(24;2;4)):INDIRECT(ADDRESS(24;6;4));1)" office:value-type="float" office:value="1">
            <text:p>1</text:p>
          </table:table-cell>
          <table:table-cell table:formula="of:=RANK(INDIRECT(ADDRESS(24;5;4));INDIRECT(ADDRESS(24;2;4)):INDIRECT(ADDRESS(24;6;4));1)" office:value-type="float" office:value="5">
            <text:p>5</text:p>
          </table:table-cell>
          <table:table-cell table:formula="of:=RANK(INDIRECT(ADDRESS(24;6;4));INDIRECT(ADDRESS(24;2;4)):INDIRECT(ADDRESS(24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5;2;4));INDIRECT(ADDRESS(25;2;4)):INDIRECT(ADDRESS(25;6;4));1)" office:value-type="float" office:value="1">
            <text:p>1</text:p>
          </table:table-cell>
          <table:table-cell table:formula="of:=RANK(INDIRECT(ADDRESS(25;3;4));INDIRECT(ADDRESS(25;2;4)):INDIRECT(ADDRESS(25;6;4));1)" office:value-type="float" office:value="1">
            <text:p>1</text:p>
          </table:table-cell>
          <table:table-cell table:formula="of:=RANK(INDIRECT(ADDRESS(25;4;4));INDIRECT(ADDRESS(25;2;4)):INDIRECT(ADDRESS(25;6;4));1)" office:value-type="float" office:value="1">
            <text:p>1</text:p>
          </table:table-cell>
          <table:table-cell table:formula="of:=RANK(INDIRECT(ADDRESS(25;5;4));INDIRECT(ADDRESS(25;2;4)):INDIRECT(ADDRESS(25;6;4));1)" office:value-type="float" office:value="5">
            <text:p>5</text:p>
          </table:table-cell>
          <table:table-cell table:formula="of:=RANK(INDIRECT(ADDRESS(25;6;4));INDIRECT(ADDRESS(25;2;4)):INDIRECT(ADDRESS(25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6;2;4));INDIRECT(ADDRESS(26;2;4)):INDIRECT(ADDRESS(26;6;4));1)" office:value-type="float" office:value="4">
            <text:p>4</text:p>
          </table:table-cell>
          <table:table-cell table:formula="of:=RANK(INDIRECT(ADDRESS(26;3;4));INDIRECT(ADDRESS(26;2;4)):INDIRECT(ADDRESS(26;6;4));1)" office:value-type="float" office:value="5">
            <text:p>5</text:p>
          </table:table-cell>
          <table:table-cell table:formula="of:=RANK(INDIRECT(ADDRESS(26;4;4));INDIRECT(ADDRESS(26;2;4)):INDIRECT(ADDRESS(26;6;4));1)" office:value-type="float" office:value="1">
            <text:p>1</text:p>
          </table:table-cell>
          <table:table-cell table:formula="of:=RANK(INDIRECT(ADDRESS(26;5;4));INDIRECT(ADDRESS(26;2;4)):INDIRECT(ADDRESS(26;6;4));1)" office:value-type="float" office:value="3">
            <text:p>3</text:p>
          </table:table-cell>
          <table:table-cell table:formula="of:=RANK(INDIRECT(ADDRESS(26;6;4));INDIRECT(ADDRESS(26;2;4)):INDIRECT(ADDRESS(26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7;2;4));INDIRECT(ADDRESS(27;2;4)):INDIRECT(ADDRESS(27;6;4));1)" office:value-type="float" office:value="1">
            <text:p>1</text:p>
          </table:table-cell>
          <table:table-cell table:formula="of:=RANK(INDIRECT(ADDRESS(27;3;4));INDIRECT(ADDRESS(27;2;4)):INDIRECT(ADDRESS(27;6;4));1)" office:value-type="float" office:value="1">
            <text:p>1</text:p>
          </table:table-cell>
          <table:table-cell table:formula="of:=RANK(INDIRECT(ADDRESS(27;4;4));INDIRECT(ADDRESS(27;2;4)):INDIRECT(ADDRESS(27;6;4));1)" office:value-type="float" office:value="1">
            <text:p>1</text:p>
          </table:table-cell>
          <table:table-cell table:formula="of:=RANK(INDIRECT(ADDRESS(27;5;4));INDIRECT(ADDRESS(27;2;4)):INDIRECT(ADDRESS(27;6;4));1)" office:value-type="float" office:value="1">
            <text:p>1</text:p>
          </table:table-cell>
          <table:table-cell table:formula="of:=RANK(INDIRECT(ADDRESS(27;6;4));INDIRECT(ADDRESS(27;2;4)):INDIRECT(ADDRESS(27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8;2;4));INDIRECT(ADDRESS(28;2;4)):INDIRECT(ADDRESS(28;6;4));1)" office:value-type="float" office:value="5">
            <text:p>5</text:p>
          </table:table-cell>
          <table:table-cell table:formula="of:=RANK(INDIRECT(ADDRESS(28;3;4));INDIRECT(ADDRESS(28;2;4)):INDIRECT(ADDRESS(28;6;4));1)" office:value-type="float" office:value="4">
            <text:p>4</text:p>
          </table:table-cell>
          <table:table-cell table:formula="of:=RANK(INDIRECT(ADDRESS(28;4;4));INDIRECT(ADDRESS(28;2;4)):INDIRECT(ADDRESS(28;6;4));1)" office:value-type="float" office:value="1">
            <text:p>1</text:p>
          </table:table-cell>
          <table:table-cell table:formula="of:=RANK(INDIRECT(ADDRESS(28;5;4));INDIRECT(ADDRESS(28;2;4)):INDIRECT(ADDRESS(28;6;4));1)" office:value-type="float" office:value="1">
            <text:p>1</text:p>
          </table:table-cell>
          <table:table-cell table:formula="of:=RANK(INDIRECT(ADDRESS(28;6;4));INDIRECT(ADDRESS(28;2;4)):INDIRECT(ADDRESS(2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9;2;4));INDIRECT(ADDRESS(29;2;4)):INDIRECT(ADDRESS(29;6;4));1)" office:value-type="float" office:value="5">
            <text:p>5</text:p>
          </table:table-cell>
          <table:table-cell table:formula="of:=RANK(INDIRECT(ADDRESS(29;3;4));INDIRECT(ADDRESS(29;2;4)):INDIRECT(ADDRESS(29;6;4));1)" office:value-type="float" office:value="4">
            <text:p>4</text:p>
          </table:table-cell>
          <table:table-cell table:formula="of:=RANK(INDIRECT(ADDRESS(29;4;4));INDIRECT(ADDRESS(29;2;4)):INDIRECT(ADDRESS(29;6;4));1)" office:value-type="float" office:value="1">
            <text:p>1</text:p>
          </table:table-cell>
          <table:table-cell table:formula="of:=RANK(INDIRECT(ADDRESS(29;5;4));INDIRECT(ADDRESS(29;2;4)):INDIRECT(ADDRESS(29;6;4));1)" office:value-type="float" office:value="3">
            <text:p>3</text:p>
          </table:table-cell>
          <table:table-cell table:formula="of:=RANK(INDIRECT(ADDRESS(29;6;4));INDIRECT(ADDRESS(29;2;4)):INDIRECT(ADDRESS(2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0;2;4));INDIRECT(ADDRESS(30;2;4)):INDIRECT(ADDRESS(30;6;4));1)" office:value-type="float" office:value="5">
            <text:p>5</text:p>
          </table:table-cell>
          <table:table-cell table:formula="of:=RANK(INDIRECT(ADDRESS(30;3;4));INDIRECT(ADDRESS(30;2;4)):INDIRECT(ADDRESS(30;6;4));1)" office:value-type="float" office:value="4">
            <text:p>4</text:p>
          </table:table-cell>
          <table:table-cell table:formula="of:=RANK(INDIRECT(ADDRESS(30;4;4));INDIRECT(ADDRESS(30;2;4)):INDIRECT(ADDRESS(30;6;4));1)" office:value-type="float" office:value="1">
            <text:p>1</text:p>
          </table:table-cell>
          <table:table-cell table:formula="of:=RANK(INDIRECT(ADDRESS(30;5;4));INDIRECT(ADDRESS(30;2;4)):INDIRECT(ADDRESS(30;6;4));1)" office:value-type="float" office:value="2">
            <text:p>2</text:p>
          </table:table-cell>
          <table:table-cell table:formula="of:=RANK(INDIRECT(ADDRESS(30;6;4));INDIRECT(ADDRESS(30;2;4)):INDIRECT(ADDRESS(30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1;2;4));INDIRECT(ADDRESS(31;2;4)):INDIRECT(ADDRESS(31;6;4));1)" office:value-type="float" office:value="1">
            <text:p>1</text:p>
          </table:table-cell>
          <table:table-cell table:formula="of:=RANK(INDIRECT(ADDRESS(31;3;4));INDIRECT(ADDRESS(31;2;4)):INDIRECT(ADDRESS(31;6;4));1)" office:value-type="float" office:value="1">
            <text:p>1</text:p>
          </table:table-cell>
          <table:table-cell table:formula="of:=RANK(INDIRECT(ADDRESS(31;4;4));INDIRECT(ADDRESS(31;2;4)):INDIRECT(ADDRESS(31;6;4));1)" office:value-type="float" office:value="1">
            <text:p>1</text:p>
          </table:table-cell>
          <table:table-cell table:formula="of:=RANK(INDIRECT(ADDRESS(31;5;4));INDIRECT(ADDRESS(31;2;4)):INDIRECT(ADDRESS(31;6;4));1)" office:value-type="float" office:value="5">
            <text:p>5</text:p>
          </table:table-cell>
          <table:table-cell table:formula="of:=RANK(INDIRECT(ADDRESS(31;6;4));INDIRECT(ADDRESS(31;2;4)):INDIRECT(ADDRESS(31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2;2;4));INDIRECT(ADDRESS(32;2;4)):INDIRECT(ADDRESS(32;6;4));1)" office:value-type="float" office:value="1">
            <text:p>1</text:p>
          </table:table-cell>
          <table:table-cell table:formula="of:=RANK(INDIRECT(ADDRESS(32;3;4));INDIRECT(ADDRESS(32;2;4)):INDIRECT(ADDRESS(32;6;4));1)" office:value-type="float" office:value="1">
            <text:p>1</text:p>
          </table:table-cell>
          <table:table-cell table:formula="of:=RANK(INDIRECT(ADDRESS(32;4;4));INDIRECT(ADDRESS(32;2;4)):INDIRECT(ADDRESS(32;6;4));1)" office:value-type="float" office:value="1">
            <text:p>1</text:p>
          </table:table-cell>
          <table:table-cell table:formula="of:=RANK(INDIRECT(ADDRESS(32;5;4));INDIRECT(ADDRESS(32;2;4)):INDIRECT(ADDRESS(32;6;4));1)" office:value-type="float" office:value="5">
            <text:p>5</text:p>
          </table:table-cell>
          <table:table-cell table:formula="of:=RANK(INDIRECT(ADDRESS(32;6;4));INDIRECT(ADDRESS(32;2;4)):INDIRECT(ADDRESS(3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3;2;4));INDIRECT(ADDRESS(33;2;4)):INDIRECT(ADDRESS(33;6;4));1)" office:value-type="float" office:value="2">
            <text:p>2</text:p>
          </table:table-cell>
          <table:table-cell table:formula="of:=RANK(INDIRECT(ADDRESS(33;3;4));INDIRECT(ADDRESS(33;2;4)):INDIRECT(ADDRESS(33;6;4));1)" office:value-type="float" office:value="5">
            <text:p>5</text:p>
          </table:table-cell>
          <table:table-cell table:formula="of:=RANK(INDIRECT(ADDRESS(33;4;4));INDIRECT(ADDRESS(33;2;4)):INDIRECT(ADDRESS(33;6;4));1)" office:value-type="float" office:value="1">
            <text:p>1</text:p>
          </table:table-cell>
          <table:table-cell table:formula="of:=RANK(INDIRECT(ADDRESS(33;5;4));INDIRECT(ADDRESS(33;2;4)):INDIRECT(ADDRESS(33;6;4));1)" office:value-type="float" office:value="3">
            <text:p>3</text:p>
          </table:table-cell>
          <table:table-cell table:formula="of:=RANK(INDIRECT(ADDRESS(33;6;4));INDIRECT(ADDRESS(33;2;4)):INDIRECT(ADDRESS(33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4;2;4));INDIRECT(ADDRESS(34;2;4)):INDIRECT(ADDRESS(34;6;4));1)" office:value-type="float" office:value="1">
            <text:p>1</text:p>
          </table:table-cell>
          <table:table-cell table:formula="of:=RANK(INDIRECT(ADDRESS(34;3;4));INDIRECT(ADDRESS(34;2;4)):INDIRECT(ADDRESS(34;6;4));1)" office:value-type="float" office:value="1">
            <text:p>1</text:p>
          </table:table-cell>
          <table:table-cell table:formula="of:=RANK(INDIRECT(ADDRESS(34;4;4));INDIRECT(ADDRESS(34;2;4)):INDIRECT(ADDRESS(34;6;4));1)" office:value-type="float" office:value="1">
            <text:p>1</text:p>
          </table:table-cell>
          <table:table-cell table:formula="of:=RANK(INDIRECT(ADDRESS(34;5;4));INDIRECT(ADDRESS(34;2;4)):INDIRECT(ADDRESS(34;6;4));1)" office:value-type="float" office:value="1">
            <text:p>1</text:p>
          </table:table-cell>
          <table:table-cell table:formula="of:=RANK(INDIRECT(ADDRESS(34;6;4));INDIRECT(ADDRESS(34;2;4)):INDIRECT(ADDRESS(34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5;2;4));INDIRECT(ADDRESS(35;2;4)):INDIRECT(ADDRESS(35;6;4));1)" office:value-type="float" office:value="1">
            <text:p>1</text:p>
          </table:table-cell>
          <table:table-cell table:formula="of:=RANK(INDIRECT(ADDRESS(35;3;4));INDIRECT(ADDRESS(35;2;4)):INDIRECT(ADDRESS(35;6;4));1)" office:value-type="float" office:value="1">
            <text:p>1</text:p>
          </table:table-cell>
          <table:table-cell table:formula="of:=RANK(INDIRECT(ADDRESS(35;4;4));INDIRECT(ADDRESS(35;2;4)):INDIRECT(ADDRESS(35;6;4));1)" office:value-type="float" office:value="1">
            <text:p>1</text:p>
          </table:table-cell>
          <table:table-cell table:formula="of:=RANK(INDIRECT(ADDRESS(35;5;4));INDIRECT(ADDRESS(35;2;4)):INDIRECT(ADDRESS(35;6;4));1)" office:value-type="float" office:value="1">
            <text:p>1</text:p>
          </table:table-cell>
          <table:table-cell table:formula="of:=RANK(INDIRECT(ADDRESS(35;6;4));INDIRECT(ADDRESS(35;2;4)):INDIRECT(ADDRESS(35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6;2;4));INDIRECT(ADDRESS(36;2;4)):INDIRECT(ADDRESS(36;6;4));1)" office:value-type="float" office:value="3">
            <text:p>3</text:p>
          </table:table-cell>
          <table:table-cell table:formula="of:=RANK(INDIRECT(ADDRESS(36;3;4));INDIRECT(ADDRESS(36;2;4)):INDIRECT(ADDRESS(36;6;4));1)" office:value-type="float" office:value="1">
            <text:p>1</text:p>
          </table:table-cell>
          <table:table-cell table:formula="of:=RANK(INDIRECT(ADDRESS(36;4;4));INDIRECT(ADDRESS(36;2;4)):INDIRECT(ADDRESS(36;6;4));1)" office:value-type="float" office:value="1">
            <text:p>1</text:p>
          </table:table-cell>
          <table:table-cell table:formula="of:=RANK(INDIRECT(ADDRESS(36;5;4));INDIRECT(ADDRESS(36;2;4)):INDIRECT(ADDRESS(36;6;4));1)" office:value-type="float" office:value="5">
            <text:p>5</text:p>
          </table:table-cell>
          <table:table-cell table:formula="of:=RANK(INDIRECT(ADDRESS(36;6;4));INDIRECT(ADDRESS(36;2;4)):INDIRECT(ADDRESS(36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7;2;4));INDIRECT(ADDRESS(37;2;4)):INDIRECT(ADDRESS(37;6;4));1)" office:value-type="float" office:value="1">
            <text:p>1</text:p>
          </table:table-cell>
          <table:table-cell table:formula="of:=RANK(INDIRECT(ADDRESS(37;3;4));INDIRECT(ADDRESS(37;2;4)):INDIRECT(ADDRESS(37;6;4));1)" office:value-type="float" office:value="4">
            <text:p>4</text:p>
          </table:table-cell>
          <table:table-cell table:formula="of:=RANK(INDIRECT(ADDRESS(37;4;4));INDIRECT(ADDRESS(37;2;4)):INDIRECT(ADDRESS(37;6;4));1)" office:value-type="float" office:value="1">
            <text:p>1</text:p>
          </table:table-cell>
          <table:table-cell table:formula="of:=RANK(INDIRECT(ADDRESS(37;5;4));INDIRECT(ADDRESS(37;2;4)):INDIRECT(ADDRESS(37;6;4));1)" office:value-type="float" office:value="5">
            <text:p>5</text:p>
          </table:table-cell>
          <table:table-cell table:formula="of:=RANK(INDIRECT(ADDRESS(37;6;4));INDIRECT(ADDRESS(37;2;4)):INDIRECT(ADDRESS(37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8;2;4));INDIRECT(ADDRESS(38;2;4)):INDIRECT(ADDRESS(38;6;4));1)" office:value-type="float" office:value="2">
            <text:p>2</text:p>
          </table:table-cell>
          <table:table-cell table:formula="of:=RANK(INDIRECT(ADDRESS(38;3;4));INDIRECT(ADDRESS(38;2;4)):INDIRECT(ADDRESS(38;6;4));1)" office:value-type="float" office:value="5">
            <text:p>5</text:p>
          </table:table-cell>
          <table:table-cell table:formula="of:=RANK(INDIRECT(ADDRESS(38;4;4));INDIRECT(ADDRESS(38;2;4)):INDIRECT(ADDRESS(38;6;4));1)" office:value-type="float" office:value="1">
            <text:p>1</text:p>
          </table:table-cell>
          <table:table-cell table:formula="of:=RANK(INDIRECT(ADDRESS(38;5;4));INDIRECT(ADDRESS(38;2;4)):INDIRECT(ADDRESS(38;6;4));1)" office:value-type="float" office:value="4">
            <text:p>4</text:p>
          </table:table-cell>
          <table:table-cell table:formula="of:=RANK(INDIRECT(ADDRESS(38;6;4));INDIRECT(ADDRESS(38;2;4)):INDIRECT(ADDRESS(38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9;2;4));INDIRECT(ADDRESS(39;2;4)):INDIRECT(ADDRESS(39;6;4));1)" office:value-type="float" office:value="4">
            <text:p>4</text:p>
          </table:table-cell>
          <table:table-cell table:formula="of:=RANK(INDIRECT(ADDRESS(39;3;4));INDIRECT(ADDRESS(39;2;4)):INDIRECT(ADDRESS(39;6;4));1)" office:value-type="float" office:value="5">
            <text:p>5</text:p>
          </table:table-cell>
          <table:table-cell table:formula="of:=RANK(INDIRECT(ADDRESS(39;4;4));INDIRECT(ADDRESS(39;2;4)):INDIRECT(ADDRESS(39;6;4));1)" office:value-type="float" office:value="1">
            <text:p>1</text:p>
          </table:table-cell>
          <table:table-cell table:formula="of:=RANK(INDIRECT(ADDRESS(39;5;4));INDIRECT(ADDRESS(39;2;4)):INDIRECT(ADDRESS(39;6;4));1)" office:value-type="float" office:value="1">
            <text:p>1</text:p>
          </table:table-cell>
          <table:table-cell table:formula="of:=RANK(INDIRECT(ADDRESS(39;6;4));INDIRECT(ADDRESS(39;2;4)):INDIRECT(ADDRESS(3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0;2;4));INDIRECT(ADDRESS(40;2;4)):INDIRECT(ADDRESS(40;6;4));1)" office:value-type="float" office:value="1">
            <text:p>1</text:p>
          </table:table-cell>
          <table:table-cell table:formula="of:=RANK(INDIRECT(ADDRESS(40;3;4));INDIRECT(ADDRESS(40;2;4)):INDIRECT(ADDRESS(40;6;4));1)" office:value-type="float" office:value="1">
            <text:p>1</text:p>
          </table:table-cell>
          <table:table-cell table:formula="of:=RANK(INDIRECT(ADDRESS(40;4;4));INDIRECT(ADDRESS(40;2;4)):INDIRECT(ADDRESS(40;6;4));1)" office:value-type="float" office:value="1">
            <text:p>1</text:p>
          </table:table-cell>
          <table:table-cell table:formula="of:=RANK(INDIRECT(ADDRESS(40;5;4));INDIRECT(ADDRESS(40;2;4)):INDIRECT(ADDRESS(40;6;4));1)" office:value-type="float" office:value="5">
            <text:p>5</text:p>
          </table:table-cell>
          <table:table-cell table:formula="of:=RANK(INDIRECT(ADDRESS(40;6;4));INDIRECT(ADDRESS(40;2;4)):INDIRECT(ADDRESS(40;6;4));1)" office:value-type="float" office:value="4">
            <text:p>4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42;2;4)):INDIRECT(ADDRESS(60;2;4)))" office:value-type="float" office:value="2.15789473684211">
            <text:p>2.1578947368</text:p>
          </table:table-cell>
          <table:table-cell table:formula="of:=AVERAGE(INDIRECT(ADDRESS(42;3;4)):INDIRECT(ADDRESS(60;3;4)))" office:value-type="float" office:value="2.73684210526316">
            <text:p>2.7368421053</text:p>
          </table:table-cell>
          <table:table-cell table:formula="of:=AVERAGE(INDIRECT(ADDRESS(42;4;4)):INDIRECT(ADDRESS(60;4;4)))" office:value-type="float" office:value="1">
            <text:p>1</text:p>
          </table:table-cell>
          <table:table-cell table:formula="of:=AVERAGE(INDIRECT(ADDRESS(42;5;4)):INDIRECT(ADDRESS(60;5;4)))" office:value-type="float" office:value="3.42105263157895">
            <text:p>3.4210526316</text:p>
          </table:table-cell>
          <table:table-cell table:formula="of:=AVERAGE(INDIRECT(ADDRESS(42;6;4)):INDIRECT(ADDRESS(60;6;4)))" office:value-type="float" office:value="2.84210526315789">
            <text:p>2.8421052632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61;2;4));INDIRECT(ADDRESS(61;2;4)):INDIRECT(ADDRESS(61;6;4));1)" office:value-type="float" office:value="2">
            <text:p>2</text:p>
          </table:table-cell>
          <table:table-cell table:formula="of:=RANK(INDIRECT(ADDRESS(61;3;4));INDIRECT(ADDRESS(61;2;4)):INDIRECT(ADDRESS(61;6;4));1)" office:value-type="float" office:value="3">
            <text:p>3</text:p>
          </table:table-cell>
          <table:table-cell table:formula="of:=RANK(INDIRECT(ADDRESS(61;4;4));INDIRECT(ADDRESS(61;2;4)):INDIRECT(ADDRESS(61;6;4));1)" office:value-type="float" office:value="1">
            <text:p>1</text:p>
          </table:table-cell>
          <table:table-cell table:formula="of:=RANK(INDIRECT(ADDRESS(61;5;4));INDIRECT(ADDRESS(61;2;4)):INDIRECT(ADDRESS(61;6;4));1)" office:value-type="float" office:value="5">
            <text:p>5</text:p>
          </table:table-cell>
          <table:table-cell table:formula="of:=RANK(INDIRECT(ADDRESS(61;6;4));INDIRECT(ADDRESS(61;2;4)):INDIRECT(ADDRESS(61;6;4));1)" office:value-type="float" office:value="4">
            <text:p>4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0.0792482058101856">
            <text:p>0.0792482058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61;2;4)):INDIRECT(ADDRESS(61;6;4)))+INDIRECT(ADDRESS(63;2;4))" office:value-type="float" office:value="1.07924820581019">
            <text:p>1.0792482058</text:p>
          </table:table-cell>
          <table:table-cell table:formula="of:=MIN(INDIRECT(ADDRESS(61;2;4)):INDIRECT(ADDRESS(61;6;4)))+INDIRECT(ADDRESS(63;3;4))" office:value-type="float" office:value="1.07924820581019">
            <text:p>1.0792482058</text:p>
          </table:table-cell>
          <table:table-cell table:formula="of:=MIN(INDIRECT(ADDRESS(61;2;4)):INDIRECT(ADDRESS(61;6;4)))+INDIRECT(ADDRESS(63;4;4))" office:value-type="float" office:value="1.07924820581019">
            <text:p>1.0792482058</text:p>
          </table:table-cell>
          <table:table-cell table:formula="of:=MIN(INDIRECT(ADDRESS(61;2;4)):INDIRECT(ADDRESS(61;6;4)))+INDIRECT(ADDRESS(63;5;4))" office:value-type="float" office:value="1.07924820581019">
            <text:p>1.0792482058</text:p>
          </table:table-cell>
          <table:table-cell table:formula="of:=MIN(INDIRECT(ADDRESS(61;2;4)):INDIRECT(ADDRESS(61;6;4)))+INDIRECT(ADDRESS(63;6;4))" office:value-type="float" office:value="1.07924820581019">
            <text:p>1.0792482058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64;2;4))&gt;INDIRECT(ADDRESS(61;2;4));1;0)" office:value-type="float" office:value="0">
            <text:p>0</text:p>
          </table:table-cell>
          <table:table-cell table:formula="of:=IF(INDIRECT(ADDRESS(64;3;4))&gt;INDIRECT(ADDRESS(61;3;4));1;0)" office:value-type="float" office:value="0">
            <text:p>0</text:p>
          </table:table-cell>
          <table:table-cell table:formula="of:=IF(INDIRECT(ADDRESS(64;4;4))&gt;INDIRECT(ADDRESS(61;4;4));1;0)" office:value-type="float" office:value="1">
            <text:p>1</text:p>
          </table:table-cell>
          <table:table-cell table:formula="of:=IF(INDIRECT(ADDRESS(64;5;4))&gt;INDIRECT(ADDRESS(61;5;4));1;0)" office:value-type="float" office:value="0">
            <text:p>0</text:p>
          </table:table-cell>
          <table:table-cell table:formula="of:=IF(INDIRECT(ADDRESS(64;6;4))&gt;INDIRECT(ADDRESS(61;6;4));1;0)" office:value-type="float" office:value="0">
            <text:p>0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5" table:number-columns-repeated="5" table:default-cell-style-name="Default"/>
        <table:table-row table:style-name="ro1">
          <table:table-cell/>
          <table:table-cell office:value-type="string">
            <text:p>Broyden QR</text:p>
          </table:table-cell>
          <table:table-cell office:value-type="string">
            <text:p>LMBroyden</text:p>
          </table:table-cell>
          <table:table-cell office:value-type="string">
            <text:p>BroydenLevy</text:p>
          </table:table-cell>
          <table:table-cell office:value-type="string">
            <text:p>Opt</text:p>
          </table:table-cell>
          <table:table-cell office:value-type="string">
            <text:p>Hybrid</text:p>
          </table:table-cell>
        </table:table-row>
        <table:table-row table:style-name="ro2">
          <table:table-cell office:value-type="string">
            <text:p>ExtendedRosenbrock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3560">
            <text:p>33560</text:p>
          </table:table-cell>
          <table:table-cell office:value-type="float" office:value="926690">
            <text:p>926690</text:p>
          </table:table-cell>
          <table:table-cell office:value-type="float" office:value="253938">
            <text:p>253938</text:p>
          </table:table-cell>
        </table:table-row>
        <table:table-row table:style-name="ro2">
          <table:table-cell office:value-type="string">
            <text:p>ExtendedPowellSingular4</text:p>
          </table:table-cell>
          <table:table-cell office:value-type="float" office:value="104">
            <text:p>104</text:p>
          </table:table-cell>
          <table:table-cell office:value-type="float" office:value="1001">
            <text:p>1001</text:p>
          </table:table-cell>
          <table:table-cell office:value-type="float" office:value="84257">
            <text:p>84257</text:p>
          </table:table-cell>
          <table:table-cell office:value-type="float" office:value="950871">
            <text:p>950871</text:p>
          </table:table-cell>
          <table:table-cell office:value-type="float" office:value="280917">
            <text:p>280917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0843">
            <text:p>150843</text:p>
          </table:table-cell>
          <table:table-cell office:value-type="float" office:value="900835">
            <text:p>900835</text:p>
          </table:table-cell>
          <table:table-cell office:value-type="float" office:value="293819">
            <text:p>293819</text:p>
          </table:table-cell>
        </table:table-row>
        <table:table-row table:style-name="ro2">
          <table:table-cell office:value-type="string">
            <text:p>MultiArctan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7972">
            <text:p>17972</text:p>
          </table:table-cell>
          <table:table-cell office:value-type="float" office:value="900524">
            <text:p>900524</text:p>
          </table:table-cell>
          <table:table-cell office:value-type="float" office:value="235169">
            <text:p>235169</text:p>
          </table:table-cell>
        </table:table-row>
        <table:table-row table:style-name="ro1">
          <table:table-cell office:value-type="string">
            <text:p>HelicalValley</text:p>
          </table:table-cell>
          <table:table-cell office:value-type="float" office:value="198">
            <text:p>198</text:p>
          </table:table-cell>
          <table:table-cell office:value-type="float" office:value="1001">
            <text:p>1001</text:p>
          </table:table-cell>
          <table:table-cell office:value-type="float" office:value="121340">
            <text:p>121340</text:p>
          </table:table-cell>
          <table:table-cell office:value-type="float" office:value="908270">
            <text:p>908270</text:p>
          </table:table-cell>
          <table:table-cell office:value-type="float" office:value="291246">
            <text:p>291246</text:p>
          </table:table-cell>
        </table:table-row>
        <table:table-row table:style-name="ro2">
          <table:table-cell office:value-type="string">
            <text:p>LinearFFullRank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000">
            <text:p>8000</text:p>
          </table:table-cell>
          <table:table-cell office:value-type="float" office:value="950328">
            <text:p>950328</text:p>
          </table:table-cell>
          <table:table-cell office:value-type="float" office:value="229484">
            <text:p>229484</text:p>
          </table:table-cell>
        </table:table-row>
        <table:table-row table:style-name="ro2">
          <table:table-cell office:value-type="string">
            <text:p>Wood</text:p>
          </table:table-cell>
          <table:table-cell office:value-type="float" office:value="1002">
            <text:p>1002</text:p>
          </table:table-cell>
          <table:table-cell office:value-type="float" office:value="1001">
            <text:p>1001</text:p>
          </table:table-cell>
          <table:table-cell office:value-type="float" office:value="727857">
            <text:p>727857</text:p>
          </table:table-cell>
          <table:table-cell office:value-type="float" office:value="901484">
            <text:p>901484</text:p>
          </table:table-cell>
          <table:table-cell office:value-type="float" office:value="590109">
            <text:p>590109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float" office:value="909270">
            <text:p>909270</text:p>
          </table:table-cell>
          <table:table-cell office:value-type="float" office:value="925174">
            <text:p>925174</text:p>
          </table:table-cell>
          <table:table-cell office:value-type="float" office:value="901813">
            <text:p>901813</text:p>
          </table:table-cell>
        </table:table-row>
        <table:table-row table:style-name="ro2">
          <table:table-cell office:value-type="string">
            <text:p>BiggsExp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float" office:value="982939">
            <text:p>982939</text:p>
          </table:table-cell>
          <table:table-cell office:value-type="float" office:value="966911">
            <text:p>966911</text:p>
          </table:table-cell>
          <table:table-cell office:value-type="float" office:value="981325">
            <text:p>981325</text:p>
          </table:table-cell>
        </table:table-row>
        <table:table-row table:style-name="ro2">
          <table:table-cell office:value-type="string">
            <text:p>ExtendedRosenbrock1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5483">
            <text:p>55483</text:p>
          </table:table-cell>
          <table:table-cell office:value-type="float" office:value="946776">
            <text:p>946776</text:p>
          </table:table-cell>
          <table:table-cell office:value-type="float" office:value="266917">
            <text:p>266917</text:p>
          </table:table-cell>
        </table:table-row>
        <table:table-row table:style-name="ro2">
          <table:table-cell office:value-type="string">
            <text:p>ExtendedPowellSingular12</text:p>
          </table:table-cell>
          <table:table-cell office:value-type="float" office:value="136">
            <text:p>136</text:p>
          </table:table-cell>
          <table:table-cell office:value-type="float" office:value="410">
            <text:p>410</text:p>
          </table:table-cell>
          <table:table-cell office:value-type="float" office:value="112309">
            <text:p>112309</text:p>
          </table:table-cell>
          <table:table-cell office:value-type="float" office:value="991448">
            <text:p>991448</text:p>
          </table:table-cell>
          <table:table-cell office:value-type="float" office:value="297937">
            <text:p>297937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76">
            <text:p>76</text:p>
          </table:table-cell>
          <table:table-cell office:value-type="float" office:value="245">
            <text:p>245</text:p>
          </table:table-cell>
          <table:table-cell office:value-type="float" office:value="635819">
            <text:p>635819</text:p>
          </table:table-cell>
          <table:table-cell office:value-type="float" office:value="905656">
            <text:p>905656</text:p>
          </table:table-cell>
          <table:table-cell office:value-type="float" office:value="803655">
            <text:p>803655</text:p>
          </table:table-cell>
        </table:table-row>
        <table:table-row table:style-name="ro2">
          <table:table-cell office:value-type="string">
            <text:p>MultiArctan10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59640">
            <text:p>59640</text:p>
          </table:table-cell>
          <table:table-cell office:value-type="float" office:value="903046">
            <text:p>903046</text:p>
          </table:table-cell>
          <table:table-cell office:value-type="float" office:value="254857">
            <text:p>254857</text:p>
          </table:table-cell>
        </table:table-row>
        <table:table-row table:style-name="ro2">
          <table:table-cell office:value-type="string">
            <text:p>LinearFFullRank1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4000">
            <text:p>24000</text:p>
          </table:table-cell>
          <table:table-cell office:value-type="float" office:value="902984">
            <text:p>902984</text:p>
          </table:table-cell>
          <table:table-cell office:value-type="float" office:value="238113">
            <text:p>238113</text:p>
          </table:table-cell>
        </table:table-row>
        <table:table-row table:style-name="ro2">
          <table:table-cell office:value-type="string">
            <text:p>ExtendedRosenbrock100</text:p>
          </table:table-cell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office:value-type="float" office:value="293157">
            <text:p>293157</text:p>
          </table:table-cell>
          <table:table-cell office:value-type="float" office:value="953481">
            <text:p>953481</text:p>
          </table:table-cell>
          <table:table-cell office:value-type="float" office:value="389808">
            <text:p>389808</text:p>
          </table:table-cell>
        </table:table-row>
        <table:table-row table:style-name="ro2">
          <table:table-cell office:value-type="string">
            <text:p>ExtendedPowellSingular100</text:p>
          </table:table-cell>
          <table:table-cell office:value-type="float" office:value="488">
            <text:p>488</text:p>
          </table:table-cell>
          <table:table-cell office:value-type="float" office:value="1001">
            <text:p>1001</text:p>
          </table:table-cell>
          <table:table-cell office:value-type="float" office:value="393638">
            <text:p>393638</text:p>
          </table:table-cell>
          <table:table-cell office:value-type="float" office:value="953476">
            <text:p>953476</text:p>
          </table:table-cell>
          <table:table-cell office:value-type="float" office:value="442253">
            <text:p>442253</text:p>
          </table:table-cell>
        </table:table-row>
        <table:table-row table:style-name="ro2">
          <table:table-cell office:value-type="string">
            <text:p>Trig100</text:p>
          </table:table-cell>
          <table:table-cell office:value-type="float" office:value="923">
            <text:p>923</text:p>
          </table:table-cell>
          <table:table-cell office:value-type="float" office:value="263">
            <text:p>263</text:p>
          </table:table-cell>
          <table:table-cell office:value-type="float" office:value="953470">
            <text:p>953470</text:p>
          </table:table-cell>
          <table:table-cell office:value-type="float" office:value="944671">
            <text:p>944671</text:p>
          </table:table-cell>
          <table:table-cell office:value-type="float" office:value="968564">
            <text:p>968564</text:p>
          </table:table-cell>
        </table:table-row>
        <table:table-row table:style-name="ro2">
          <table:table-cell office:value-type="string">
            <text:p>MultiArctan100</text:p>
          </table:table-cell>
          <table:table-cell office:value-type="float" office:value="219">
            <text:p>219</text:p>
          </table:table-cell>
          <table:table-cell office:value-type="float" office:value="1001">
            <text:p>1001</text:p>
          </table:table-cell>
          <table:table-cell office:value-type="float" office:value="272096">
            <text:p>272096</text:p>
          </table:table-cell>
          <table:table-cell office:value-type="float" office:value="904848">
            <text:p>904848</text:p>
          </table:table-cell>
          <table:table-cell office:value-type="float" office:value="365887">
            <text:p>365887</text:p>
          </table:table-cell>
        </table:table-row>
        <table:table-row table:style-name="ro2">
          <table:table-cell office:value-type="string">
            <text:p>LinearFFullRank100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204000">
            <text:p>204000</text:p>
          </table:table-cell>
          <table:table-cell office:value-type="float" office:value="904289">
            <text:p>904289</text:p>
          </table:table-cell>
          <table:table-cell office:value-type="float" office:value="328986">
            <text:p>32898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8">
            <text:p>8</text:p>
          </table:table-cell>
          <table:table-cell table:formula="of:=VALUE(TRIM(INDIRECT(ADDRESS(2;3;4))))" office:value-type="float" office:value="14">
            <text:p>14</text:p>
          </table:table-cell>
          <table:table-cell table:formula="of:=VALUE(TRIM(INDIRECT(ADDRESS(2;4;4))))" office:value-type="float" office:value="33560">
            <text:p>33560</text:p>
          </table:table-cell>
          <table:table-cell table:formula="of:=VALUE(TRIM(INDIRECT(ADDRESS(2;5;4))))" office:value-type="float" office:value="926690">
            <text:p>926690</text:p>
          </table:table-cell>
          <table:table-cell table:formula="of:=VALUE(TRIM(INDIRECT(ADDRESS(2;6;4))))" office:value-type="float" office:value="253938">
            <text:p>253938</text:p>
          </table:table-cell>
        </table:table-row>
        <table:table-row table:style-name="ro2">
          <table:table-cell/>
          <table:table-cell table:formula="of:=VALUE(TRIM(INDIRECT(ADDRESS(3;2;4))))" office:value-type="float" office:value="104">
            <text:p>104</text:p>
          </table:table-cell>
          <table:table-cell table:formula="of:=VALUE(TRIM(INDIRECT(ADDRESS(3;3;4))))" office:value-type="float" office:value="1001">
            <text:p>1001</text:p>
          </table:table-cell>
          <table:table-cell table:formula="of:=VALUE(TRIM(INDIRECT(ADDRESS(3;4;4))))" office:value-type="float" office:value="84257">
            <text:p>84257</text:p>
          </table:table-cell>
          <table:table-cell table:formula="of:=VALUE(TRIM(INDIRECT(ADDRESS(3;5;4))))" office:value-type="float" office:value="950871">
            <text:p>950871</text:p>
          </table:table-cell>
          <table:table-cell table:formula="of:=VALUE(TRIM(INDIRECT(ADDRESS(3;6;4))))" office:value-type="float" office:value="280917">
            <text:p>280917</text:p>
          </table:table-cell>
        </table:table-row>
        <table:table-row table:style-name="ro2">
          <table:table-cell/>
          <table:table-cell table:formula="of:=VALUE(TRIM(INDIRECT(ADDRESS(4;2;4))))" office:value-type="float" office:value="16">
            <text:p>16</text:p>
          </table:table-cell>
          <table:table-cell table:formula="of:=VALUE(TRIM(INDIRECT(ADDRESS(4;3;4))))" office:value-type="float" office:value="49">
            <text:p>49</text:p>
          </table:table-cell>
          <table:table-cell table:formula="of:=VALUE(TRIM(INDIRECT(ADDRESS(4;4;4))))" office:value-type="float" office:value="150843">
            <text:p>150843</text:p>
          </table:table-cell>
          <table:table-cell table:formula="of:=VALUE(TRIM(INDIRECT(ADDRESS(4;5;4))))" office:value-type="float" office:value="900835">
            <text:p>900835</text:p>
          </table:table-cell>
          <table:table-cell table:formula="of:=VALUE(TRIM(INDIRECT(ADDRESS(4;6;4))))" office:value-type="float" office:value="293819">
            <text:p>293819</text:p>
          </table:table-cell>
        </table:table-row>
        <table:table-row table:style-name="ro2">
          <table:table-cell/>
          <table:table-cell table:formula="of:=VALUE(TRIM(INDIRECT(ADDRESS(5;2;4))))" office:value-type="float" office:value="23">
            <text:p>23</text:p>
          </table:table-cell>
          <table:table-cell table:formula="of:=VALUE(TRIM(INDIRECT(ADDRESS(5;3;4))))" office:value-type="float" office:value="25">
            <text:p>25</text:p>
          </table:table-cell>
          <table:table-cell table:formula="of:=VALUE(TRIM(INDIRECT(ADDRESS(5;4;4))))" office:value-type="float" office:value="17972">
            <text:p>17972</text:p>
          </table:table-cell>
          <table:table-cell table:formula="of:=VALUE(TRIM(INDIRECT(ADDRESS(5;5;4))))" office:value-type="float" office:value="900524">
            <text:p>900524</text:p>
          </table:table-cell>
          <table:table-cell table:formula="of:=VALUE(TRIM(INDIRECT(ADDRESS(5;6;4))))" office:value-type="float" office:value="235169">
            <text:p>235169</text:p>
          </table:table-cell>
        </table:table-row>
        <table:table-row table:style-name="ro2">
          <table:table-cell/>
          <table:table-cell table:formula="of:=VALUE(TRIM(INDIRECT(ADDRESS(6;2;4))))" office:value-type="float" office:value="198">
            <text:p>198</text:p>
          </table:table-cell>
          <table:table-cell table:formula="of:=VALUE(TRIM(INDIRECT(ADDRESS(6;3;4))))" office:value-type="float" office:value="1001">
            <text:p>1001</text:p>
          </table:table-cell>
          <table:table-cell table:formula="of:=VALUE(TRIM(INDIRECT(ADDRESS(6;4;4))))" office:value-type="float" office:value="121340">
            <text:p>121340</text:p>
          </table:table-cell>
          <table:table-cell table:formula="of:=VALUE(TRIM(INDIRECT(ADDRESS(6;5;4))))" office:value-type="float" office:value="908270">
            <text:p>908270</text:p>
          </table:table-cell>
          <table:table-cell table:formula="of:=VALUE(TRIM(INDIRECT(ADDRESS(6;6;4))))" office:value-type="float" office:value="291246">
            <text:p>291246</text:p>
          </table:table-cell>
        </table:table-row>
        <table:table-row table:style-name="ro2">
          <table:table-cell/>
          <table:table-cell table:formula="of:=VALUE(TRIM(INDIRECT(ADDRESS(7;2;4))))" office:value-type="float" office:value="7">
            <text:p>7</text:p>
          </table:table-cell>
          <table:table-cell table:formula="of:=VALUE(TRIM(INDIRECT(ADDRESS(7;3;4))))" office:value-type="float" office:value="3">
            <text:p>3</text:p>
          </table:table-cell>
          <table:table-cell table:formula="of:=VALUE(TRIM(INDIRECT(ADDRESS(7;4;4))))" office:value-type="float" office:value="8000">
            <text:p>8000</text:p>
          </table:table-cell>
          <table:table-cell table:formula="of:=VALUE(TRIM(INDIRECT(ADDRESS(7;5;4))))" office:value-type="float" office:value="950328">
            <text:p>950328</text:p>
          </table:table-cell>
          <table:table-cell table:formula="of:=VALUE(TRIM(INDIRECT(ADDRESS(7;6;4))))" office:value-type="float" office:value="229484">
            <text:p>229484</text:p>
          </table:table-cell>
        </table:table-row>
        <table:table-row table:style-name="ro2">
          <table:table-cell/>
          <table:table-cell table:formula="of:=VALUE(TRIM(INDIRECT(ADDRESS(8;2;4))))" office:value-type="float" office:value="1002">
            <text:p>1002</text:p>
          </table:table-cell>
          <table:table-cell table:formula="of:=VALUE(TRIM(INDIRECT(ADDRESS(8;3;4))))" office:value-type="float" office:value="1001">
            <text:p>1001</text:p>
          </table:table-cell>
          <table:table-cell table:formula="of:=VALUE(TRIM(INDIRECT(ADDRESS(8;4;4))))" office:value-type="float" office:value="727857">
            <text:p>727857</text:p>
          </table:table-cell>
          <table:table-cell table:formula="of:=VALUE(TRIM(INDIRECT(ADDRESS(8;5;4))))" office:value-type="float" office:value="901484">
            <text:p>901484</text:p>
          </table:table-cell>
          <table:table-cell table:formula="of:=VALUE(TRIM(INDIRECT(ADDRESS(8;6;4))))" office:value-type="float" office:value="590109">
            <text:p>590109</text:p>
          </table:table-cell>
        </table:table-row>
        <table:table-row table:style-name="ro2">
          <table:table-cell/>
          <table:table-cell table:formula="of:=VALUE(TRIM(INDIRECT(ADDRESS(9;2;4))))" office:value-type="float" office:value="1000">
            <text:p>1000</text:p>
          </table:table-cell>
          <table:table-cell table:formula="of:=VALUE(TRIM(INDIRECT(ADDRESS(9;3;4))))" office:value-type="float" office:value="1001">
            <text:p>1001</text:p>
          </table:table-cell>
          <table:table-cell table:formula="of:=VALUE(TRIM(INDIRECT(ADDRESS(9;4;4))))" office:value-type="float" office:value="909270">
            <text:p>909270</text:p>
          </table:table-cell>
          <table:table-cell table:formula="of:=VALUE(TRIM(INDIRECT(ADDRESS(9;5;4))))" office:value-type="float" office:value="925174">
            <text:p>925174</text:p>
          </table:table-cell>
          <table:table-cell table:formula="of:=VALUE(TRIM(INDIRECT(ADDRESS(9;6;4))))" office:value-type="float" office:value="901813">
            <text:p>901813</text:p>
          </table:table-cell>
        </table:table-row>
        <table:table-row table:style-name="ro2">
          <table:table-cell/>
          <table:table-cell table:formula="of:=VALUE(TRIM(INDIRECT(ADDRESS(10;2;4))))" office:value-type="float" office:value="1000">
            <text:p>1000</text:p>
          </table:table-cell>
          <table:table-cell table:formula="of:=VALUE(TRIM(INDIRECT(ADDRESS(10;3;4))))" office:value-type="float" office:value="1001">
            <text:p>1001</text:p>
          </table:table-cell>
          <table:table-cell table:formula="of:=VALUE(TRIM(INDIRECT(ADDRESS(10;4;4))))" office:value-type="float" office:value="982939">
            <text:p>982939</text:p>
          </table:table-cell>
          <table:table-cell table:formula="of:=VALUE(TRIM(INDIRECT(ADDRESS(10;5;4))))" office:value-type="float" office:value="966911">
            <text:p>966911</text:p>
          </table:table-cell>
          <table:table-cell table:formula="of:=VALUE(TRIM(INDIRECT(ADDRESS(10;6;4))))" office:value-type="float" office:value="981325">
            <text:p>981325</text:p>
          </table:table-cell>
        </table:table-row>
        <table:table-row table:style-name="ro2">
          <table:table-cell/>
          <table:table-cell table:formula="of:=VALUE(TRIM(INDIRECT(ADDRESS(11;2;4))))" office:value-type="float" office:value="24">
            <text:p>24</text:p>
          </table:table-cell>
          <table:table-cell table:formula="of:=VALUE(TRIM(INDIRECT(ADDRESS(11;3;4))))" office:value-type="float" office:value="14">
            <text:p>14</text:p>
          </table:table-cell>
          <table:table-cell table:formula="of:=VALUE(TRIM(INDIRECT(ADDRESS(11;4;4))))" office:value-type="float" office:value="55483">
            <text:p>55483</text:p>
          </table:table-cell>
          <table:table-cell table:formula="of:=VALUE(TRIM(INDIRECT(ADDRESS(11;5;4))))" office:value-type="float" office:value="946776">
            <text:p>946776</text:p>
          </table:table-cell>
          <table:table-cell table:formula="of:=VALUE(TRIM(INDIRECT(ADDRESS(11;6;4))))" office:value-type="float" office:value="266917">
            <text:p>266917</text:p>
          </table:table-cell>
        </table:table-row>
        <table:table-row table:style-name="ro2">
          <table:table-cell/>
          <table:table-cell table:formula="of:=VALUE(TRIM(INDIRECT(ADDRESS(12;2;4))))" office:value-type="float" office:value="136">
            <text:p>136</text:p>
          </table:table-cell>
          <table:table-cell table:formula="of:=VALUE(TRIM(INDIRECT(ADDRESS(12;3;4))))" office:value-type="float" office:value="410">
            <text:p>410</text:p>
          </table:table-cell>
          <table:table-cell table:formula="of:=VALUE(TRIM(INDIRECT(ADDRESS(12;4;4))))" office:value-type="float" office:value="112309">
            <text:p>112309</text:p>
          </table:table-cell>
          <table:table-cell table:formula="of:=VALUE(TRIM(INDIRECT(ADDRESS(12;5;4))))" office:value-type="float" office:value="991448">
            <text:p>991448</text:p>
          </table:table-cell>
          <table:table-cell table:formula="of:=VALUE(TRIM(INDIRECT(ADDRESS(12;6;4))))" office:value-type="float" office:value="297937">
            <text:p>297937</text:p>
          </table:table-cell>
        </table:table-row>
        <table:table-row table:style-name="ro2">
          <table:table-cell/>
          <table:table-cell table:formula="of:=VALUE(TRIM(INDIRECT(ADDRESS(13;2;4))))" office:value-type="float" office:value="76">
            <text:p>76</text:p>
          </table:table-cell>
          <table:table-cell table:formula="of:=VALUE(TRIM(INDIRECT(ADDRESS(13;3;4))))" office:value-type="float" office:value="245">
            <text:p>245</text:p>
          </table:table-cell>
          <table:table-cell table:formula="of:=VALUE(TRIM(INDIRECT(ADDRESS(13;4;4))))" office:value-type="float" office:value="635819">
            <text:p>635819</text:p>
          </table:table-cell>
          <table:table-cell table:formula="of:=VALUE(TRIM(INDIRECT(ADDRESS(13;5;4))))" office:value-type="float" office:value="905656">
            <text:p>905656</text:p>
          </table:table-cell>
          <table:table-cell table:formula="of:=VALUE(TRIM(INDIRECT(ADDRESS(13;6;4))))" office:value-type="float" office:value="803655">
            <text:p>803655</text:p>
          </table:table-cell>
        </table:table-row>
        <table:table-row table:style-name="ro2">
          <table:table-cell/>
          <table:table-cell table:formula="of:=VALUE(TRIM(INDIRECT(ADDRESS(14;2;4))))" office:value-type="float" office:value="39">
            <text:p>39</text:p>
          </table:table-cell>
          <table:table-cell table:formula="of:=VALUE(TRIM(INDIRECT(ADDRESS(14;3;4))))" office:value-type="float" office:value="89">
            <text:p>89</text:p>
          </table:table-cell>
          <table:table-cell table:formula="of:=VALUE(TRIM(INDIRECT(ADDRESS(14;4;4))))" office:value-type="float" office:value="59640">
            <text:p>59640</text:p>
          </table:table-cell>
          <table:table-cell table:formula="of:=VALUE(TRIM(INDIRECT(ADDRESS(14;5;4))))" office:value-type="float" office:value="903046">
            <text:p>903046</text:p>
          </table:table-cell>
          <table:table-cell table:formula="of:=VALUE(TRIM(INDIRECT(ADDRESS(14;6;4))))" office:value-type="float" office:value="254857">
            <text:p>254857</text:p>
          </table:table-cell>
        </table:table-row>
        <table:table-row table:style-name="ro2">
          <table:table-cell/>
          <table:table-cell table:formula="of:=VALUE(TRIM(INDIRECT(ADDRESS(15;2;4))))" office:value-type="float" office:value="23">
            <text:p>23</text:p>
          </table:table-cell>
          <table:table-cell table:formula="of:=VALUE(TRIM(INDIRECT(ADDRESS(15;3;4))))" office:value-type="float" office:value="3">
            <text:p>3</text:p>
          </table:table-cell>
          <table:table-cell table:formula="of:=VALUE(TRIM(INDIRECT(ADDRESS(15;4;4))))" office:value-type="float" office:value="24000">
            <text:p>24000</text:p>
          </table:table-cell>
          <table:table-cell table:formula="of:=VALUE(TRIM(INDIRECT(ADDRESS(15;5;4))))" office:value-type="float" office:value="902984">
            <text:p>902984</text:p>
          </table:table-cell>
          <table:table-cell table:formula="of:=VALUE(TRIM(INDIRECT(ADDRESS(15;6;4))))" office:value-type="float" office:value="238113">
            <text:p>238113</text:p>
          </table:table-cell>
        </table:table-row>
        <table:table-row table:style-name="ro2">
          <table:table-cell/>
          <table:table-cell table:formula="of:=VALUE(TRIM(INDIRECT(ADDRESS(16;2;4))))" office:value-type="float" office:value="204">
            <text:p>204</text:p>
          </table:table-cell>
          <table:table-cell table:formula="of:=VALUE(TRIM(INDIRECT(ADDRESS(16;3;4))))" office:value-type="float" office:value="14">
            <text:p>14</text:p>
          </table:table-cell>
          <table:table-cell table:formula="of:=VALUE(TRIM(INDIRECT(ADDRESS(16;4;4))))" office:value-type="float" office:value="293157">
            <text:p>293157</text:p>
          </table:table-cell>
          <table:table-cell table:formula="of:=VALUE(TRIM(INDIRECT(ADDRESS(16;5;4))))" office:value-type="float" office:value="953481">
            <text:p>953481</text:p>
          </table:table-cell>
          <table:table-cell table:formula="of:=VALUE(TRIM(INDIRECT(ADDRESS(16;6;4))))" office:value-type="float" office:value="389808">
            <text:p>389808</text:p>
          </table:table-cell>
        </table:table-row>
        <table:table-row table:style-name="ro2">
          <table:table-cell/>
          <table:table-cell table:formula="of:=VALUE(TRIM(INDIRECT(ADDRESS(17;2;4))))" office:value-type="float" office:value="488">
            <text:p>488</text:p>
          </table:table-cell>
          <table:table-cell table:formula="of:=VALUE(TRIM(INDIRECT(ADDRESS(17;3;4))))" office:value-type="float" office:value="1001">
            <text:p>1001</text:p>
          </table:table-cell>
          <table:table-cell table:formula="of:=VALUE(TRIM(INDIRECT(ADDRESS(17;4;4))))" office:value-type="float" office:value="393638">
            <text:p>393638</text:p>
          </table:table-cell>
          <table:table-cell table:formula="of:=VALUE(TRIM(INDIRECT(ADDRESS(17;5;4))))" office:value-type="float" office:value="953476">
            <text:p>953476</text:p>
          </table:table-cell>
          <table:table-cell table:formula="of:=VALUE(TRIM(INDIRECT(ADDRESS(17;6;4))))" office:value-type="float" office:value="442253">
            <text:p>442253</text:p>
          </table:table-cell>
        </table:table-row>
        <table:table-row table:style-name="ro2">
          <table:table-cell/>
          <table:table-cell table:formula="of:=VALUE(TRIM(INDIRECT(ADDRESS(18;2;4))))" office:value-type="float" office:value="923">
            <text:p>923</text:p>
          </table:table-cell>
          <table:table-cell table:formula="of:=VALUE(TRIM(INDIRECT(ADDRESS(18;3;4))))" office:value-type="float" office:value="263">
            <text:p>263</text:p>
          </table:table-cell>
          <table:table-cell table:formula="of:=VALUE(TRIM(INDIRECT(ADDRESS(18;4;4))))" office:value-type="float" office:value="953470">
            <text:p>953470</text:p>
          </table:table-cell>
          <table:table-cell table:formula="of:=VALUE(TRIM(INDIRECT(ADDRESS(18;5;4))))" office:value-type="float" office:value="944671">
            <text:p>944671</text:p>
          </table:table-cell>
          <table:table-cell table:formula="of:=VALUE(TRIM(INDIRECT(ADDRESS(18;6;4))))" office:value-type="float" office:value="968564">
            <text:p>968564</text:p>
          </table:table-cell>
        </table:table-row>
        <table:table-row table:style-name="ro2">
          <table:table-cell/>
          <table:table-cell table:formula="of:=VALUE(TRIM(INDIRECT(ADDRESS(19;2;4))))" office:value-type="float" office:value="219">
            <text:p>219</text:p>
          </table:table-cell>
          <table:table-cell table:formula="of:=VALUE(TRIM(INDIRECT(ADDRESS(19;3;4))))" office:value-type="float" office:value="1001">
            <text:p>1001</text:p>
          </table:table-cell>
          <table:table-cell table:formula="of:=VALUE(TRIM(INDIRECT(ADDRESS(19;4;4))))" office:value-type="float" office:value="272096">
            <text:p>272096</text:p>
          </table:table-cell>
          <table:table-cell table:formula="of:=VALUE(TRIM(INDIRECT(ADDRESS(19;5;4))))" office:value-type="float" office:value="904848">
            <text:p>904848</text:p>
          </table:table-cell>
          <table:table-cell table:formula="of:=VALUE(TRIM(INDIRECT(ADDRESS(19;6;4))))" office:value-type="float" office:value="365887">
            <text:p>365887</text:p>
          </table:table-cell>
        </table:table-row>
        <table:table-row table:style-name="ro2">
          <table:table-cell/>
          <table:table-cell table:formula="of:=VALUE(TRIM(INDIRECT(ADDRESS(20;2;4))))" office:value-type="float" office:value="203">
            <text:p>203</text:p>
          </table:table-cell>
          <table:table-cell table:formula="of:=VALUE(TRIM(INDIRECT(ADDRESS(20;3;4))))" office:value-type="float" office:value="3">
            <text:p>3</text:p>
          </table:table-cell>
          <table:table-cell table:formula="of:=VALUE(TRIM(INDIRECT(ADDRESS(20;4;4))))" office:value-type="float" office:value="204000">
            <text:p>204000</text:p>
          </table:table-cell>
          <table:table-cell table:formula="of:=VALUE(TRIM(INDIRECT(ADDRESS(20;5;4))))" office:value-type="float" office:value="904289">
            <text:p>904289</text:p>
          </table:table-cell>
          <table:table-cell table:formula="of:=VALUE(TRIM(INDIRECT(ADDRESS(20;6;4))))" office:value-type="float" office:value="328986">
            <text:p>32898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22;2;4));INDIRECT(ADDRESS(22;2;4)):INDIRECT(ADDRESS(22;6;4));1)" office:value-type="float" office:value="1">
            <text:p>1</text:p>
          </table:table-cell>
          <table:table-cell table:formula="of:=RANK(INDIRECT(ADDRESS(22;3;4));INDIRECT(ADDRESS(22;2;4)):INDIRECT(ADDRESS(22;6;4));1)" office:value-type="float" office:value="2">
            <text:p>2</text:p>
          </table:table-cell>
          <table:table-cell table:formula="of:=RANK(INDIRECT(ADDRESS(22;4;4));INDIRECT(ADDRESS(22;2;4)):INDIRECT(ADDRESS(22;6;4));1)" office:value-type="float" office:value="3">
            <text:p>3</text:p>
          </table:table-cell>
          <table:table-cell table:formula="of:=RANK(INDIRECT(ADDRESS(22;5;4));INDIRECT(ADDRESS(22;2;4)):INDIRECT(ADDRESS(22;6;4));1)" office:value-type="float" office:value="5">
            <text:p>5</text:p>
          </table:table-cell>
          <table:table-cell table:formula="of:=RANK(INDIRECT(ADDRESS(22;6;4));INDIRECT(ADDRESS(22;2;4)):INDIRECT(ADDRESS(22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3;2;4));INDIRECT(ADDRESS(23;2;4)):INDIRECT(ADDRESS(23;6;4));1)" office:value-type="float" office:value="1">
            <text:p>1</text:p>
          </table:table-cell>
          <table:table-cell table:formula="of:=RANK(INDIRECT(ADDRESS(23;3;4));INDIRECT(ADDRESS(23;2;4)):INDIRECT(ADDRESS(23;6;4));1)" office:value-type="float" office:value="2">
            <text:p>2</text:p>
          </table:table-cell>
          <table:table-cell table:formula="of:=RANK(INDIRECT(ADDRESS(23;4;4));INDIRECT(ADDRESS(23;2;4)):INDIRECT(ADDRESS(23;6;4));1)" office:value-type="float" office:value="3">
            <text:p>3</text:p>
          </table:table-cell>
          <table:table-cell table:formula="of:=RANK(INDIRECT(ADDRESS(23;5;4));INDIRECT(ADDRESS(23;2;4)):INDIRECT(ADDRESS(23;6;4));1)" office:value-type="float" office:value="5">
            <text:p>5</text:p>
          </table:table-cell>
          <table:table-cell table:formula="of:=RANK(INDIRECT(ADDRESS(23;6;4));INDIRECT(ADDRESS(23;2;4)):INDIRECT(ADDRESS(23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4;2;4));INDIRECT(ADDRESS(24;2;4)):INDIRECT(ADDRESS(24;6;4));1)" office:value-type="float" office:value="1">
            <text:p>1</text:p>
          </table:table-cell>
          <table:table-cell table:formula="of:=RANK(INDIRECT(ADDRESS(24;3;4));INDIRECT(ADDRESS(24;2;4)):INDIRECT(ADDRESS(24;6;4));1)" office:value-type="float" office:value="2">
            <text:p>2</text:p>
          </table:table-cell>
          <table:table-cell table:formula="of:=RANK(INDIRECT(ADDRESS(24;4;4));INDIRECT(ADDRESS(24;2;4)):INDIRECT(ADDRESS(24;6;4));1)" office:value-type="float" office:value="3">
            <text:p>3</text:p>
          </table:table-cell>
          <table:table-cell table:formula="of:=RANK(INDIRECT(ADDRESS(24;5;4));INDIRECT(ADDRESS(24;2;4)):INDIRECT(ADDRESS(24;6;4));1)" office:value-type="float" office:value="5">
            <text:p>5</text:p>
          </table:table-cell>
          <table:table-cell table:formula="of:=RANK(INDIRECT(ADDRESS(24;6;4));INDIRECT(ADDRESS(24;2;4)):INDIRECT(ADDRESS(24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5;2;4));INDIRECT(ADDRESS(25;2;4)):INDIRECT(ADDRESS(25;6;4));1)" office:value-type="float" office:value="1">
            <text:p>1</text:p>
          </table:table-cell>
          <table:table-cell table:formula="of:=RANK(INDIRECT(ADDRESS(25;3;4));INDIRECT(ADDRESS(25;2;4)):INDIRECT(ADDRESS(25;6;4));1)" office:value-type="float" office:value="2">
            <text:p>2</text:p>
          </table:table-cell>
          <table:table-cell table:formula="of:=RANK(INDIRECT(ADDRESS(25;4;4));INDIRECT(ADDRESS(25;2;4)):INDIRECT(ADDRESS(25;6;4));1)" office:value-type="float" office:value="3">
            <text:p>3</text:p>
          </table:table-cell>
          <table:table-cell table:formula="of:=RANK(INDIRECT(ADDRESS(25;5;4));INDIRECT(ADDRESS(25;2;4)):INDIRECT(ADDRESS(25;6;4));1)" office:value-type="float" office:value="5">
            <text:p>5</text:p>
          </table:table-cell>
          <table:table-cell table:formula="of:=RANK(INDIRECT(ADDRESS(25;6;4));INDIRECT(ADDRESS(25;2;4)):INDIRECT(ADDRESS(25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6;2;4));INDIRECT(ADDRESS(26;2;4)):INDIRECT(ADDRESS(26;6;4));1)" office:value-type="float" office:value="1">
            <text:p>1</text:p>
          </table:table-cell>
          <table:table-cell table:formula="of:=RANK(INDIRECT(ADDRESS(26;3;4));INDIRECT(ADDRESS(26;2;4)):INDIRECT(ADDRESS(26;6;4));1)" office:value-type="float" office:value="2">
            <text:p>2</text:p>
          </table:table-cell>
          <table:table-cell table:formula="of:=RANK(INDIRECT(ADDRESS(26;4;4));INDIRECT(ADDRESS(26;2;4)):INDIRECT(ADDRESS(26;6;4));1)" office:value-type="float" office:value="3">
            <text:p>3</text:p>
          </table:table-cell>
          <table:table-cell table:formula="of:=RANK(INDIRECT(ADDRESS(26;5;4));INDIRECT(ADDRESS(26;2;4)):INDIRECT(ADDRESS(26;6;4));1)" office:value-type="float" office:value="5">
            <text:p>5</text:p>
          </table:table-cell>
          <table:table-cell table:formula="of:=RANK(INDIRECT(ADDRESS(26;6;4));INDIRECT(ADDRESS(26;2;4)):INDIRECT(ADDRESS(26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7;2;4));INDIRECT(ADDRESS(27;2;4)):INDIRECT(ADDRESS(27;6;4));1)" office:value-type="float" office:value="2">
            <text:p>2</text:p>
          </table:table-cell>
          <table:table-cell table:formula="of:=RANK(INDIRECT(ADDRESS(27;3;4));INDIRECT(ADDRESS(27;2;4)):INDIRECT(ADDRESS(27;6;4));1)" office:value-type="float" office:value="1">
            <text:p>1</text:p>
          </table:table-cell>
          <table:table-cell table:formula="of:=RANK(INDIRECT(ADDRESS(27;4;4));INDIRECT(ADDRESS(27;2;4)):INDIRECT(ADDRESS(27;6;4));1)" office:value-type="float" office:value="3">
            <text:p>3</text:p>
          </table:table-cell>
          <table:table-cell table:formula="of:=RANK(INDIRECT(ADDRESS(27;5;4));INDIRECT(ADDRESS(27;2;4)):INDIRECT(ADDRESS(27;6;4));1)" office:value-type="float" office:value="5">
            <text:p>5</text:p>
          </table:table-cell>
          <table:table-cell table:formula="of:=RANK(INDIRECT(ADDRESS(27;6;4));INDIRECT(ADDRESS(27;2;4)):INDIRECT(ADDRESS(27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8;2;4));INDIRECT(ADDRESS(28;2;4)):INDIRECT(ADDRESS(28;6;4));1)" office:value-type="float" office:value="2">
            <text:p>2</text:p>
          </table:table-cell>
          <table:table-cell table:formula="of:=RANK(INDIRECT(ADDRESS(28;3;4));INDIRECT(ADDRESS(28;2;4)):INDIRECT(ADDRESS(28;6;4));1)" office:value-type="float" office:value="1">
            <text:p>1</text:p>
          </table:table-cell>
          <table:table-cell table:formula="of:=RANK(INDIRECT(ADDRESS(28;4;4));INDIRECT(ADDRESS(28;2;4)):INDIRECT(ADDRESS(28;6;4));1)" office:value-type="float" office:value="4">
            <text:p>4</text:p>
          </table:table-cell>
          <table:table-cell table:formula="of:=RANK(INDIRECT(ADDRESS(28;5;4));INDIRECT(ADDRESS(28;2;4)):INDIRECT(ADDRESS(28;6;4));1)" office:value-type="float" office:value="5">
            <text:p>5</text:p>
          </table:table-cell>
          <table:table-cell table:formula="of:=RANK(INDIRECT(ADDRESS(28;6;4));INDIRECT(ADDRESS(28;2;4)):INDIRECT(ADDRESS(28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9;2;4));INDIRECT(ADDRESS(29;2;4)):INDIRECT(ADDRESS(29;6;4));1)" office:value-type="float" office:value="1">
            <text:p>1</text:p>
          </table:table-cell>
          <table:table-cell table:formula="of:=RANK(INDIRECT(ADDRESS(29;3;4));INDIRECT(ADDRESS(29;2;4)):INDIRECT(ADDRESS(29;6;4));1)" office:value-type="float" office:value="2">
            <text:p>2</text:p>
          </table:table-cell>
          <table:table-cell table:formula="of:=RANK(INDIRECT(ADDRESS(29;4;4));INDIRECT(ADDRESS(29;2;4)):INDIRECT(ADDRESS(29;6;4));1)" office:value-type="float" office:value="4">
            <text:p>4</text:p>
          </table:table-cell>
          <table:table-cell table:formula="of:=RANK(INDIRECT(ADDRESS(29;5;4));INDIRECT(ADDRESS(29;2;4)):INDIRECT(ADDRESS(29;6;4));1)" office:value-type="float" office:value="5">
            <text:p>5</text:p>
          </table:table-cell>
          <table:table-cell table:formula="of:=RANK(INDIRECT(ADDRESS(29;6;4));INDIRECT(ADDRESS(29;2;4)):INDIRECT(ADDRESS(29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0;2;4));INDIRECT(ADDRESS(30;2;4)):INDIRECT(ADDRESS(30;6;4));1)" office:value-type="float" office:value="1">
            <text:p>1</text:p>
          </table:table-cell>
          <table:table-cell table:formula="of:=RANK(INDIRECT(ADDRESS(30;3;4));INDIRECT(ADDRESS(30;2;4)):INDIRECT(ADDRESS(30;6;4));1)" office:value-type="float" office:value="2">
            <text:p>2</text:p>
          </table:table-cell>
          <table:table-cell table:formula="of:=RANK(INDIRECT(ADDRESS(30;4;4));INDIRECT(ADDRESS(30;2;4)):INDIRECT(ADDRESS(30;6;4));1)" office:value-type="float" office:value="5">
            <text:p>5</text:p>
          </table:table-cell>
          <table:table-cell table:formula="of:=RANK(INDIRECT(ADDRESS(30;5;4));INDIRECT(ADDRESS(30;2;4)):INDIRECT(ADDRESS(30;6;4));1)" office:value-type="float" office:value="3">
            <text:p>3</text:p>
          </table:table-cell>
          <table:table-cell table:formula="of:=RANK(INDIRECT(ADDRESS(30;6;4));INDIRECT(ADDRESS(30;2;4)):INDIRECT(ADDRESS(30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1;2;4));INDIRECT(ADDRESS(31;2;4)):INDIRECT(ADDRESS(31;6;4));1)" office:value-type="float" office:value="2">
            <text:p>2</text:p>
          </table:table-cell>
          <table:table-cell table:formula="of:=RANK(INDIRECT(ADDRESS(31;3;4));INDIRECT(ADDRESS(31;2;4)):INDIRECT(ADDRESS(31;6;4));1)" office:value-type="float" office:value="1">
            <text:p>1</text:p>
          </table:table-cell>
          <table:table-cell table:formula="of:=RANK(INDIRECT(ADDRESS(31;4;4));INDIRECT(ADDRESS(31;2;4)):INDIRECT(ADDRESS(31;6;4));1)" office:value-type="float" office:value="3">
            <text:p>3</text:p>
          </table:table-cell>
          <table:table-cell table:formula="of:=RANK(INDIRECT(ADDRESS(31;5;4));INDIRECT(ADDRESS(31;2;4)):INDIRECT(ADDRESS(31;6;4));1)" office:value-type="float" office:value="5">
            <text:p>5</text:p>
          </table:table-cell>
          <table:table-cell table:formula="of:=RANK(INDIRECT(ADDRESS(31;6;4));INDIRECT(ADDRESS(31;2;4)):INDIRECT(ADDRESS(31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2;2;4));INDIRECT(ADDRESS(32;2;4)):INDIRECT(ADDRESS(32;6;4));1)" office:value-type="float" office:value="1">
            <text:p>1</text:p>
          </table:table-cell>
          <table:table-cell table:formula="of:=RANK(INDIRECT(ADDRESS(32;3;4));INDIRECT(ADDRESS(32;2;4)):INDIRECT(ADDRESS(32;6;4));1)" office:value-type="float" office:value="2">
            <text:p>2</text:p>
          </table:table-cell>
          <table:table-cell table:formula="of:=RANK(INDIRECT(ADDRESS(32;4;4));INDIRECT(ADDRESS(32;2;4)):INDIRECT(ADDRESS(32;6;4));1)" office:value-type="float" office:value="3">
            <text:p>3</text:p>
          </table:table-cell>
          <table:table-cell table:formula="of:=RANK(INDIRECT(ADDRESS(32;5;4));INDIRECT(ADDRESS(32;2;4)):INDIRECT(ADDRESS(32;6;4));1)" office:value-type="float" office:value="5">
            <text:p>5</text:p>
          </table:table-cell>
          <table:table-cell table:formula="of:=RANK(INDIRECT(ADDRESS(32;6;4));INDIRECT(ADDRESS(32;2;4)):INDIRECT(ADDRESS(32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3;2;4));INDIRECT(ADDRESS(33;2;4)):INDIRECT(ADDRESS(33;6;4));1)" office:value-type="float" office:value="1">
            <text:p>1</text:p>
          </table:table-cell>
          <table:table-cell table:formula="of:=RANK(INDIRECT(ADDRESS(33;3;4));INDIRECT(ADDRESS(33;2;4)):INDIRECT(ADDRESS(33;6;4));1)" office:value-type="float" office:value="2">
            <text:p>2</text:p>
          </table:table-cell>
          <table:table-cell table:formula="of:=RANK(INDIRECT(ADDRESS(33;4;4));INDIRECT(ADDRESS(33;2;4)):INDIRECT(ADDRESS(33;6;4));1)" office:value-type="float" office:value="3">
            <text:p>3</text:p>
          </table:table-cell>
          <table:table-cell table:formula="of:=RANK(INDIRECT(ADDRESS(33;5;4));INDIRECT(ADDRESS(33;2;4)):INDIRECT(ADDRESS(33;6;4));1)" office:value-type="float" office:value="5">
            <text:p>5</text:p>
          </table:table-cell>
          <table:table-cell table:formula="of:=RANK(INDIRECT(ADDRESS(33;6;4));INDIRECT(ADDRESS(33;2;4)):INDIRECT(ADDRESS(33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4;2;4));INDIRECT(ADDRESS(34;2;4)):INDIRECT(ADDRESS(34;6;4));1)" office:value-type="float" office:value="1">
            <text:p>1</text:p>
          </table:table-cell>
          <table:table-cell table:formula="of:=RANK(INDIRECT(ADDRESS(34;3;4));INDIRECT(ADDRESS(34;2;4)):INDIRECT(ADDRESS(34;6;4));1)" office:value-type="float" office:value="2">
            <text:p>2</text:p>
          </table:table-cell>
          <table:table-cell table:formula="of:=RANK(INDIRECT(ADDRESS(34;4;4));INDIRECT(ADDRESS(34;2;4)):INDIRECT(ADDRESS(34;6;4));1)" office:value-type="float" office:value="3">
            <text:p>3</text:p>
          </table:table-cell>
          <table:table-cell table:formula="of:=RANK(INDIRECT(ADDRESS(34;5;4));INDIRECT(ADDRESS(34;2;4)):INDIRECT(ADDRESS(34;6;4));1)" office:value-type="float" office:value="5">
            <text:p>5</text:p>
          </table:table-cell>
          <table:table-cell table:formula="of:=RANK(INDIRECT(ADDRESS(34;6;4));INDIRECT(ADDRESS(34;2;4)):INDIRECT(ADDRESS(34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5;2;4));INDIRECT(ADDRESS(35;2;4)):INDIRECT(ADDRESS(35;6;4));1)" office:value-type="float" office:value="2">
            <text:p>2</text:p>
          </table:table-cell>
          <table:table-cell table:formula="of:=RANK(INDIRECT(ADDRESS(35;3;4));INDIRECT(ADDRESS(35;2;4)):INDIRECT(ADDRESS(35;6;4));1)" office:value-type="float" office:value="1">
            <text:p>1</text:p>
          </table:table-cell>
          <table:table-cell table:formula="of:=RANK(INDIRECT(ADDRESS(35;4;4));INDIRECT(ADDRESS(35;2;4)):INDIRECT(ADDRESS(35;6;4));1)" office:value-type="float" office:value="3">
            <text:p>3</text:p>
          </table:table-cell>
          <table:table-cell table:formula="of:=RANK(INDIRECT(ADDRESS(35;5;4));INDIRECT(ADDRESS(35;2;4)):INDIRECT(ADDRESS(35;6;4));1)" office:value-type="float" office:value="5">
            <text:p>5</text:p>
          </table:table-cell>
          <table:table-cell table:formula="of:=RANK(INDIRECT(ADDRESS(35;6;4));INDIRECT(ADDRESS(35;2;4)):INDIRECT(ADDRESS(35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6;2;4));INDIRECT(ADDRESS(36;2;4)):INDIRECT(ADDRESS(36;6;4));1)" office:value-type="float" office:value="2">
            <text:p>2</text:p>
          </table:table-cell>
          <table:table-cell table:formula="of:=RANK(INDIRECT(ADDRESS(36;3;4));INDIRECT(ADDRESS(36;2;4)):INDIRECT(ADDRESS(36;6;4));1)" office:value-type="float" office:value="1">
            <text:p>1</text:p>
          </table:table-cell>
          <table:table-cell table:formula="of:=RANK(INDIRECT(ADDRESS(36;4;4));INDIRECT(ADDRESS(36;2;4)):INDIRECT(ADDRESS(36;6;4));1)" office:value-type="float" office:value="3">
            <text:p>3</text:p>
          </table:table-cell>
          <table:table-cell table:formula="of:=RANK(INDIRECT(ADDRESS(36;5;4));INDIRECT(ADDRESS(36;2;4)):INDIRECT(ADDRESS(36;6;4));1)" office:value-type="float" office:value="5">
            <text:p>5</text:p>
          </table:table-cell>
          <table:table-cell table:formula="of:=RANK(INDIRECT(ADDRESS(36;6;4));INDIRECT(ADDRESS(36;2;4)):INDIRECT(ADDRESS(36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7;2;4));INDIRECT(ADDRESS(37;2;4)):INDIRECT(ADDRESS(37;6;4));1)" office:value-type="float" office:value="1">
            <text:p>1</text:p>
          </table:table-cell>
          <table:table-cell table:formula="of:=RANK(INDIRECT(ADDRESS(37;3;4));INDIRECT(ADDRESS(37;2;4)):INDIRECT(ADDRESS(37;6;4));1)" office:value-type="float" office:value="2">
            <text:p>2</text:p>
          </table:table-cell>
          <table:table-cell table:formula="of:=RANK(INDIRECT(ADDRESS(37;4;4));INDIRECT(ADDRESS(37;2;4)):INDIRECT(ADDRESS(37;6;4));1)" office:value-type="float" office:value="3">
            <text:p>3</text:p>
          </table:table-cell>
          <table:table-cell table:formula="of:=RANK(INDIRECT(ADDRESS(37;5;4));INDIRECT(ADDRESS(37;2;4)):INDIRECT(ADDRESS(37;6;4));1)" office:value-type="float" office:value="5">
            <text:p>5</text:p>
          </table:table-cell>
          <table:table-cell table:formula="of:=RANK(INDIRECT(ADDRESS(37;6;4));INDIRECT(ADDRESS(37;2;4)):INDIRECT(ADDRESS(37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8;2;4));INDIRECT(ADDRESS(38;2;4)):INDIRECT(ADDRESS(38;6;4));1)" office:value-type="float" office:value="2">
            <text:p>2</text:p>
          </table:table-cell>
          <table:table-cell table:formula="of:=RANK(INDIRECT(ADDRESS(38;3;4));INDIRECT(ADDRESS(38;2;4)):INDIRECT(ADDRESS(38;6;4));1)" office:value-type="float" office:value="1">
            <text:p>1</text:p>
          </table:table-cell>
          <table:table-cell table:formula="of:=RANK(INDIRECT(ADDRESS(38;4;4));INDIRECT(ADDRESS(38;2;4)):INDIRECT(ADDRESS(38;6;4));1)" office:value-type="float" office:value="4">
            <text:p>4</text:p>
          </table:table-cell>
          <table:table-cell table:formula="of:=RANK(INDIRECT(ADDRESS(38;5;4));INDIRECT(ADDRESS(38;2;4)):INDIRECT(ADDRESS(38;6;4));1)" office:value-type="float" office:value="3">
            <text:p>3</text:p>
          </table:table-cell>
          <table:table-cell table:formula="of:=RANK(INDIRECT(ADDRESS(38;6;4));INDIRECT(ADDRESS(38;2;4)):INDIRECT(ADDRESS(38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9;2;4));INDIRECT(ADDRESS(39;2;4)):INDIRECT(ADDRESS(39;6;4));1)" office:value-type="float" office:value="1">
            <text:p>1</text:p>
          </table:table-cell>
          <table:table-cell table:formula="of:=RANK(INDIRECT(ADDRESS(39;3;4));INDIRECT(ADDRESS(39;2;4)):INDIRECT(ADDRESS(39;6;4));1)" office:value-type="float" office:value="2">
            <text:p>2</text:p>
          </table:table-cell>
          <table:table-cell table:formula="of:=RANK(INDIRECT(ADDRESS(39;4;4));INDIRECT(ADDRESS(39;2;4)):INDIRECT(ADDRESS(39;6;4));1)" office:value-type="float" office:value="3">
            <text:p>3</text:p>
          </table:table-cell>
          <table:table-cell table:formula="of:=RANK(INDIRECT(ADDRESS(39;5;4));INDIRECT(ADDRESS(39;2;4)):INDIRECT(ADDRESS(39;6;4));1)" office:value-type="float" office:value="5">
            <text:p>5</text:p>
          </table:table-cell>
          <table:table-cell table:formula="of:=RANK(INDIRECT(ADDRESS(39;6;4));INDIRECT(ADDRESS(39;2;4)):INDIRECT(ADDRESS(39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40;2;4));INDIRECT(ADDRESS(40;2;4)):INDIRECT(ADDRESS(40;6;4));1)" office:value-type="float" office:value="2">
            <text:p>2</text:p>
          </table:table-cell>
          <table:table-cell table:formula="of:=RANK(INDIRECT(ADDRESS(40;3;4));INDIRECT(ADDRESS(40;2;4)):INDIRECT(ADDRESS(40;6;4));1)" office:value-type="float" office:value="1">
            <text:p>1</text:p>
          </table:table-cell>
          <table:table-cell table:formula="of:=RANK(INDIRECT(ADDRESS(40;4;4));INDIRECT(ADDRESS(40;2;4)):INDIRECT(ADDRESS(40;6;4));1)" office:value-type="float" office:value="3">
            <text:p>3</text:p>
          </table:table-cell>
          <table:table-cell table:formula="of:=RANK(INDIRECT(ADDRESS(40;5;4));INDIRECT(ADDRESS(40;2;4)):INDIRECT(ADDRESS(40;6;4));1)" office:value-type="float" office:value="5">
            <text:p>5</text:p>
          </table:table-cell>
          <table:table-cell table:formula="of:=RANK(INDIRECT(ADDRESS(40;6;4));INDIRECT(ADDRESS(40;2;4)):INDIRECT(ADDRESS(40;6;4));1)" office:value-type="float" office:value="4">
            <text:p>4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42;2;4)):INDIRECT(ADDRESS(60;2;4)))" office:value-type="float" office:value="1.36842105263158">
            <text:p>1.3684210526</text:p>
          </table:table-cell>
          <table:table-cell table:formula="of:=AVERAGE(INDIRECT(ADDRESS(42;3;4)):INDIRECT(ADDRESS(60;3;4)))" office:value-type="float" office:value="1.63157894736842">
            <text:p>1.6315789474</text:p>
          </table:table-cell>
          <table:table-cell table:formula="of:=AVERAGE(INDIRECT(ADDRESS(42;4;4)):INDIRECT(ADDRESS(60;4;4)))" office:value-type="float" office:value="3.26315789473684">
            <text:p>3.2631578947</text:p>
          </table:table-cell>
          <table:table-cell table:formula="of:=AVERAGE(INDIRECT(ADDRESS(42;5;4)):INDIRECT(ADDRESS(60;5;4)))" office:value-type="float" office:value="4.78947368421053">
            <text:p>4.7894736842</text:p>
          </table:table-cell>
          <table:table-cell table:formula="of:=AVERAGE(INDIRECT(ADDRESS(42;6;4)):INDIRECT(ADDRESS(60;6;4)))" office:value-type="float" office:value="3.94736842105263">
            <text:p>3.9473684211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61;2;4));INDIRECT(ADDRESS(61;2;4)):INDIRECT(ADDRESS(61;6;4));1)" office:value-type="float" office:value="1">
            <text:p>1</text:p>
          </table:table-cell>
          <table:table-cell table:formula="of:=RANK(INDIRECT(ADDRESS(61;3;4));INDIRECT(ADDRESS(61;2;4)):INDIRECT(ADDRESS(61;6;4));1)" office:value-type="float" office:value="2">
            <text:p>2</text:p>
          </table:table-cell>
          <table:table-cell table:formula="of:=RANK(INDIRECT(ADDRESS(61;4;4));INDIRECT(ADDRESS(61;2;4)):INDIRECT(ADDRESS(61;6;4));1)" office:value-type="float" office:value="3">
            <text:p>3</text:p>
          </table:table-cell>
          <table:table-cell table:formula="of:=RANK(INDIRECT(ADDRESS(61;5;4));INDIRECT(ADDRESS(61;2;4)):INDIRECT(ADDRESS(61;6;4));1)" office:value-type="float" office:value="5">
            <text:p>5</text:p>
          </table:table-cell>
          <table:table-cell table:formula="of:=RANK(INDIRECT(ADDRESS(61;6;4));INDIRECT(ADDRESS(61;2;4)):INDIRECT(ADDRESS(61;6;4));1)" office:value-type="float" office:value="4">
            <text:p>4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0.0792482058101856">
            <text:p>0.0792482058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61;2;4)):INDIRECT(ADDRESS(61;6;4)))+INDIRECT(ADDRESS(63;2;4))" office:value-type="float" office:value="1.44766925844176">
            <text:p>1.4476692584</text:p>
          </table:table-cell>
          <table:table-cell table:formula="of:=MIN(INDIRECT(ADDRESS(61;2;4)):INDIRECT(ADDRESS(61;6;4)))+INDIRECT(ADDRESS(63;3;4))" office:value-type="float" office:value="1.44766925844176">
            <text:p>1.4476692584</text:p>
          </table:table-cell>
          <table:table-cell table:formula="of:=MIN(INDIRECT(ADDRESS(61;2;4)):INDIRECT(ADDRESS(61;6;4)))+INDIRECT(ADDRESS(63;4;4))" office:value-type="float" office:value="1.44766925844176">
            <text:p>1.4476692584</text:p>
          </table:table-cell>
          <table:table-cell table:formula="of:=MIN(INDIRECT(ADDRESS(61;2;4)):INDIRECT(ADDRESS(61;6;4)))+INDIRECT(ADDRESS(63;5;4))" office:value-type="float" office:value="1.44766925844176">
            <text:p>1.4476692584</text:p>
          </table:table-cell>
          <table:table-cell table:formula="of:=MIN(INDIRECT(ADDRESS(61;2;4)):INDIRECT(ADDRESS(61;6;4)))+INDIRECT(ADDRESS(63;6;4))" office:value-type="float" office:value="1.44766925844176">
            <text:p>1.4476692584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64;2;4))&gt;INDIRECT(ADDRESS(61;2;4));1;0)" office:value-type="float" office:value="1">
            <text:p>1</text:p>
          </table:table-cell>
          <table:table-cell table:formula="of:=IF(INDIRECT(ADDRESS(64;3;4))&gt;INDIRECT(ADDRESS(61;3;4));1;0)" office:value-type="float" office:value="0">
            <text:p>0</text:p>
          </table:table-cell>
          <table:table-cell table:formula="of:=IF(INDIRECT(ADDRESS(64;4;4))&gt;INDIRECT(ADDRESS(61;4;4));1;0)" office:value-type="float" office:value="0">
            <text:p>0</text:p>
          </table:table-cell>
          <table:table-cell table:formula="of:=IF(INDIRECT(ADDRESS(64;5;4))&gt;INDIRECT(ADDRESS(61;5;4));1;0)" office:value-type="float" office:value="0">
            <text:p>0</text:p>
          </table:table-cell>
          <table:table-cell table:formula="of:=IF(INDIRECT(ADDRESS(64;6;4))&gt;INDIRECT(ADDRESS(61;6;4));1;0)" office:value-type="float" office:value="0">
            <text:p>0</text:p>
          </table:table-cell>
        </table:table-row>
      </table:table>
      <table:table table:name="Global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1" table:default-cell-style-name="ce4"/>
        <table:table-column table:style-name="co13" table:default-cell-style-name="ce7"/>
        <table:table-column table:style-name="co14" table:default-cell-style-name="ce3"/>
        <table:table-column table:style-name="co15" table:default-cell-style-name="ce7"/>
        <table:table-column table:style-name="co14" table:default-cell-style-name="Default"/>
        <table:table-column table:style-name="co16" table:default-cell-style-name="ce7"/>
        <table:table-column table:style-name="co17" table:default-cell-style-name="Default"/>
        <table:table-column table:style-name="co16" table:default-cell-style-name="ce7"/>
        <table:table-row table:style-name="ro2">
          <table:table-cell office:value-type="string" table:number-columns-spanned="4" table:number-rows-spanned="1">
            <text:p>Function</text:p>
          </table:table-cell>
          <table:covered-table-cell table:number-columns-repeated="3" table:style-name="ce2"/>
          <table:table-cell table:style-name="ce1" table:formula="of:=[Error.B1]" office:value-type="string" office:string-value="Broyden QR" table:number-columns-spanned="2" table:number-rows-spanned="1">
            <text:p>Broyden QR</text:p>
          </table:table-cell>
          <table:covered-table-cell table:style-name="ce1"/>
          <table:table-cell table:style-name="ce1" table:formula="of:=[Error.C1]" office:value-type="string" office:string-value="LMBroyden" table:number-columns-spanned="2" table:number-rows-spanned="1">
            <text:p>LMBroyden</text:p>
          </table:table-cell>
          <table:covered-table-cell table:style-name="ce1"/>
          <table:table-cell table:style-name="ce1" table:formula="of:=[Error.D1]" office:value-type="string" office:string-value="BroydenLevy" table:number-columns-spanned="2" table:number-rows-spanned="1">
            <text:p>BroydenLevy</text:p>
          </table:table-cell>
          <table:covered-table-cell table:style-name="ce1"/>
          <table:table-cell table:style-name="ce1" table:formula="of:=[Error.E1]" office:value-type="string" office:string-value="Opt" table:number-columns-spanned="2" table:number-rows-spanned="1">
            <text:p>Opt</text:p>
          </table:table-cell>
          <table:covered-table-cell table:style-name="ce1"/>
          <table:table-cell table:style-name="ce1" table:formula="of:=[Error.F1]" office:value-type="string" office:string-value="Hybrid" table:number-columns-spanned="2" table:number-rows-spanned="1">
            <text:p>Hybrid</text:p>
          </table:table-cell>
          <table:covered-table-cell table:style-name="ce1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>
            <text:p>Err</text:p>
          </table:table-cell>
          <table:table-cell table:style-name="ce1" office:value-type="string">
            <text:p>Evals</text:p>
          </table:table-cell>
          <table:table-cell table:style-name="ce1" table:formula="of:=[.E2]" office:value-type="string" office:string-value="Err">
            <text:p>Err</text:p>
          </table:table-cell>
          <table:table-cell table:style-name="ce1" table:formula="of:=[.F2]" office:value-type="string" office:string-value="Evals">
            <text:p>Evals</text:p>
          </table:table-cell>
          <table:table-cell table:style-name="ce1" table:formula="of:=[.G2]" office:value-type="string" office:string-value="Err">
            <text:p>Err</text:p>
          </table:table-cell>
          <table:table-cell table:style-name="ce1" table:formula="of:=[.H2]" office:value-type="string" office:string-value="Evals">
            <text:p>Evals</text:p>
          </table:table-cell>
          <table:table-cell table:style-name="ce1" table:formula="of:=[.I2]" office:value-type="string" office:string-value="Err">
            <text:p>Err</text:p>
          </table:table-cell>
          <table:table-cell table:style-name="ce1" table:formula="of:=[.J2]" office:value-type="string" office:string-value="Evals">
            <text:p>Evals</text:p>
          </table:table-cell>
          <table:table-cell table:style-name="ce1" table:formula="of:=[.K2]" office:value-type="string" office:string-value="Err">
            <text:p>Err</text:p>
          </table:table-cell>
          <table:table-cell table:style-name="ce1" table:formula="of:=[.L2]" office:value-type="string" office:string-value="Evals">
            <text:p>Evals</text:p>
          </table:table-cell>
        </table:table-row>
        <table:table-row table:style-name="ro2">
          <table:table-cell table:formula="of:=[Error.A2]" office:value-type="string" office:string-value="ExtendedRosenbrock2" table:number-columns-spanned="4" table:number-rows-spanned="1">
            <text:p>ExtendedRosenbrock2</text:p>
          </table:table-cell>
          <table:covered-table-cell table:number-columns-repeated="3"/>
          <table:table-cell table:style-name="ce3" table:formula="of:=[Error.B2]" office:value-type="float" office:value="-15.653559774527">
            <text:p>-15.65</text:p>
          </table:table-cell>
          <table:table-cell table:style-name="ce6" table:formula="of:=[Evals.B2]" office:value-type="float" office:value="8">
            <text:p>8</text:p>
          </table:table-cell>
          <table:table-cell table:style-name="ce3" table:formula="of:=[Error.C2]" office:value-type="float" office:value="-15.653559774527">
            <text:p>-15.65</text:p>
          </table:table-cell>
          <table:table-cell table:formula="of:=[Evals.C2]" office:value-type="float" office:value="14">
            <text:p>14</text:p>
          </table:table-cell>
          <table:table-cell table:formula="of:=[Error.D2]" office:value-type="float" office:value="-15.653559774527">
            <text:p>-15.65</text:p>
          </table:table-cell>
          <table:table-cell table:formula="of:=[Evals.D2]" office:value-type="float" office:value="33560">
            <text:p>33560</text:p>
          </table:table-cell>
          <table:table-cell table:style-name="ce4" table:formula="of:=[Error.E2]" office:value-type="float" office:value="-13.5743785284794">
            <text:p>-13.57</text:p>
          </table:table-cell>
          <table:table-cell table:formula="of:=[Evals.E2]" office:value-type="float" office:value="926690">
            <text:p>926690</text:p>
          </table:table-cell>
          <table:table-cell table:style-name="ce4" table:formula="of:=[Error.F2]" office:value-type="float" office:value="-13.6623336988345">
            <text:p>-13.66</text:p>
          </table:table-cell>
          <table:table-cell table:formula="of:=[Evals.F2]" office:value-type="float" office:value="253938">
            <text:p>253938</text:p>
          </table:table-cell>
        </table:table-row>
        <table:table-row table:style-name="ro2">
          <table:table-cell table:formula="of:=[Error.A3]" office:value-type="string" office:string-value="ExtendedPowellSingular4" table:number-columns-spanned="4" table:number-rows-spanned="1">
            <text:p>ExtendedPowellSingular4</text:p>
          </table:table-cell>
          <table:covered-table-cell table:number-columns-repeated="3"/>
          <table:table-cell table:style-name="ce3" table:formula="of:=[Error.B3]" office:value-type="float" office:value="-15.653559774527">
            <text:p>-15.65</text:p>
          </table:table-cell>
          <table:table-cell table:style-name="ce6" table:formula="of:=[Evals.B3]" office:value-type="float" office:value="104">
            <text:p>104</text:p>
          </table:table-cell>
          <table:table-cell table:formula="of:=[Error.C3]" office:value-type="float" office:value="-14.8916080535929">
            <text:p>-14.89</text:p>
          </table:table-cell>
          <table:table-cell table:formula="of:=[Evals.C3]" office:value-type="float" office:value="1001">
            <text:p>1001</text:p>
          </table:table-cell>
          <table:table-cell table:formula="of:=[Error.D3]" office:value-type="float" office:value="-15.653559774527">
            <text:p>-15.65</text:p>
          </table:table-cell>
          <table:table-cell table:formula="of:=[Evals.D3]" office:value-type="float" office:value="84257">
            <text:p>84257</text:p>
          </table:table-cell>
          <table:table-cell table:style-name="ce4" table:formula="of:=[Error.E3]" office:value-type="float" office:value="-13.4817223966775">
            <text:p>-13.48</text:p>
          </table:table-cell>
          <table:table-cell table:formula="of:=[Evals.E3]" office:value-type="float" office:value="950871">
            <text:p>950871</text:p>
          </table:table-cell>
          <table:table-cell table:style-name="ce3" table:formula="of:=[Error.F3]" office:value-type="float" office:value="-15.653559774527">
            <text:p>-15.65</text:p>
          </table:table-cell>
          <table:table-cell table:formula="of:=[Evals.F3]" office:value-type="float" office:value="280917">
            <text:p>280917</text:p>
          </table:table-cell>
        </table:table-row>
        <table:table-row table:style-name="ro2">
          <table:table-cell table:formula="of:=[Error.A4]" office:value-type="string" office:string-value="Trig2" table:number-columns-spanned="4" table:number-rows-spanned="1">
            <text:p>Trig2</text:p>
          </table:table-cell>
          <table:covered-table-cell table:number-columns-repeated="3"/>
          <table:table-cell table:style-name="ce3" table:formula="of:=[Error.B4]" office:value-type="float" office:value="-15.653559774527">
            <text:p>-15.65</text:p>
          </table:table-cell>
          <table:table-cell table:style-name="ce6" table:formula="of:=[Evals.B4]" office:value-type="float" office:value="16">
            <text:p>16</text:p>
          </table:table-cell>
          <table:table-cell table:formula="of:=[Error.C4]" office:value-type="float" office:value="-14.5235285265394">
            <text:p>-14.52</text:p>
          </table:table-cell>
          <table:table-cell table:formula="of:=[Evals.C4]" office:value-type="float" office:value="49">
            <text:p>49</text:p>
          </table:table-cell>
          <table:table-cell table:formula="of:=[Error.D4]" office:value-type="float" office:value="-15.653559774527">
            <text:p>-15.65</text:p>
          </table:table-cell>
          <table:table-cell table:formula="of:=[Evals.D4]" office:value-type="float" office:value="150843">
            <text:p>150843</text:p>
          </table:table-cell>
          <table:table-cell table:style-name="ce4" table:formula="of:=[Error.E4]" office:value-type="float" office:value="-13.5583904230953">
            <text:p>-13.56</text:p>
          </table:table-cell>
          <table:table-cell table:formula="of:=[Evals.E4]" office:value-type="float" office:value="900835">
            <text:p>900835</text:p>
          </table:table-cell>
          <table:table-cell table:style-name="ce4" table:formula="of:=[Error.F4]" office:value-type="float" office:value="-13.6111811763871">
            <text:p>-13.61</text:p>
          </table:table-cell>
          <table:table-cell table:formula="of:=[Evals.F4]" office:value-type="float" office:value="293819">
            <text:p>293819</text:p>
          </table:table-cell>
        </table:table-row>
        <table:table-row table:style-name="ro2">
          <table:table-cell table:formula="of:=[Error.A5]" office:value-type="string" office:string-value="MultiArctan2" table:number-columns-spanned="4" table:number-rows-spanned="1">
            <text:p>MultiArctan2</text:p>
          </table:table-cell>
          <table:covered-table-cell table:number-columns-repeated="3"/>
          <table:table-cell table:style-name="ce3" table:formula="of:=[Error.B5]" office:value-type="float" office:value="-15.653559774527">
            <text:p>-15.65</text:p>
          </table:table-cell>
          <table:table-cell table:style-name="ce6" table:formula="of:=[Evals.B5]" office:value-type="float" office:value="23">
            <text:p>23</text:p>
          </table:table-cell>
          <table:table-cell table:style-name="ce3" table:formula="of:=[Error.C5]" office:value-type="float" office:value="-15.653559774527">
            <text:p>-15.65</text:p>
          </table:table-cell>
          <table:table-cell table:formula="of:=[Evals.C5]" office:value-type="float" office:value="25">
            <text:p>25</text:p>
          </table:table-cell>
          <table:table-cell table:formula="of:=[Error.D5]" office:value-type="float" office:value="-15.653559774527">
            <text:p>-15.65</text:p>
          </table:table-cell>
          <table:table-cell table:formula="of:=[Evals.D5]" office:value-type="float" office:value="17972">
            <text:p>17972</text:p>
          </table:table-cell>
          <table:table-cell table:style-name="ce4" table:formula="of:=[Error.E5]" office:value-type="float" office:value="-14.1591176773104">
            <text:p>-14.16</text:p>
          </table:table-cell>
          <table:table-cell table:formula="of:=[Evals.E5]" office:value-type="float" office:value="900524">
            <text:p>900524</text:p>
          </table:table-cell>
          <table:table-cell table:style-name="ce3" table:formula="of:=[Error.F5]" office:value-type="float" office:value="-15.653559774527">
            <text:p>-15.65</text:p>
          </table:table-cell>
          <table:table-cell table:formula="of:=[Evals.F5]" office:value-type="float" office:value="235169">
            <text:p>235169</text:p>
          </table:table-cell>
        </table:table-row>
        <table:table-row table:style-name="ro2">
          <table:table-cell table:formula="of:=[Error.A6]" office:value-type="string" office:string-value="HelicalValley" table:number-columns-spanned="4" table:number-rows-spanned="1">
            <text:p>HelicalValley</text:p>
          </table:table-cell>
          <table:covered-table-cell table:number-columns-repeated="3"/>
          <table:table-cell table:style-name="ce4" table:formula="of:=[Error.B6]" office:value-type="float" office:value="-12.7271354275566">
            <text:p>-12.73</text:p>
          </table:table-cell>
          <table:table-cell table:style-name="ce6" table:formula="of:=[Evals.B6]" office:value-type="float" office:value="198">
            <text:p>198</text:p>
          </table:table-cell>
          <table:table-cell table:formula="of:=[Error.C6]" office:value-type="float" office:value="1.69897000433602">
            <text:p>1.70</text:p>
          </table:table-cell>
          <table:table-cell table:formula="of:=[Evals.C6]" office:value-type="float" office:value="1001">
            <text:p>1001</text:p>
          </table:table-cell>
          <table:table-cell table:formula="of:=[Error.D6]" office:value-type="float" office:value="-15.653559774527">
            <text:p>-15.65</text:p>
          </table:table-cell>
          <table:table-cell table:formula="of:=[Evals.D6]" office:value-type="float" office:value="121340">
            <text:p>121340</text:p>
          </table:table-cell>
          <table:table-cell table:style-name="ce4" table:formula="of:=[Error.E6]" office:value-type="float" office:value="-13.6993172650877">
            <text:p>-13.70</text:p>
          </table:table-cell>
          <table:table-cell table:formula="of:=[Evals.E6]" office:value-type="float" office:value="908270">
            <text:p>908270</text:p>
          </table:table-cell>
          <table:table-cell table:style-name="ce4" table:formula="of:=[Error.F6]" office:value-type="float" office:value="-13.953573089298">
            <text:p>-13.95</text:p>
          </table:table-cell>
          <table:table-cell table:formula="of:=[Evals.F6]" office:value-type="float" office:value="291246">
            <text:p>291246</text:p>
          </table:table-cell>
        </table:table-row>
        <table:table-row table:style-name="ro2">
          <table:table-cell table:formula="of:=[Error.A7]" office:value-type="string" office:string-value="LinearFFullRank2" table:number-columns-spanned="4" table:number-rows-spanned="1">
            <text:p>LinearFFullRank2</text:p>
          </table:table-cell>
          <table:covered-table-cell table:number-columns-repeated="3"/>
          <table:table-cell table:style-name="ce3" table:formula="of:=[Error.B7]" office:value-type="float" office:value="-15.653559774527">
            <text:p>-15.65</text:p>
          </table:table-cell>
          <table:table-cell table:style-name="ce7" table:formula="of:=[Evals.B7]" office:value-type="float" office:value="7">
            <text:p>7</text:p>
          </table:table-cell>
          <table:table-cell table:style-name="ce3" table:formula="of:=[Error.C7]" office:value-type="float" office:value="-15.653559774527">
            <text:p>-15.65</text:p>
          </table:table-cell>
          <table:table-cell table:style-name="ce6" table:formula="of:=[Evals.C7]" office:value-type="float" office:value="3">
            <text:p>3</text:p>
          </table:table-cell>
          <table:table-cell table:formula="of:=[Error.D7]" office:value-type="float" office:value="-15.653559774527">
            <text:p>-15.65</text:p>
          </table:table-cell>
          <table:table-cell table:formula="of:=[Evals.D7]" office:value-type="float" office:value="8000">
            <text:p>8000</text:p>
          </table:table-cell>
          <table:table-cell table:style-name="ce3" table:formula="of:=[Error.E7]" office:value-type="float" office:value="-15.653559774527">
            <text:p>-15.65</text:p>
          </table:table-cell>
          <table:table-cell table:formula="of:=[Evals.E7]" office:value-type="float" office:value="950328">
            <text:p>950328</text:p>
          </table:table-cell>
          <table:table-cell table:style-name="ce4" table:formula="of:=[Error.F7]" office:value-type="float" office:value="-14.7504697875351">
            <text:p>-14.75</text:p>
          </table:table-cell>
          <table:table-cell table:formula="of:=[Evals.F7]" office:value-type="float" office:value="229484">
            <text:p>229484</text:p>
          </table:table-cell>
        </table:table-row>
        <table:table-row table:style-name="ro2">
          <table:table-cell table:formula="of:=[Error.A8]" office:value-type="string" office:string-value="Wood" table:number-columns-spanned="4" table:number-rows-spanned="1">
            <text:p>Wood</text:p>
          </table:table-cell>
          <table:covered-table-cell table:number-columns-repeated="3"/>
          <table:table-cell table:style-name="ce4" table:formula="of:=[Error.B8]" office:value-type="float" office:value="0.621850853209028">
            <text:p>0.62</text:p>
          </table:table-cell>
          <table:table-cell table:style-name="ce7" table:formula="of:=[Evals.B8]" office:value-type="float" office:value="1002">
            <text:p>1002</text:p>
          </table:table-cell>
          <table:table-cell table:formula="of:=[Error.C8]" office:value-type="float" office:value="-6.62450709353341">
            <text:p>-6.62</text:p>
          </table:table-cell>
          <table:table-cell table:style-name="ce6" table:formula="of:=[Evals.C8]" office:value-type="float" office:value="1001">
            <text:p>1001</text:p>
          </table:table-cell>
          <table:table-cell table:formula="of:=[Error.D8]" office:value-type="float" office:value="-15.653559774527">
            <text:p>-15.65</text:p>
          </table:table-cell>
          <table:table-cell table:formula="of:=[Evals.D8]" office:value-type="float" office:value="727857">
            <text:p>727857</text:p>
          </table:table-cell>
          <table:table-cell table:style-name="ce3" table:formula="of:=[Error.E8]" office:value-type="float" office:value="-15.653559774527">
            <text:p>-15.65</text:p>
          </table:table-cell>
          <table:table-cell table:formula="of:=[Evals.E8]" office:value-type="float" office:value="901484">
            <text:p>901484</text:p>
          </table:table-cell>
          <table:table-cell table:style-name="ce3" table:formula="of:=[Error.F8]" office:value-type="float" office:value="-15.653559774527">
            <text:p>-15.65</text:p>
          </table:table-cell>
          <table:table-cell table:formula="of:=[Evals.F8]" office:value-type="float" office:value="590109">
            <text:p>590109</text:p>
          </table:table-cell>
        </table:table-row>
        <table:table-row table:style-name="ro2">
          <table:table-cell table:formula="of:=[Error.A9]" office:value-type="string" office:string-value="GulfRND" table:number-columns-spanned="4" table:number-rows-spanned="1">
            <text:p>GulfRND</text:p>
          </table:table-cell>
          <table:covered-table-cell table:number-columns-repeated="3"/>
          <table:table-cell table:style-name="ce4" table:formula="of:=[Error.B9]" office:value-type="float" office:value="-1.52668669547405">
            <text:p>-1.53</text:p>
          </table:table-cell>
          <table:table-cell table:style-name="ce6" table:formula="of:=[Evals.B9]" office:value-type="float" office:value="1000">
            <text:p>1000</text:p>
          </table:table-cell>
          <table:table-cell table:formula="of:=[Error.C9]" office:value-type="float" office:value="-2.10356679972062">
            <text:p>-2.10</text:p>
          </table:table-cell>
          <table:table-cell table:formula="of:=[Evals.C9]" office:value-type="float" office:value="1001">
            <text:p>1001</text:p>
          </table:table-cell>
          <table:table-cell table:formula="of:=[Error.D9]" office:value-type="float" office:value="-15.653559774527">
            <text:p>-15.65</text:p>
          </table:table-cell>
          <table:table-cell table:formula="of:=[Evals.D9]" office:value-type="float" office:value="909270">
            <text:p>909270</text:p>
          </table:table-cell>
          <table:table-cell table:style-name="ce4" table:formula="of:=[Error.E9]" office:value-type="float" office:value="-13.7889329841776">
            <text:p>-13.79</text:p>
          </table:table-cell>
          <table:table-cell table:formula="of:=[Evals.E9]" office:value-type="float" office:value="925174">
            <text:p>925174</text:p>
          </table:table-cell>
          <table:table-cell table:style-name="ce3" table:formula="of:=[Error.F9]" office:value-type="float" office:value="-15.653559774527">
            <text:p>-15.65</text:p>
          </table:table-cell>
          <table:table-cell table:formula="of:=[Evals.F9]" office:value-type="float" office:value="901813">
            <text:p>901813</text:p>
          </table:table-cell>
        </table:table-row>
        <table:table-row table:style-name="ro2">
          <table:table-cell table:formula="of:=[Error.A10]" office:value-type="string" office:string-value="BiggsExp6" table:number-columns-spanned="4" table:number-rows-spanned="1">
            <text:p>BiggsExp6</text:p>
          </table:table-cell>
          <table:covered-table-cell table:number-columns-repeated="3"/>
          <table:table-cell table:style-name="ce4" table:formula="of:=[Error.B10]" office:value-type="float" office:value="-0.413235851803627">
            <text:p>-0.41</text:p>
          </table:table-cell>
          <table:table-cell table:style-name="ce6" table:formula="of:=[Evals.B10]" office:value-type="float" office:value="1000">
            <text:p>1000</text:p>
          </table:table-cell>
          <table:table-cell table:formula="of:=[Error.C10]" office:value-type="float" office:value="-0.590348363534141">
            <text:p>-0.59</text:p>
          </table:table-cell>
          <table:table-cell table:formula="of:=[Evals.C10]" office:value-type="float" office:value="1001">
            <text:p>1001</text:p>
          </table:table-cell>
          <table:table-cell table:formula="of:=[Error.D10]" office:value-type="float" office:value="-15.653559774527">
            <text:p>-15.65</text:p>
          </table:table-cell>
          <table:table-cell table:formula="of:=[Evals.D10]" office:value-type="float" office:value="982939">
            <text:p>982939</text:p>
          </table:table-cell>
          <table:table-cell table:style-name="ce4" table:formula="of:=[Error.E10]" office:value-type="float" office:value="-2.83906564024339">
            <text:p>-2.84</text:p>
          </table:table-cell>
          <table:table-cell table:formula="of:=[Evals.E10]" office:value-type="float" office:value="966911">
            <text:p>966911</text:p>
          </table:table-cell>
          <table:table-cell table:style-name="ce4" table:formula="of:=[Error.F10]" office:value-type="float" office:value="-2.49556229343822">
            <text:p>-2.50</text:p>
          </table:table-cell>
          <table:table-cell table:formula="of:=[Evals.F10]" office:value-type="float" office:value="981325">
            <text:p>981325</text:p>
          </table:table-cell>
        </table:table-row>
        <table:table-row table:style-name="ro2">
          <table:table-cell table:formula="of:=[Error.A11]" office:value-type="string" office:string-value="ExtendedRosenbrock10" table:number-columns-spanned="4" table:number-rows-spanned="1">
            <text:p>ExtendedRosenbrock10</text:p>
          </table:table-cell>
          <table:covered-table-cell table:number-columns-repeated="3"/>
          <table:table-cell table:style-name="ce3" table:formula="of:=[Error.B11]" office:value-type="float" office:value="-15.653559774527">
            <text:p>-15.65</text:p>
          </table:table-cell>
          <table:table-cell table:style-name="ce7" table:formula="of:=[Evals.B11]" office:value-type="float" office:value="24">
            <text:p>24</text:p>
          </table:table-cell>
          <table:table-cell table:style-name="ce3" table:formula="of:=[Error.C11]" office:value-type="float" office:value="-15.653559774527">
            <text:p>-15.65</text:p>
          </table:table-cell>
          <table:table-cell table:style-name="ce6" table:formula="of:=[Evals.C11]" office:value-type="float" office:value="14">
            <text:p>14</text:p>
          </table:table-cell>
          <table:table-cell table:formula="of:=[Error.D11]" office:value-type="float" office:value="-15.653559774527">
            <text:p>-15.65</text:p>
          </table:table-cell>
          <table:table-cell table:formula="of:=[Evals.D11]" office:value-type="float" office:value="55483">
            <text:p>55483</text:p>
          </table:table-cell>
          <table:table-cell table:style-name="ce4" table:formula="of:=[Error.E11]" office:value-type="float" office:value="-13.2064017431848">
            <text:p>-13.21</text:p>
          </table:table-cell>
          <table:table-cell table:formula="of:=[Evals.E11]" office:value-type="float" office:value="946776">
            <text:p>946776</text:p>
          </table:table-cell>
          <table:table-cell table:style-name="ce4" table:formula="of:=[Error.F11]" office:value-type="float" office:value="-13.4494397918711">
            <text:p>-13.45</text:p>
          </table:table-cell>
          <table:table-cell table:formula="of:=[Evals.F11]" office:value-type="float" office:value="266917">
            <text:p>266917</text:p>
          </table:table-cell>
        </table:table-row>
        <table:table-row table:style-name="ro2">
          <table:table-cell table:formula="of:=[Error.A12]" office:value-type="string" office:string-value="ExtendedPowellSingular12" table:number-columns-spanned="4" table:number-rows-spanned="1">
            <text:p>ExtendedPowellSingular12</text:p>
          </table:table-cell>
          <table:covered-table-cell table:number-columns-repeated="3"/>
          <table:table-cell table:style-name="ce3" table:formula="of:=[Error.B12]" office:value-type="float" office:value="-15.653559774527">
            <text:p>-15.65</text:p>
          </table:table-cell>
          <table:table-cell table:style-name="ce6" table:formula="of:=[Evals.B12]" office:value-type="float" office:value="136">
            <text:p>136</text:p>
          </table:table-cell>
          <table:table-cell table:style-name="ce3" table:formula="of:=[Error.C12]" office:value-type="float" office:value="-15.653559774527">
            <text:p>-15.65</text:p>
          </table:table-cell>
          <table:table-cell table:formula="of:=[Evals.C12]" office:value-type="float" office:value="410">
            <text:p>410</text:p>
          </table:table-cell>
          <table:table-cell table:formula="of:=[Error.D12]" office:value-type="float" office:value="-15.653559774527">
            <text:p>-15.65</text:p>
          </table:table-cell>
          <table:table-cell table:formula="of:=[Evals.D12]" office:value-type="float" office:value="112309">
            <text:p>112309</text:p>
          </table:table-cell>
          <table:table-cell table:style-name="ce4" table:formula="of:=[Error.E12]" office:value-type="float" office:value="-9.83829015386157">
            <text:p>-9.84</text:p>
          </table:table-cell>
          <table:table-cell table:formula="of:=[Evals.E12]" office:value-type="float" office:value="991448">
            <text:p>991448</text:p>
          </table:table-cell>
          <table:table-cell table:style-name="ce3" table:formula="of:=[Error.F12]" office:value-type="float" office:value="-15.653559774527">
            <text:p>-15.65</text:p>
          </table:table-cell>
          <table:table-cell table:formula="of:=[Evals.F12]" office:value-type="float" office:value="297937">
            <text:p>297937</text:p>
          </table:table-cell>
        </table:table-row>
        <table:table-row table:style-name="ro2">
          <table:table-cell table:formula="of:=[Error.A13]" office:value-type="string" office:string-value="Trig10" table:number-columns-spanned="4" table:number-rows-spanned="1">
            <text:p>Trig10</text:p>
          </table:table-cell>
          <table:covered-table-cell table:number-columns-repeated="3"/>
          <table:table-cell table:style-name="ce4" table:formula="of:=[Error.B13]" office:value-type="float" office:value="-14.167040745467">
            <text:p>-14.17</text:p>
          </table:table-cell>
          <table:table-cell table:style-name="ce6" table:formula="of:=[Evals.B13]" office:value-type="float" office:value="76">
            <text:p>76</text:p>
          </table:table-cell>
          <table:table-cell table:formula="of:=[Error.C13]" office:value-type="float" office:value="-1.34795455741545">
            <text:p>-1.35</text:p>
          </table:table-cell>
          <table:table-cell table:formula="of:=[Evals.C13]" office:value-type="float" office:value="245">
            <text:p>245</text:p>
          </table:table-cell>
          <table:table-cell table:formula="of:=[Error.D13]" office:value-type="float" office:value="-15.653559774527">
            <text:p>-15.65</text:p>
          </table:table-cell>
          <table:table-cell table:formula="of:=[Evals.D13]" office:value-type="float" office:value="635819">
            <text:p>635819</text:p>
          </table:table-cell>
          <table:table-cell table:style-name="ce4" table:formula="of:=[Error.E13]" office:value-type="float" office:value="-13.7610303990683">
            <text:p>-13.76</text:p>
          </table:table-cell>
          <table:table-cell table:formula="of:=[Evals.E13]" office:value-type="float" office:value="905656">
            <text:p>905656</text:p>
          </table:table-cell>
          <table:table-cell table:style-name="ce4" table:formula="of:=[Error.F13]" office:value-type="float" office:value="-1.74733683306758">
            <text:p>-1.75</text:p>
          </table:table-cell>
          <table:table-cell table:formula="of:=[Evals.F13]" office:value-type="float" office:value="803655">
            <text:p>803655</text:p>
          </table:table-cell>
        </table:table-row>
        <table:table-row table:style-name="ro2">
          <table:table-cell table:formula="of:=[Error.A14]" office:value-type="string" office:string-value="MultiArctan10" table:number-columns-spanned="4" table:number-rows-spanned="1">
            <text:p>MultiArctan10</text:p>
          </table:table-cell>
          <table:covered-table-cell table:number-columns-repeated="3"/>
          <table:table-cell table:style-name="ce3" table:formula="of:=[Error.B14]" office:value-type="float" office:value="-15.653559774527">
            <text:p>-15.65</text:p>
          </table:table-cell>
          <table:table-cell table:style-name="ce6" table:formula="of:=[Evals.B14]" office:value-type="float" office:value="39">
            <text:p>39</text:p>
          </table:table-cell>
          <table:table-cell table:style-name="ce3" table:formula="of:=[Error.C14]" office:value-type="float" office:value="-15.653559774527">
            <text:p>-15.65</text:p>
          </table:table-cell>
          <table:table-cell table:formula="of:=[Evals.C14]" office:value-type="float" office:value="89">
            <text:p>89</text:p>
          </table:table-cell>
          <table:table-cell table:formula="of:=[Error.D14]" office:value-type="float" office:value="-15.653559774527">
            <text:p>-15.65</text:p>
          </table:table-cell>
          <table:table-cell table:formula="of:=[Evals.D14]" office:value-type="float" office:value="59640">
            <text:p>59640</text:p>
          </table:table-cell>
          <table:table-cell table:style-name="ce3" table:formula="of:=[Error.E14]" office:value-type="float" office:value="-15.653559774527">
            <text:p>-15.65</text:p>
          </table:table-cell>
          <table:table-cell table:formula="of:=[Evals.E14]" office:value-type="float" office:value="903046">
            <text:p>903046</text:p>
          </table:table-cell>
          <table:table-cell table:style-name="ce4" table:formula="of:=[Error.F14]" office:value-type="float" office:value="-14.5920817329573">
            <text:p>-14.59</text:p>
          </table:table-cell>
          <table:table-cell table:formula="of:=[Evals.F14]" office:value-type="float" office:value="254857">
            <text:p>254857</text:p>
          </table:table-cell>
        </table:table-row>
        <table:table-row table:style-name="ro2">
          <table:table-cell table:formula="of:=[Error.A15]" office:value-type="string" office:string-value="LinearFFullRank10" table:number-columns-spanned="4" table:number-rows-spanned="1">
            <text:p>LinearFFullRank10</text:p>
          </table:table-cell>
          <table:covered-table-cell table:number-columns-repeated="3"/>
          <table:table-cell table:style-name="ce3" table:formula="of:=[Error.B15]" office:value-type="float" office:value="-15.653559774527">
            <text:p>-15.65</text:p>
          </table:table-cell>
          <table:table-cell table:style-name="ce7" table:formula="of:=[Evals.B15]" office:value-type="float" office:value="23">
            <text:p>23</text:p>
          </table:table-cell>
          <table:table-cell table:style-name="ce3" table:formula="of:=[Error.C15]" office:value-type="float" office:value="-15.653559774527">
            <text:p>-15.65</text:p>
          </table:table-cell>
          <table:table-cell table:style-name="ce6" table:formula="of:=[Evals.C15]" office:value-type="float" office:value="3">
            <text:p>3</text:p>
          </table:table-cell>
          <table:table-cell table:formula="of:=[Error.D15]" office:value-type="float" office:value="-15.653559774527">
            <text:p>-15.65</text:p>
          </table:table-cell>
          <table:table-cell table:formula="of:=[Evals.D15]" office:value-type="float" office:value="24000">
            <text:p>24000</text:p>
          </table:table-cell>
          <table:table-cell table:style-name="ce3" table:formula="of:=[Error.E15]" office:value-type="float" office:value="-15.653559774527">
            <text:p>-15.65</text:p>
          </table:table-cell>
          <table:table-cell table:formula="of:=[Evals.E15]" office:value-type="float" office:value="902984">
            <text:p>902984</text:p>
          </table:table-cell>
          <table:table-cell table:style-name="ce4" table:formula="of:=[Error.F15]" office:value-type="float" office:value="-14.2286765434789">
            <text:p>-14.23</text:p>
          </table:table-cell>
          <table:table-cell table:formula="of:=[Evals.F15]" office:value-type="float" office:value="238113">
            <text:p>238113</text:p>
          </table:table-cell>
        </table:table-row>
        <table:table-row table:style-name="ro2">
          <table:table-cell table:formula="of:=[Error.A16]" office:value-type="string" office:string-value="ExtendedRosenbrock100" table:number-columns-spanned="4" table:number-rows-spanned="1">
            <text:p>ExtendedRosenbrock100</text:p>
          </table:table-cell>
          <table:covered-table-cell table:number-columns-repeated="3"/>
          <table:table-cell table:style-name="ce4" table:formula="of:=[Error.B16]" office:value-type="float" office:value="-14.352529778863">
            <text:p>-14.35</text:p>
          </table:table-cell>
          <table:table-cell table:style-name="ce7" table:formula="of:=[Evals.B16]" office:value-type="float" office:value="204">
            <text:p>204</text:p>
          </table:table-cell>
          <table:table-cell table:style-name="ce3" table:formula="of:=[Error.C16]" office:value-type="float" office:value="-15.653559774527">
            <text:p>-15.65</text:p>
          </table:table-cell>
          <table:table-cell table:style-name="ce6" table:formula="of:=[Evals.C16]" office:value-type="float" office:value="14">
            <text:p>14</text:p>
          </table:table-cell>
          <table:table-cell table:formula="of:=[Error.D16]" office:value-type="float" office:value="-15.653559774527">
            <text:p>-15.65</text:p>
          </table:table-cell>
          <table:table-cell table:formula="of:=[Evals.D16]" office:value-type="float" office:value="293157">
            <text:p>293157</text:p>
          </table:table-cell>
          <table:table-cell table:style-name="ce4" table:formula="of:=[Error.E16]" office:value-type="float" office:value="-7.5183242791231">
            <text:p>-7.52</text:p>
          </table:table-cell>
          <table:table-cell table:formula="of:=[Evals.E16]" office:value-type="float" office:value="953481">
            <text:p>953481</text:p>
          </table:table-cell>
          <table:table-cell table:style-name="ce4" table:formula="of:=[Error.F16]" office:value-type="float" office:value="-14.0514997831991">
            <text:p>-14.05</text:p>
          </table:table-cell>
          <table:table-cell table:formula="of:=[Evals.F16]" office:value-type="float" office:value="389808">
            <text:p>389808</text:p>
          </table:table-cell>
        </table:table-row>
        <table:table-row table:style-name="ro2">
          <table:table-cell table:formula="of:=[Error.A17]" office:value-type="string" office:string-value="ExtendedPowellSingular100" table:number-columns-spanned="4" table:number-rows-spanned="1">
            <text:p>ExtendedPowellSingular100</text:p>
          </table:table-cell>
          <table:covered-table-cell table:number-columns-repeated="3"/>
          <table:table-cell table:style-name="ce3" table:formula="of:=[Error.B17]" office:value-type="float" office:value="-15.653559774527">
            <text:p>-15.65</text:p>
          </table:table-cell>
          <table:table-cell table:style-name="ce6" table:formula="of:=[Evals.B17]" office:value-type="float" office:value="488">
            <text:p>488</text:p>
          </table:table-cell>
          <table:table-cell table:formula="of:=[Error.C17]" office:value-type="float" office:value="-15.3737710494119">
            <text:p>-15.37</text:p>
          </table:table-cell>
          <table:table-cell table:formula="of:=[Evals.C17]" office:value-type="float" office:value="1001">
            <text:p>1001</text:p>
          </table:table-cell>
          <table:table-cell table:formula="of:=[Error.D17]" office:value-type="float" office:value="-15.653559774527">
            <text:p>-15.65</text:p>
          </table:table-cell>
          <table:table-cell table:formula="of:=[Evals.D17]" office:value-type="float" office:value="393638">
            <text:p>393638</text:p>
          </table:table-cell>
          <table:table-cell table:style-name="ce4" table:formula="of:=[Error.E17]" office:value-type="float" office:value="-4.75464962383156">
            <text:p>-4.75</text:p>
          </table:table-cell>
          <table:table-cell table:formula="of:=[Evals.E17]" office:value-type="float" office:value="953476">
            <text:p>953476</text:p>
          </table:table-cell>
          <table:table-cell table:style-name="ce3" table:formula="of:=[Error.F17]" office:value-type="float" office:value="-15.653559774527">
            <text:p>-15.65</text:p>
          </table:table-cell>
          <table:table-cell table:formula="of:=[Evals.F17]" office:value-type="float" office:value="442253">
            <text:p>442253</text:p>
          </table:table-cell>
        </table:table-row>
        <table:table-row table:style-name="ro2">
          <table:table-cell table:formula="of:=[Error.A18]" office:value-type="string" office:string-value="Trig100" table:number-columns-spanned="4" table:number-rows-spanned="1">
            <text:p>Trig100</text:p>
          </table:table-cell>
          <table:covered-table-cell table:number-columns-repeated="3"/>
          <table:table-cell table:style-name="ce4" table:formula="of:=[Error.B18]" office:value-type="float" office:value="-14.1752526164478">
            <text:p>-14.18</text:p>
          </table:table-cell>
          <table:table-cell table:style-name="ce7" table:formula="of:=[Evals.B18]" office:value-type="float" office:value="923">
            <text:p>923</text:p>
          </table:table-cell>
          <table:table-cell table:formula="of:=[Error.C18]" office:value-type="float" office:value="-2.3054057316274">
            <text:p>-2.31</text:p>
          </table:table-cell>
          <table:table-cell table:formula="of:=[Evals.C18]" office:value-type="float" office:value="263">
            <text:p>263</text:p>
          </table:table-cell>
          <table:table-cell table:formula="of:=[Error.D18]" office:value-type="float" office:value="-14.2329982537079">
            <text:p>-14.23</text:p>
          </table:table-cell>
          <table:table-cell table:formula="of:=[Evals.D18]" office:value-type="float" office:value="953470">
            <text:p>953470</text:p>
          </table:table-cell>
          <table:table-cell table:style-name="ce4" table:formula="of:=[Error.E18]" office:value-type="float" office:value="-2.88023141870469">
            <text:p>-2.88</text:p>
          </table:table-cell>
          <table:table-cell table:formula="of:=[Evals.E18]" office:value-type="float" office:value="944671">
            <text:p>944671</text:p>
          </table:table-cell>
          <table:table-cell table:style-name="ce4" table:formula="of:=[Error.F18]" office:value-type="float" office:value="-3.62093963969397">
            <text:p>-3.62</text:p>
          </table:table-cell>
          <table:table-cell table:formula="of:=[Evals.F18]" office:value-type="float" office:value="968564">
            <text:p>968564</text:p>
          </table:table-cell>
        </table:table-row>
        <table:table-row table:style-name="ro2">
          <table:table-cell table:formula="of:=[Error.A19]" office:value-type="string" office:string-value="MultiArctan100" table:number-columns-spanned="4" table:number-rows-spanned="1">
            <text:p>MultiArctan100</text:p>
          </table:table-cell>
          <table:covered-table-cell table:number-columns-repeated="3"/>
          <table:table-cell table:style-name="ce4" table:formula="of:=[Error.B19]" office:value-type="float" office:value="-14.6351903979019">
            <text:p>-14.64</text:p>
          </table:table-cell>
          <table:table-cell table:style-name="ce6" table:formula="of:=[Evals.B19]" office:value-type="float" office:value="219">
            <text:p>219</text:p>
          </table:table-cell>
          <table:table-cell table:formula="of:=[Error.C19]" office:value-type="float" office:value="0.162588428697475">
            <text:p>0.16</text:p>
          </table:table-cell>
          <table:table-cell table:formula="of:=[Evals.C19]" office:value-type="float" office:value="1001">
            <text:p>1001</text:p>
          </table:table-cell>
          <table:table-cell table:formula="of:=[Error.D19]" office:value-type="float" office:value="-15.653559774527">
            <text:p>-15.65</text:p>
          </table:table-cell>
          <table:table-cell table:formula="of:=[Evals.D19]" office:value-type="float" office:value="272096">
            <text:p>272096</text:p>
          </table:table-cell>
          <table:table-cell table:style-name="ce3" table:formula="of:=[Error.E19]" office:value-type="float" office:value="-15.653559774527">
            <text:p>-15.65</text:p>
          </table:table-cell>
          <table:table-cell table:formula="of:=[Evals.E19]" office:value-type="float" office:value="904848">
            <text:p>904848</text:p>
          </table:table-cell>
          <table:table-cell table:style-name="ce3" table:formula="of:=[Error.F19]" office:value-type="float" office:value="-15.653559774527">
            <text:p>-15.65</text:p>
          </table:table-cell>
          <table:table-cell table:formula="of:=[Evals.F19]" office:value-type="float" office:value="365887">
            <text:p>365887</text:p>
          </table:table-cell>
        </table:table-row>
        <table:table-row table:style-name="ro2">
          <table:table-cell table:formula="of:=[Error.A20]" office:value-type="string" office:string-value="LinearFFullRank100" table:number-columns-spanned="4" table:number-rows-spanned="1">
            <text:p>LinearFFullRank100</text:p>
          </table:table-cell>
          <table:covered-table-cell table:number-columns-repeated="3"/>
          <table:table-cell table:style-name="ce3" table:formula="of:=[Error.B20]" office:value-type="float" office:value="-15.653559774527">
            <text:p>-15.65</text:p>
          </table:table-cell>
          <table:table-cell table:style-name="ce7" table:formula="of:=[Evals.B20]" office:value-type="float" office:value="203">
            <text:p>203</text:p>
          </table:table-cell>
          <table:table-cell table:style-name="ce3" table:formula="of:=[Error.C20]" office:value-type="float" office:value="-15.653559774527">
            <text:p>-15.65</text:p>
          </table:table-cell>
          <table:table-cell table:style-name="ce6" table:formula="of:=[Evals.C20]" office:value-type="float" office:value="3">
            <text:p>3</text:p>
          </table:table-cell>
          <table:table-cell table:formula="of:=[Error.D20]" office:value-type="float" office:value="-15.653559774527">
            <text:p>-15.65</text:p>
          </table:table-cell>
          <table:table-cell table:formula="of:=[Evals.D20]" office:value-type="float" office:value="204000">
            <text:p>204000</text:p>
          </table:table-cell>
          <table:table-cell table:style-name="ce4" table:formula="of:=[Error.E20]" office:value-type="float" office:value="-14.3268099979314">
            <text:p>-14.33</text:p>
          </table:table-cell>
          <table:table-cell table:formula="of:=[Evals.E20]" office:value-type="float" office:value="904289">
            <text:p>904289</text:p>
          </table:table-cell>
          <table:table-cell table:style-name="ce4" table:formula="of:=[Error.F20]" office:value-type="float" office:value="-15.352529778863">
            <text:p>-15.35</text:p>
          </table:table-cell>
          <table:table-cell table:formula="of:=[Evals.F20]" office:value-type="float" office:value="328986">
            <text:p>328986</text:p>
          </table:table-cell>
        </table:table-row>
        <table:table-row table:style-name="ro2">
          <table:table-cell office:value-type="string" table:number-columns-spanned="4" table:number-rows-spanned="1">
            <text:p>Average Ranks</text:p>
          </table:table-cell>
          <table:covered-table-cell table:number-columns-repeated="3"/>
          <table:table-cell table:style-name="ce5" table:formula="of:=[Error.B61]" office:value-type="float" office:value="2.15789473684211">
            <text:p>2.2</text:p>
          </table:table-cell>
          <table:table-cell table:style-name="ce8" table:formula="of:=[Evals.B61]" office:value-type="float" office:value="1.36842105263158">
            <text:p>1.4</text:p>
          </table:table-cell>
          <table:table-cell table:style-name="ce5" table:formula="of:=[Error.C61]" office:value-type="float" office:value="2.73684210526316">
            <text:p>2.7</text:p>
          </table:table-cell>
          <table:table-cell table:style-name="ce5" table:formula="of:=[Evals.C61]" office:value-type="float" office:value="1.63157894736842">
            <text:p>1.6</text:p>
          </table:table-cell>
          <table:table-cell table:style-name="ce8" table:formula="of:=[Error.D61]" office:value-type="float" office:value="1">
            <text:p>1.0</text:p>
          </table:table-cell>
          <table:table-cell table:style-name="ce5" table:formula="of:=[Evals.D61]" office:value-type="float" office:value="3.26315789473684">
            <text:p>3.3</text:p>
          </table:table-cell>
          <table:table-cell table:style-name="ce5" table:formula="of:=[Error.E61]" office:value-type="float" office:value="3.42105263157895">
            <text:p>3.4</text:p>
          </table:table-cell>
          <table:table-cell table:style-name="ce5" table:formula="of:=[Evals.E61]" office:value-type="float" office:value="4.78947368421053">
            <text:p>4.8</text:p>
          </table:table-cell>
          <table:table-cell table:style-name="ce5" table:formula="of:=[Error.F61]" office:value-type="float" office:value="2.84210526315789">
            <text:p>2.8</text:p>
          </table:table-cell>
          <table:table-cell table:style-name="ce5" table:formula="of:=[Evals.F61]" office:value-type="float" office:value="3.94736842105263">
            <text:p>3.9</text:p>
          </table:table-cell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 table:style-name="ce2"/>
          <table:table-cell table:style-name="Default" table:number-columns-spanned="2" table:number-rows-spanned="1"/>
          <table:covered-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number-columns-repeated="2"/>
          <table:table-cell table:style-name="ce2"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number-columns-spanned="2" table:number-rows-spanned="1"/>
          <table:covered-table-cell/>
          <table:table-cell table:style-name="Default" table:number-columns-spanned="2" table:number-rows-spanned="1"/>
          <table:covered-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2" table:number-rows-repeated="8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" table:number-columns-repeated="2"/>
          <table:table-cell/>
          <table:table-cell table:style-name="Default"/>
          <table:table-cell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6/06/2020</text:date>, <text:time>21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6T21:32:56.45</dc:date>
    <meta:generator>OpenOffice/4.1.2$Win32 OpenOffice.org_project/412m3$Build-9782</meta:generator>
    <meta:editing-duration>P1DT7H22M55S</meta:editing-duration>
    <meta:editing-cycles>45</meta:editing-cycles>
    <meta:document-statistic meta:table-count="5" meta:cell-count="1592" meta:object-count="0"/>
  </office:meta>
</office:document-meta>
</file>